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0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7374in"/>
    </style:style>
    <style:style style:name="co14" style:family="table-column">
      <style:table-column-properties fo:break-before="auto" style:column-width="1.1429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3953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5346in"/>
    </style:style>
    <style:style style:name="co19" style:family="table-column">
      <style:table-column-properties fo:break-before="auto" style:column-width="1.8283in"/>
    </style:style>
    <style:style style:name="co20" style:family="table-column">
      <style:table-column-properties fo:break-before="auto" style:column-width="1.8154in"/>
    </style:style>
    <style:style style:name="co21" style:family="table-column">
      <style:table-column-properties fo:break-before="auto" style:column-width="1.8409in"/>
    </style:style>
    <style:style style:name="co22" style:family="table-column">
      <style:table-column-properties fo:break-before="auto" style:column-width="1.8535in"/>
    </style:style>
    <style:style style:name="co23" style:family="table-column">
      <style:table-column-properties fo:break-before="auto" style:column-width="1.778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1.7272in"/>
    </style:style>
    <style:style style:name="co27" style:family="table-column">
      <style:table-column-properties fo:break-before="auto" style:column-width="1.7138in"/>
    </style:style>
    <style:style style:name="co28" style:family="table-column">
      <style:table-column-properties fo:break-before="auto" style:column-width="1.7398in"/>
    </style:style>
    <style:style style:name="co29" style:family="table-column">
      <style:table-column-properties fo:break-before="auto" style:column-width="1.7016in"/>
    </style:style>
    <style:style style:name="co30" style:family="table-column">
      <style:table-column-properties fo:break-before="auto" style:column-width="1.6634in"/>
    </style:style>
    <style:style style:name="co31" style:family="table-column">
      <style:table-column-properties fo:break-before="auto" style:column-width="1.6508in"/>
    </style:style>
    <style:style style:name="co32" style:family="table-column">
      <style:table-column-properties fo:break-before="auto" style:column-width="1.6126in"/>
    </style:style>
    <style:style style:name="co33" style:family="table-column">
      <style:table-column-properties fo:break-before="auto" style:column-width="1.6in"/>
    </style:style>
    <style:style style:name="co34" style:family="table-column">
      <style:table-column-properties fo:break-before="auto" style:column-width="1.6252in"/>
    </style:style>
    <style:style style:name="co35" style:family="table-column">
      <style:table-column-properties fo:break-before="auto" style:column-width="1.752in"/>
    </style:style>
    <style:style style:name="co36" style:family="table-column">
      <style:table-column-properties fo:break-before="auto" style:column-width="1.689in"/>
    </style:style>
    <style:style style:name="co37" style:family="table-column">
      <style:table-column-properties fo:break-before="auto" style:column-width="1.6382in"/>
    </style:style>
    <style:style style:name="co38" style:family="table-column">
      <style:table-column-properties fo:break-before="auto" style:column-width="0.9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8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 Narrow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none" fo:border-top="none"/>
    </style:style>
    <style:style style:name="ce114" style:family="table-cell" style:parent-style-name="Default">
      <style:table-cell-properties fo:border-bottom="0.74pt solid #000000" fo:border-left="0.74pt solid #000000" fo:border-right="none" fo:border-top="none"/>
    </style:style>
    <style:style style:name="ce11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Arial Narrow"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7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2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Red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 style:data-style-name="N121">
      <style:text-properties fo:font-weight="normal" style:font-weight-asian="normal" style:font-weight-complex="normal"/>
    </style:style>
    <style:style style:name="ce133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42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Red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4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50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6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38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60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62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44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6" table:number-columns-repeated="12" table:default-cell-style-name="ce132"/>
        <table:table-row table:style-name="ro1">
          <table:table-cell table:style-name="ce108"/>
          <table:table-cell table:style-name="ce115"/>
          <table:table-cell table:style-name="ce117" table:number-columns-repeated="4"/>
          <table:table-cell table:style-name="ce126" office:value-type="string" calcext:value-type="string" table:number-columns-spanned="4" table:number-rows-spanned="1">
            <text:p>BothSides</text:p>
          </table:table-cell>
          <table:covered-table-cell table:number-columns-repeated="2" table:style-name="ce133"/>
          <table:covered-table-cell table:style-name="ce140"/>
          <table:table-cell table:style-name="ce146" office:value-type="string" calcext:value-type="string" table:number-columns-spanned="4" table:number-rows-spanned="1">
            <text:p>PosSide</text:p>
          </table:table-cell>
          <table:covered-table-cell table:number-columns-repeated="2" table:style-name="ce150"/>
          <table:covered-table-cell table:style-name="ce156"/>
          <table:table-cell table:style-name="ce160" office:value-type="string" calcext:value-type="string" table:number-columns-spanned="4" table:number-rows-spanned="1">
            <text:p>NegSide</text:p>
          </table:table-cell>
          <table:covered-table-cell table:number-columns-repeated="2" table:style-name="ce162"/>
          <table:covered-table-cell table:style-name="ce164"/>
        </table:table-row>
        <table:table-row table:style-name="ro1">
          <table:table-cell table:style-name="ce2" office:value-type="string" calcext:value-type="string">
            <text:p>Scenario</text:p>
          </table:table-cell>
          <table:table-cell table:style-name="ce6" office:value-type="string" calcext:value-type="string">
            <text:p>Scenario #</text:p>
          </table:table-cell>
          <table:table-cell table:style-name="ce11" office:value-type="string" calcext:value-type="string">
            <text:p>fracPos</text:p>
          </table:table-cell>
          <table:table-cell table:style-name="ce11" office:value-type="string" calcext:value-type="string">
            <text:p>fracNeg</text:p>
          </table:table-cell>
          <table:table-cell table:style-name="ce11" office:value-type="string" calcext:value-type="string">
            <text:p>rho</text:p>
          </table:table-cell>
          <table:table-cell table:style-name="ce12" office:value-type="string" calcext:value-type="string">
            <text:p>FDRmethod</text:p>
          </table:table-cell>
          <table:table-cell table:style-name="ce17" office:value-type="string" calcext:value-type="string">
            <text:p>canonical</text:p>
          </table:table-cell>
          <table:table-cell table:style-name="ce23" office:value-type="string" calcext:value-type="string">
            <text:p>combined</text:p>
          </table:table-cell>
          <table:table-cell table:style-name="ce23" office:value-type="string" calcext:value-type="string">
            <text:p>twotailed</text:p>
          </table:table-cell>
          <table:table-cell table:style-name="ce29" office:value-type="string" calcext:value-type="string">
            <text:p>split</text:p>
          </table:table-cell>
          <table:table-cell table:style-name="ce34" office:value-type="string" calcext:value-type="string">
            <text:p>canonical</text:p>
          </table:table-cell>
          <table:table-cell table:style-name="ce36" office:value-type="string" calcext:value-type="string">
            <text:p>combined</text:p>
          </table:table-cell>
          <table:table-cell table:style-name="ce36" office:value-type="string" calcext:value-type="string">
            <text:p>twotailed</text:p>
          </table:table-cell>
          <table:table-cell table:style-name="ce38" office:value-type="string" calcext:value-type="string">
            <text:p>split</text:p>
          </table:table-cell>
          <table:table-cell table:style-name="ce40" office:value-type="string" calcext:value-type="string">
            <text:p>canonical</text:p>
          </table:table-cell>
          <table:table-cell table:style-name="ce42" office:value-type="string" calcext:value-type="string">
            <text:p>combined</text:p>
          </table:table-cell>
          <table:table-cell table:style-name="ce42" office:value-type="string" calcext:value-type="string">
            <text:p>twotailed</text:p>
          </table:table-cell>
          <table:table-cell table:style-name="ce44" office:value-type="string" calcext:value-type="string">
            <text:p>split</text:p>
          </table:table-cell>
        </table:table-row>
        <table:table-row table:style-name="ro1">
          <table:table-cell table:style-name="ce108" table:formula="of:=[$raw.A2]" office:value-type="string" office:string-value="bh_indep_null_pwr" calcext:value-type="string">
            <text:p>bh_indep_null_pwr</text:p>
          </table:table-cell>
          <table:table-cell table:style-name="ce117" table:formula="of:=[$raw.B2]" office:value-type="float" office:value="1" calcext:value-type="float">
            <text:p>1</text:p>
          </table:table-cell>
          <table:table-cell table:style-name="ce117" table:formula="of:=[$raw.C2]" office:value-type="float" office:value="0" calcext:value-type="float">
            <text:p>0</text:p>
          </table:table-cell>
          <table:table-cell table:style-name="ce117" table:formula="of:=[$raw.D2]" office:value-type="float" office:value="0" calcext:value-type="float">
            <text:p>0</text:p>
          </table:table-cell>
          <table:table-cell table:style-name="ce117" table:formula="of:=[$raw.E2]" office:value-type="float" office:value="0" calcext:value-type="float">
            <text:p>0</text:p>
          </table:table-cell>
          <table:table-cell table:style-name="ce123" table:formula="of:=[$raw.F2]" office:value-type="string" office:string-value="BH1995" calcext:value-type="string">
            <text:p>BH1995</text:p>
          </table:table-cell>
          <table:table-cell table:style-name="ce128" table:formula="of:=[raw.N2]+ORG.OPENOFFICE.STYLE(IF([raw.K2]&lt;[raw.O2];&quot;Red&quot;;IF([raw.K2]&gt;[raw.P2];&quot;Blue&quot;;&quot;Green&quot;)))" office:value-type="string" office:string-value="" calcext:value-type="error">
            <text:p>#VALUE!</text:p>
          </table:table-cell>
          <table:table-cell table:style-name="ce24" table:formula="of:=[raw.Q2]+ORG.OPENOFFICE.STYLE(IF([raw.K2]&lt;[raw.R2];&quot;Red&quot;;IF([raw.K2]&gt;[raw.S2];&quot;Blue&quot;;&quot;Green&quot;)))" office:value-type="string" office:string-value="" calcext:value-type="error">
            <text:p>#VALUE!</text:p>
          </table:table-cell>
          <table:table-cell table:style-name="ce24" table:formula="of:=[raw.T2]+ORG.OPENOFFICE.STYLE(IF([raw.K2]&lt;[raw.U2];&quot;Red&quot;;IF([raw.K2]&gt;[raw.V2];&quot;Blue&quot;;&quot;Green&quot;)))" office:value-type="string" office:string-value="" calcext:value-type="error">
            <text:p>#VALUE!</text:p>
          </table:table-cell>
          <table:table-cell table:style-name="ce142" table:formula="of:=[raw.W2]+ORG.OPENOFFICE.STYLE(IF([raw.K2]&lt;[raw.X2];&quot;Red&quot;;IF([raw.K2]&gt;[raw.Y2];&quot;Blue&quot;;&quot;Green&quot;)))" office:value-type="string" office:string-value="" calcext:value-type="error">
            <text:p>#VALUE!</text:p>
          </table:table-cell>
          <table:table-cell table:style-name="ce128" table:formula="of:=[raw.Z2]+ORG.OPENOFFICE.STYLE(IF([raw.K2]&lt;[raw.AA2];&quot;Red&quot;;IF([raw.K2]&gt;[raw.AB2];&quot;Blue&quot;;&quot;Green&quot;)))" office:value-type="string" office:string-value="" calcext:value-type="error">
            <text:p>#VALUE!</text:p>
          </table:table-cell>
          <table:table-cell table:style-name="ce24" table:formula="of:=[raw.AC2]+ORG.OPENOFFICE.STYLE(IF([raw.K2]&lt;[raw.AD2];&quot;Red&quot;;IF([raw.K2]&gt;[raw.AE2];&quot;Blue&quot;;&quot;Green&quot;)))" office:value-type="string" office:string-value="" calcext:value-type="error">
            <text:p>#VALUE!</text:p>
          </table:table-cell>
          <table:table-cell table:style-name="ce24" table:formula="of:=[raw.AF2]+ORG.OPENOFFICE.STYLE(IF([raw.K2]&lt;[raw.AG2];&quot;Red&quot;;IF([raw.K2]&gt;[raw.AH2];&quot;Blue&quot;;&quot;Green&quot;)))" office:value-type="string" office:string-value="" calcext:value-type="error">
            <text:p>#VALUE!</text:p>
          </table:table-cell>
          <table:table-cell table:style-name="ce142" table:formula="of:=[raw.AI2]+ORG.OPENOFFICE.STYLE(IF([raw.K2]&lt;[raw.AJ2];&quot;Red&quot;;IF([raw.K2]&gt;[raw.AK2];&quot;Blue&quot;;&quot;Green&quot;)))" office:value-type="string" office:string-value="" calcext:value-type="error">
            <text:p>#VALUE!</text:p>
          </table:table-cell>
          <table:table-cell table:style-name="ce128" table:formula="of:=[raw.AL2]+ORG.OPENOFFICE.STYLE(IF([raw.K2]&lt;[raw.AM2];&quot;Red&quot;;IF([raw.K2]&gt;[raw.AN2];&quot;Blue&quot;;&quot;Green&quot;)))" office:value-type="string" office:string-value="" calcext:value-type="error">
            <text:p>#VALUE!</text:p>
          </table:table-cell>
          <table:table-cell table:style-name="ce24" table:formula="of:=[raw.AO2]+ORG.OPENOFFICE.STYLE(IF([raw.K2]&lt;[raw.AP2];&quot;Red&quot;;IF([raw.K2]&gt;[raw.AQ2];&quot;Blue&quot;;&quot;Green&quot;)))" office:value-type="string" office:string-value="" calcext:value-type="error">
            <text:p>#VALUE!</text:p>
          </table:table-cell>
          <table:table-cell table:style-name="ce24" table:formula="of:=[raw.AR2]+ORG.OPENOFFICE.STYLE(IF([raw.K2]&lt;[raw.AS2];&quot;Red&quot;;IF([raw.K2]&gt;[raw.AT2];&quot;Blue&quot;;&quot;Green&quot;)))" office:value-type="string" office:string-value="" calcext:value-type="error">
            <text:p>#VALUE!</text:p>
          </table:table-cell>
          <table:table-cell table:style-name="ce142" table:formula="of:=[raw.AU2]+ORG.OPENOFFICE.STYLE(IF([raw.K2]&lt;[raw.AV2];&quot;Red&quot;;IF([raw.K2]&gt;[raw.AW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3]" office:value-type="string" office:string-value="bh_indep_posonly_pwr" calcext:value-type="string">
            <text:p>bh_indep_posonly_pwr</text:p>
          </table:table-cell>
          <table:table-cell table:style-name="ce118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124" table:formula="of:=[$raw.F3]" office:value-type="string" office:string-value="BH1995" calcext:value-type="string">
            <text:p>BH1995</text:p>
          </table:table-cell>
          <table:table-cell table:style-name="ce131" table:formula="of:=[raw.N3]+ORG.OPENOFFICE.STYLE(IF([raw.K3]&lt;[raw.O3];&quot;Red&quot;;IF([raw.K3]&gt;[raw.P3];&quot;Blue&quot;;&quot;Green&quot;)))" office:value-type="float" office:value="0.774066" calcext:value-type="float">
            <text:p>0.7741</text:p>
          </table:table-cell>
          <table:table-cell table:style-name="ce153" table:formula="of:=[raw.Q3]+ORG.OPENOFFICE.STYLE(IF([raw.K3]&lt;[raw.R3];&quot;Red&quot;;IF([raw.K3]&gt;[raw.S3];&quot;Blue&quot;;&quot;Green&quot;)))" office:value-type="float" office:value="0.664787" calcext:value-type="float">
            <text:p>0.6648</text:p>
          </table:table-cell>
          <table:table-cell table:style-name="ce153" table:formula="of:=[raw.T3]+ORG.OPENOFFICE.STYLE(IF([raw.K3]&lt;[raw.U3];&quot;Red&quot;;IF([raw.K3]&gt;[raw.V3];&quot;Blue&quot;;&quot;Green&quot;)))" office:value-type="float" office:value="0.664787" calcext:value-type="float">
            <text:p>0.6648</text:p>
          </table:table-cell>
          <table:table-cell table:style-name="ce145" table:formula="of:=[raw.W3]+ORG.OPENOFFICE.STYLE(IF([raw.K3]&lt;[raw.X3];&quot;Red&quot;;IF([raw.K3]&gt;[raw.Y3];&quot;Blue&quot;;&quot;Green&quot;)))" office:value-type="float" office:value="0.733148" calcext:value-type="float">
            <text:p>0.7331</text:p>
          </table:table-cell>
          <table:table-cell table:style-name="ce131" table:formula="of:=[raw.Z3]+ORG.OPENOFFICE.STYLE(IF([raw.K3]&lt;[raw.AA3];&quot;Red&quot;;IF([raw.K3]&gt;[raw.AB3];&quot;Blue&quot;;&quot;Green&quot;)))" office:value-type="float" office:value="0.774986574337576" calcext:value-type="float">
            <text:p>0.7750</text:p>
          </table:table-cell>
          <table:table-cell table:style-name="ce153" table:formula="of:=[raw.AC3]+ORG.OPENOFFICE.STYLE(IF([raw.K3]&lt;[raw.AD3];&quot;Red&quot;;IF([raw.K3]&gt;[raw.AE3];&quot;Blue&quot;;&quot;Green&quot;)))" office:value-type="float" office:value="0.65323135169599" calcext:value-type="float">
            <text:p>0.6532</text:p>
          </table:table-cell>
          <table:table-cell table:style-name="ce155" table:formula="of:=[raw.AF3]+ORG.OPENOFFICE.STYLE(IF([raw.K3]&lt;[raw.AG3];&quot;Red&quot;;IF([raw.K3]&gt;[raw.AH3];&quot;Blue&quot;;&quot;Green&quot;)))" office:value-type="float" office:value="0.65323135169599" calcext:value-type="float">
            <text:p>0.6532</text:p>
          </table:table-cell>
          <table:table-cell table:style-name="ce145" table:formula="of:=[raw.AI3]+ORG.OPENOFFICE.STYLE(IF([raw.K3]&lt;[raw.AJ3];&quot;Red&quot;;IF([raw.K3]&gt;[raw.AK3];&quot;Blue&quot;;&quot;Green&quot;)))" office:value-type="float" office:value="0.733981972133867" calcext:value-type="float">
            <text:p>0.7340</text:p>
          </table:table-cell>
          <table:table-cell table:style-name="ce131" table:formula="of:=[raw.AL3]+ORG.OPENOFFICE.STYLE(IF([raw.K3]&lt;[raw.AM3];&quot;Red&quot;;IF([raw.K3]&gt;[raw.AN3];&quot;Blue&quot;;&quot;Green&quot;)))" office:value-type="string" office:string-value="" calcext:value-type="error">
            <text:p>#VALUE!</text:p>
          </table:table-cell>
          <table:table-cell table:style-name="ce153" table:formula="of:=[raw.AO3]+ORG.OPENOFFICE.STYLE(IF([raw.K3]&lt;[raw.AP3];&quot;Red&quot;;IF([raw.K3]&gt;[raw.AQ3];&quot;Blue&quot;;&quot;Green&quot;)))" office:value-type="string" office:string-value="" calcext:value-type="error">
            <text:p>#VALUE!</text:p>
          </table:table-cell>
          <table:table-cell table:style-name="ce153" table:formula="of:=[raw.AR3]+ORG.OPENOFFICE.STYLE(IF([raw.K3]&lt;[raw.AS3];&quot;Red&quot;;IF([raw.K3]&gt;[raw.AT3];&quot;Blue&quot;;&quot;Green&quot;)))" office:value-type="string" office:string-value="" calcext:value-type="error">
            <text:p>#VALUE!</text:p>
          </table:table-cell>
          <table:table-cell table:style-name="ce145" table:formula="of:=[raw.AU3]+ORG.OPENOFFICE.STYLE(IF([raw.K3]&lt;[raw.AV3];&quot;Red&quot;;IF([raw.K3]&gt;[raw.AW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4]" office:value-type="string" office:string-value="bh_indep_negonly_pwr" calcext:value-type="string">
            <text:p>bh_indep_negonly_pwr</text:p>
          </table:table-cell>
          <table:table-cell table:style-name="ce118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124" table:formula="of:=[$raw.F4]" office:value-type="string" office:string-value="BH1995" calcext:value-type="string">
            <text:p>BH1995</text:p>
          </table:table-cell>
          <table:table-cell table:style-name="ce131" table:formula="of:=[raw.N4]+ORG.OPENOFFICE.STYLE(IF([raw.K4]&lt;[raw.O4];&quot;Red&quot;;IF([raw.K4]&gt;[raw.P4];&quot;Blue&quot;;&quot;Green&quot;)))" office:value-type="float" office:value="0.777032" calcext:value-type="float">
            <text:p>0.7770</text:p>
          </table:table-cell>
          <table:table-cell table:style-name="ce153" table:formula="of:=[raw.Q4]+ORG.OPENOFFICE.STYLE(IF([raw.K4]&lt;[raw.R4];&quot;Red&quot;;IF([raw.K4]&gt;[raw.S4];&quot;Blue&quot;;&quot;Green&quot;)))" office:value-type="float" office:value="0.668174999999999" calcext:value-type="float">
            <text:p>0.6682</text:p>
          </table:table-cell>
          <table:table-cell table:style-name="ce153" table:formula="of:=[raw.T4]+ORG.OPENOFFICE.STYLE(IF([raw.K4]&lt;[raw.U4];&quot;Red&quot;;IF([raw.K4]&gt;[raw.V4];&quot;Blue&quot;;&quot;Green&quot;)))" office:value-type="float" office:value="0.668174999999999" calcext:value-type="float">
            <text:p>0.6682</text:p>
          </table:table-cell>
          <table:table-cell table:style-name="ce145" table:formula="of:=[raw.W4]+ORG.OPENOFFICE.STYLE(IF([raw.K4]&lt;[raw.X4];&quot;Red&quot;;IF([raw.K4]&gt;[raw.Y4];&quot;Blue&quot;;&quot;Green&quot;)))" office:value-type="float" office:value="0.736183" calcext:value-type="float">
            <text:p>0.7362</text:p>
          </table:table-cell>
          <table:table-cell table:style-name="ce131" table:formula="of:=[raw.Z4]+ORG.OPENOFFICE.STYLE(IF([raw.K4]&lt;[raw.AA4];&quot;Red&quot;;IF([raw.K4]&gt;[raw.AB4];&quot;Blue&quot;;&quot;Green&quot;)))" office:value-type="string" office:string-value="" calcext:value-type="error">
            <text:p>#VALUE!</text:p>
          </table:table-cell>
          <table:table-cell table:style-name="ce153" table:formula="of:=[raw.AC4]+ORG.OPENOFFICE.STYLE(IF([raw.K4]&lt;[raw.AD4];&quot;Red&quot;;IF([raw.K4]&gt;[raw.AE4];&quot;Blue&quot;;&quot;Green&quot;)))" office:value-type="string" office:string-value="" calcext:value-type="error">
            <text:p>#VALUE!</text:p>
          </table:table-cell>
          <table:table-cell table:style-name="ce155" table:formula="of:=[raw.AF4]+ORG.OPENOFFICE.STYLE(IF([raw.K4]&lt;[raw.AG4];&quot;Red&quot;;IF([raw.K4]&gt;[raw.AH4];&quot;Blue&quot;;&quot;Green&quot;)))" office:value-type="string" office:string-value="" calcext:value-type="error">
            <text:p>#VALUE!</text:p>
          </table:table-cell>
          <table:table-cell table:style-name="ce145" table:formula="of:=[raw.AI4]+ORG.OPENOFFICE.STYLE(IF([raw.K4]&lt;[raw.AJ4];&quot;Red&quot;;IF([raw.K4]&gt;[raw.AK4];&quot;Blue&quot;;&quot;Green&quot;)))" office:value-type="string" office:string-value="" calcext:value-type="error">
            <text:p>#VALUE!</text:p>
          </table:table-cell>
          <table:table-cell table:style-name="ce131" table:formula="of:=[raw.AL4]+ORG.OPENOFFICE.STYLE(IF([raw.K4]&lt;[raw.AM4];&quot;Red&quot;;IF([raw.K4]&gt;[raw.AN4];&quot;Blue&quot;;&quot;Green&quot;)))" office:value-type="float" office:value="0.777951759907323" calcext:value-type="float">
            <text:p>0.7780</text:p>
          </table:table-cell>
          <table:table-cell table:style-name="ce153" table:formula="of:=[raw.AO4]+ORG.OPENOFFICE.STYLE(IF([raw.K4]&lt;[raw.AP4];&quot;Red&quot;;IF([raw.K4]&gt;[raw.AQ4];&quot;Blue&quot;;&quot;Green&quot;)))" office:value-type="float" office:value="0.65652779857152" calcext:value-type="float">
            <text:p>0.6565</text:p>
          </table:table-cell>
          <table:table-cell table:style-name="ce153" table:formula="of:=[raw.AR4]+ORG.OPENOFFICE.STYLE(IF([raw.K4]&lt;[raw.AS4];&quot;Red&quot;;IF([raw.K4]&gt;[raw.AT4];&quot;Blue&quot;;&quot;Green&quot;)))" office:value-type="float" office:value="0.65652779857152" calcext:value-type="float">
            <text:p>0.6565</text:p>
          </table:table-cell>
          <table:table-cell table:style-name="ce145" table:formula="of:=[raw.AU4]+ORG.OPENOFFICE.STYLE(IF([raw.K4]&lt;[raw.AV4];&quot;Red&quot;;IF([raw.K4]&gt;[raw.AW4];&quot;Blue&quot;;&quot;Green&quot;)))" office:value-type="float" office:value="0.737016270457404" calcext:value-type="float">
            <text:p>0.7370</text:p>
          </table:table-cell>
        </table:table-row>
        <table:table-row table:style-name="ro1">
          <table:table-cell table:style-name="ce112" table:formula="of:=[$raw.A5]" office:value-type="string" office:string-value="bh_indep_balanced_pwr" calcext:value-type="string">
            <text:p>bh_indep_balanced_pwr</text:p>
          </table:table-cell>
          <table:table-cell table:style-name="ce118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124" table:formula="of:=[$raw.F5]" office:value-type="string" office:string-value="BH1995" calcext:value-type="string">
            <text:p>BH1995</text:p>
          </table:table-cell>
          <table:table-cell table:style-name="ce131" table:formula="of:=[raw.N5]+ORG.OPENOFFICE.STYLE(IF([raw.K5]&lt;[raw.O5];&quot;Red&quot;;IF([raw.K5]&gt;[raw.P5];&quot;Blue&quot;;&quot;Green&quot;)))" office:value-type="float" office:value="0.7640865" calcext:value-type="float">
            <text:p>0.7641</text:p>
          </table:table-cell>
          <table:table-cell table:style-name="ce153" table:formula="of:=[raw.Q5]+ORG.OPENOFFICE.STYLE(IF([raw.K5]&lt;[raw.R5];&quot;Red&quot;;IF([raw.K5]&gt;[raw.S5];&quot;Blue&quot;;&quot;Green&quot;)))" office:value-type="float" office:value="0.764076999999999" calcext:value-type="float">
            <text:p>0.7641</text:p>
          </table:table-cell>
          <table:table-cell table:style-name="ce153" table:formula="of:=[raw.T5]+ORG.OPENOFFICE.STYLE(IF([raw.K5]&lt;[raw.U5];&quot;Red&quot;;IF([raw.K5]&gt;[raw.V5];&quot;Blue&quot;;&quot;Green&quot;)))" office:value-type="float" office:value="0.764076999999999" calcext:value-type="float">
            <text:p>0.7641</text:p>
          </table:table-cell>
          <table:table-cell table:style-name="ce145" table:formula="of:=[raw.W5]+ORG.OPENOFFICE.STYLE(IF([raw.K5]&lt;[raw.X5];&quot;Red&quot;;IF([raw.K5]&gt;[raw.Y5];&quot;Blue&quot;;&quot;Green&quot;)))" office:value-type="float" office:value="0.764095999999999" calcext:value-type="float">
            <text:p>0.7641</text:p>
          </table:table-cell>
          <table:table-cell table:style-name="ce131" table:formula="of:=[raw.Z5]+ORG.OPENOFFICE.STYLE(IF([raw.K5]&lt;[raw.AA5];&quot;Red&quot;;IF([raw.K5]&gt;[raw.AB5];&quot;Blue&quot;;&quot;Green&quot;)))" office:value-type="float" office:value="0.764829107868933" calcext:value-type="float">
            <text:p>0.7648</text:p>
          </table:table-cell>
          <table:table-cell table:style-name="ce153" table:formula="of:=[raw.AC5]+ORG.OPENOFFICE.STYLE(IF([raw.K5]&lt;[raw.AD5];&quot;Red&quot;;IF([raw.K5]&gt;[raw.AE5];&quot;Blue&quot;;&quot;Green&quot;)))" office:value-type="float" office:value="0.764858405769046" calcext:value-type="float">
            <text:p>0.7649</text:p>
          </table:table-cell>
          <table:table-cell table:style-name="ce155" table:formula="of:=[raw.AF5]+ORG.OPENOFFICE.STYLE(IF([raw.K5]&lt;[raw.AG5];&quot;Red&quot;;IF([raw.K5]&gt;[raw.AH5];&quot;Blue&quot;;&quot;Green&quot;)))" office:value-type="float" office:value="0.764858405769046" calcext:value-type="float">
            <text:p>0.7649</text:p>
          </table:table-cell>
          <table:table-cell table:style-name="ce145" table:formula="of:=[raw.AI5]+ORG.OPENOFFICE.STYLE(IF([raw.K5]&lt;[raw.AJ5];&quot;Red&quot;;IF([raw.K5]&gt;[raw.AK5];&quot;Blue&quot;;&quot;Green&quot;)))" office:value-type="float" office:value="0.764920768872713" calcext:value-type="float">
            <text:p>0.7649</text:p>
          </table:table-cell>
          <table:table-cell table:style-name="ce131" table:formula="of:=[raw.AL5]+ORG.OPENOFFICE.STYLE(IF([raw.K5]&lt;[raw.AM5];&quot;Red&quot;;IF([raw.K5]&gt;[raw.AN5];&quot;Blue&quot;;&quot;Green&quot;)))" office:value-type="float" office:value="0.765451986374735" calcext:value-type="float">
            <text:p>0.7655</text:p>
          </table:table-cell>
          <table:table-cell table:style-name="ce153" table:formula="of:=[raw.AO5]+ORG.OPENOFFICE.STYLE(IF([raw.K5]&lt;[raw.AP5];&quot;Red&quot;;IF([raw.K5]&gt;[raw.AQ5];&quot;Blue&quot;;&quot;Green&quot;)))" office:value-type="float" office:value="0.765404148844543" calcext:value-type="float">
            <text:p>0.7654</text:p>
          </table:table-cell>
          <table:table-cell table:style-name="ce153" table:formula="of:=[raw.AR5]+ORG.OPENOFFICE.STYLE(IF([raw.K5]&lt;[raw.AS5];&quot;Red&quot;;IF([raw.K5]&gt;[raw.AT5];&quot;Blue&quot;;&quot;Green&quot;)))" office:value-type="float" office:value="0.765404148844543" calcext:value-type="float">
            <text:p>0.7654</text:p>
          </table:table-cell>
          <table:table-cell table:style-name="ce145" table:formula="of:=[raw.AU5]+ORG.OPENOFFICE.STYLE(IF([raw.K5]&lt;[raw.AV5];&quot;Red&quot;;IF([raw.K5]&gt;[raw.AW5];&quot;Blue&quot;;&quot;Green&quot;)))" office:value-type="float" office:value="0.765380000233291" calcext:value-type="float">
            <text:p>0.7654</text:p>
          </table:table-cell>
        </table:table-row>
        <table:table-row table:style-name="ro1">
          <table:table-cell table:style-name="ce112" table:formula="of:=[$raw.A6]" office:value-type="string" office:string-value="bh_indep_unbalanced_pwr" calcext:value-type="string">
            <text:p>bh_indep_unbalanced_pwr</text:p>
          </table:table-cell>
          <table:table-cell table:style-name="ce118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124" table:formula="of:=[$raw.F6]" office:value-type="string" office:string-value="BH1995" calcext:value-type="string">
            <text:p>BH1995</text:p>
          </table:table-cell>
          <table:table-cell table:style-name="ce131" table:formula="of:=[raw.N6]+ORG.OPENOFFICE.STYLE(IF([raw.K6]&lt;[raw.O6];&quot;Red&quot;;IF([raw.K6]&gt;[raw.P6];&quot;Blue&quot;;&quot;Green&quot;)))" office:value-type="float" office:value="0.787642499999999" calcext:value-type="float">
            <text:p>0.7876</text:p>
          </table:table-cell>
          <table:table-cell table:style-name="ce153" table:formula="of:=[raw.Q6]+ORG.OPENOFFICE.STYLE(IF([raw.K6]&lt;[raw.R6];&quot;Red&quot;;IF([raw.K6]&gt;[raw.S6];&quot;Blue&quot;;&quot;Green&quot;)))" office:value-type="float" office:value="0.7640855" calcext:value-type="float">
            <text:p>0.7641</text:p>
          </table:table-cell>
          <table:table-cell table:style-name="ce153" table:formula="of:=[raw.T6]+ORG.OPENOFFICE.STYLE(IF([raw.K6]&lt;[raw.U6];&quot;Red&quot;;IF([raw.K6]&gt;[raw.V6];&quot;Blue&quot;;&quot;Green&quot;)))" office:value-type="float" office:value="0.7640855" calcext:value-type="float">
            <text:p>0.7641</text:p>
          </table:table-cell>
          <table:table-cell table:style-name="ce145" table:formula="of:=[raw.W6]+ORG.OPENOFFICE.STYLE(IF([raw.K6]&lt;[raw.X6];&quot;Red&quot;;IF([raw.K6]&gt;[raw.Y6];&quot;Blue&quot;;&quot;Green&quot;)))" office:value-type="float" office:value="0.768309999999999" calcext:value-type="float">
            <text:p>0.7683</text:p>
          </table:table-cell>
          <table:table-cell table:style-name="ce131" table:formula="of:=[raw.Z6]+ORG.OPENOFFICE.STYLE(IF([raw.K6]&lt;[raw.AA6];&quot;Red&quot;;IF([raw.K6]&gt;[raw.AB6];&quot;Blue&quot;;&quot;Green&quot;)))" office:value-type="float" office:value="0.621429498076057" calcext:value-type="float">
            <text:p>0.6214</text:p>
          </table:table-cell>
          <table:table-cell table:style-name="ce153" table:formula="of:=[raw.AC6]+ORG.OPENOFFICE.STYLE(IF([raw.K6]&lt;[raw.AD6];&quot;Red&quot;;IF([raw.K6]&gt;[raw.AE6];&quot;Blue&quot;;&quot;Green&quot;)))" office:value-type="float" office:value="0.792878877147206" calcext:value-type="float">
            <text:p>0.7929</text:p>
          </table:table-cell>
          <table:table-cell table:style-name="ce155" table:formula="of:=[raw.AF6]+ORG.OPENOFFICE.STYLE(IF([raw.K6]&lt;[raw.AG6];&quot;Red&quot;;IF([raw.K6]&gt;[raw.AH6];&quot;Blue&quot;;&quot;Green&quot;)))" office:value-type="float" office:value="0.792878877147206" calcext:value-type="float">
            <text:p>0.7929</text:p>
          </table:table-cell>
          <table:table-cell table:style-name="ce145" table:formula="of:=[raw.AI6]+ORG.OPENOFFICE.STYLE(IF([raw.K6]&lt;[raw.AJ6];&quot;Red&quot;;IF([raw.K6]&gt;[raw.AK6];&quot;Blue&quot;;&quot;Green&quot;)))" office:value-type="float" office:value="0.688428959597333" calcext:value-type="float">
            <text:p>0.6884</text:p>
          </table:table-cell>
          <table:table-cell table:style-name="ce131" table:formula="of:=[raw.AL6]+ORG.OPENOFFICE.STYLE(IF([raw.K6]&lt;[raw.AM6];&quot;Red&quot;;IF([raw.K6]&gt;[raw.AN6];&quot;Blue&quot;;&quot;Green&quot;)))" office:value-type="float" office:value="0.83054094604147" calcext:value-type="float">
            <text:p>0.8305</text:p>
          </table:table-cell>
          <table:table-cell table:style-name="ce153" table:formula="of:=[raw.AO6]+ORG.OPENOFFICE.STYLE(IF([raw.K6]&lt;[raw.AP6];&quot;Red&quot;;IF([raw.K6]&gt;[raw.AQ6];&quot;Blue&quot;;&quot;Green&quot;)))" office:value-type="float" office:value="0.758193156387412" calcext:value-type="float">
            <text:p>0.7582</text:p>
          </table:table-cell>
          <table:table-cell table:style-name="ce153" table:formula="of:=[raw.AR6]+ORG.OPENOFFICE.STYLE(IF([raw.K6]&lt;[raw.AS6];&quot;Red&quot;;IF([raw.K6]&gt;[raw.AT6];&quot;Blue&quot;;&quot;Green&quot;)))" office:value-type="float" office:value="0.758193156387412" calcext:value-type="float">
            <text:p>0.7582</text:p>
          </table:table-cell>
          <table:table-cell table:style-name="ce145" table:formula="of:=[raw.AU6]+ORG.OPENOFFICE.STYLE(IF([raw.K6]&lt;[raw.AV6];&quot;Red&quot;;IF([raw.K6]&gt;[raw.AW6];&quot;Blue&quot;;&quot;Green&quot;)))" office:value-type="float" office:value="0.789592952038987" calcext:value-type="float">
            <text:p>0.7896</text:p>
          </table:table-cell>
        </table:table-row>
        <table:table-row table:style-name="ro1">
          <table:table-cell table:style-name="ce108" table:formula="of:=[$raw.A7]" office:value-type="string" office:string-value="bh_posdep_null_pwr" calcext:value-type="string">
            <text:p>bh_posdep_null_pwr</text:p>
          </table:table-cell>
          <table:table-cell table:style-name="ce117" table:formula="of:=[$raw.B7]" office:value-type="float" office:value="6" calcext:value-type="float">
            <text:p>6</text:p>
          </table:table-cell>
          <table:table-cell table:style-name="ce117" table:formula="of:=[$raw.C7]" office:value-type="float" office:value="0" calcext:value-type="float">
            <text:p>0</text:p>
          </table:table-cell>
          <table:table-cell table:style-name="ce117" table:formula="of:=[$raw.D7]" office:value-type="float" office:value="0" calcext:value-type="float">
            <text:p>0</text:p>
          </table:table-cell>
          <table:table-cell table:style-name="ce117" table:formula="of:=[$raw.E7]" office:value-type="float" office:value="0.25" calcext:value-type="float">
            <text:p>0.25</text:p>
          </table:table-cell>
          <table:table-cell table:style-name="ce123" table:formula="of:=[$raw.F7]" office:value-type="string" office:string-value="BH1995" calcext:value-type="string">
            <text:p>BH1995</text:p>
          </table:table-cell>
          <table:table-cell table:style-name="ce128" table:formula="of:=[raw.N7]+ORG.OPENOFFICE.STYLE(IF([raw.K7]&lt;[raw.O7];&quot;Red&quot;;IF([raw.K7]&gt;[raw.P7];&quot;Blue&quot;;&quot;Green&quot;)))" office:value-type="string" office:string-value="" calcext:value-type="error">
            <text:p>#VALUE!</text:p>
          </table:table-cell>
          <table:table-cell table:style-name="ce24" table:formula="of:=[raw.Q7]+ORG.OPENOFFICE.STYLE(IF([raw.K7]&lt;[raw.R7];&quot;Red&quot;;IF([raw.K7]&gt;[raw.S7];&quot;Blue&quot;;&quot;Green&quot;)))" office:value-type="string" office:string-value="" calcext:value-type="error">
            <text:p>#VALUE!</text:p>
          </table:table-cell>
          <table:table-cell table:style-name="ce24" table:formula="of:=[raw.T7]+ORG.OPENOFFICE.STYLE(IF([raw.K7]&lt;[raw.U7];&quot;Red&quot;;IF([raw.K7]&gt;[raw.V7];&quot;Blue&quot;;&quot;Green&quot;)))" office:value-type="string" office:string-value="" calcext:value-type="error">
            <text:p>#VALUE!</text:p>
          </table:table-cell>
          <table:table-cell table:style-name="ce142" table:formula="of:=[raw.W7]+ORG.OPENOFFICE.STYLE(IF([raw.K7]&lt;[raw.X7];&quot;Red&quot;;IF([raw.K7]&gt;[raw.Y7];&quot;Blue&quot;;&quot;Green&quot;)))" office:value-type="string" office:string-value="" calcext:value-type="error">
            <text:p>#VALUE!</text:p>
          </table:table-cell>
          <table:table-cell table:style-name="ce128" table:formula="of:=[raw.Z7]+ORG.OPENOFFICE.STYLE(IF([raw.K7]&lt;[raw.AA7];&quot;Red&quot;;IF([raw.K7]&gt;[raw.AB7];&quot;Blue&quot;;&quot;Green&quot;)))" office:value-type="string" office:string-value="" calcext:value-type="error">
            <text:p>#VALUE!</text:p>
          </table:table-cell>
          <table:table-cell table:style-name="ce24" table:formula="of:=[raw.AC7]+ORG.OPENOFFICE.STYLE(IF([raw.K7]&lt;[raw.AD7];&quot;Red&quot;;IF([raw.K7]&gt;[raw.AE7];&quot;Blue&quot;;&quot;Green&quot;)))" office:value-type="string" office:string-value="" calcext:value-type="error">
            <text:p>#VALUE!</text:p>
          </table:table-cell>
          <table:table-cell table:style-name="ce24" table:formula="of:=[raw.AF7]+ORG.OPENOFFICE.STYLE(IF([raw.K7]&lt;[raw.AG7];&quot;Red&quot;;IF([raw.K7]&gt;[raw.AH7];&quot;Blue&quot;;&quot;Green&quot;)))" office:value-type="string" office:string-value="" calcext:value-type="error">
            <text:p>#VALUE!</text:p>
          </table:table-cell>
          <table:table-cell table:style-name="ce142" table:formula="of:=[raw.AI7]+ORG.OPENOFFICE.STYLE(IF([raw.K7]&lt;[raw.AJ7];&quot;Red&quot;;IF([raw.K7]&gt;[raw.AK7];&quot;Blue&quot;;&quot;Green&quot;)))" office:value-type="string" office:string-value="" calcext:value-type="error">
            <text:p>#VALUE!</text:p>
          </table:table-cell>
          <table:table-cell table:style-name="ce128" table:formula="of:=[raw.AL7]+ORG.OPENOFFICE.STYLE(IF([raw.K7]&lt;[raw.AM7];&quot;Red&quot;;IF([raw.K7]&gt;[raw.AN7];&quot;Blue&quot;;&quot;Green&quot;)))" office:value-type="string" office:string-value="" calcext:value-type="error">
            <text:p>#VALUE!</text:p>
          </table:table-cell>
          <table:table-cell table:style-name="ce24" table:formula="of:=[raw.AO7]+ORG.OPENOFFICE.STYLE(IF([raw.K7]&lt;[raw.AP7];&quot;Red&quot;;IF([raw.K7]&gt;[raw.AQ7];&quot;Blue&quot;;&quot;Green&quot;)))" office:value-type="string" office:string-value="" calcext:value-type="error">
            <text:p>#VALUE!</text:p>
          </table:table-cell>
          <table:table-cell table:style-name="ce24" table:formula="of:=[raw.AR7]+ORG.OPENOFFICE.STYLE(IF([raw.K7]&lt;[raw.AS7];&quot;Red&quot;;IF([raw.K7]&gt;[raw.AT7];&quot;Blue&quot;;&quot;Green&quot;)))" office:value-type="string" office:string-value="" calcext:value-type="error">
            <text:p>#VALUE!</text:p>
          </table:table-cell>
          <table:table-cell table:style-name="ce142" table:formula="of:=[raw.AU7]+ORG.OPENOFFICE.STYLE(IF([raw.K7]&lt;[raw.AV7];&quot;Red&quot;;IF([raw.K7]&gt;[raw.AW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8]" office:value-type="string" office:string-value="bh_posdep_posonly_pwr" calcext:value-type="string">
            <text:p>bh_posdep_posonly_pwr</text:p>
          </table:table-cell>
          <table:table-cell table:style-name="ce118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124" table:formula="of:=[$raw.F8]" office:value-type="string" office:string-value="BH1995" calcext:value-type="string">
            <text:p>BH1995</text:p>
          </table:table-cell>
          <table:table-cell table:style-name="ce131" table:formula="of:=[raw.N8]+ORG.OPENOFFICE.STYLE(IF([raw.K8]&lt;[raw.O8];&quot;Red&quot;;IF([raw.K8]&gt;[raw.P8];&quot;Blue&quot;;&quot;Green&quot;)))" office:value-type="float" office:value="0.764378" calcext:value-type="float">
            <text:p>0.7644</text:p>
          </table:table-cell>
          <table:table-cell table:style-name="ce153" table:formula="of:=[raw.Q8]+ORG.OPENOFFICE.STYLE(IF([raw.K8]&lt;[raw.R8];&quot;Red&quot;;IF([raw.K8]&gt;[raw.S8];&quot;Blue&quot;;&quot;Green&quot;)))" office:value-type="float" office:value="0.642106" calcext:value-type="float">
            <text:p>0.6421</text:p>
          </table:table-cell>
          <table:table-cell table:style-name="ce153" table:formula="of:=[raw.T8]+ORG.OPENOFFICE.STYLE(IF([raw.K8]&lt;[raw.U8];&quot;Red&quot;;IF([raw.K8]&gt;[raw.V8];&quot;Blue&quot;;&quot;Green&quot;)))" office:value-type="float" office:value="0.642106" calcext:value-type="float">
            <text:p>0.6421</text:p>
          </table:table-cell>
          <table:table-cell table:style-name="ce145" table:formula="of:=[raw.W8]+ORG.OPENOFFICE.STYLE(IF([raw.K8]&lt;[raw.X8];&quot;Red&quot;;IF([raw.K8]&gt;[raw.Y8];&quot;Blue&quot;;&quot;Green&quot;)))" office:value-type="float" office:value="0.73248" calcext:value-type="float">
            <text:p>0.7325</text:p>
          </table:table-cell>
          <table:table-cell table:style-name="ce131" table:formula="of:=[raw.Z8]+ORG.OPENOFFICE.STYLE(IF([raw.K8]&lt;[raw.AA8];&quot;Red&quot;;IF([raw.K8]&gt;[raw.AB8];&quot;Blue&quot;;&quot;Green&quot;)))" office:value-type="float" office:value="0.764351506715593" calcext:value-type="float">
            <text:p>0.7644</text:p>
          </table:table-cell>
          <table:table-cell table:style-name="ce153" table:formula="of:=[raw.AC8]+ORG.OPENOFFICE.STYLE(IF([raw.K8]&lt;[raw.AD8];&quot;Red&quot;;IF([raw.K8]&gt;[raw.AE8];&quot;Blue&quot;;&quot;Green&quot;)))" office:value-type="float" office:value="0.637509674764036" calcext:value-type="float">
            <text:p>0.6375</text:p>
          </table:table-cell>
          <table:table-cell table:style-name="ce155" table:formula="of:=[raw.AF8]+ORG.OPENOFFICE.STYLE(IF([raw.K8]&lt;[raw.AG8];&quot;Red&quot;;IF([raw.K8]&gt;[raw.AH8];&quot;Blue&quot;;&quot;Green&quot;)))" office:value-type="float" office:value="0.637509674764036" calcext:value-type="float">
            <text:p>0.6375</text:p>
          </table:table-cell>
          <table:table-cell table:style-name="ce145" table:formula="of:=[raw.AI8]+ORG.OPENOFFICE.STYLE(IF([raw.K8]&lt;[raw.AJ8];&quot;Red&quot;;IF([raw.K8]&gt;[raw.AK8];&quot;Blue&quot;;&quot;Green&quot;)))" office:value-type="float" office:value="0.732776289928168" calcext:value-type="float">
            <text:p>0.7328</text:p>
          </table:table-cell>
          <table:table-cell table:style-name="ce131" table:formula="of:=[raw.AL8]+ORG.OPENOFFICE.STYLE(IF([raw.K8]&lt;[raw.AM8];&quot;Red&quot;;IF([raw.K8]&gt;[raw.AN8];&quot;Blue&quot;;&quot;Green&quot;)))" office:value-type="string" office:string-value="" calcext:value-type="error">
            <text:p>#VALUE!</text:p>
          </table:table-cell>
          <table:table-cell table:style-name="ce153" table:formula="of:=[raw.AO8]+ORG.OPENOFFICE.STYLE(IF([raw.K8]&lt;[raw.AP8];&quot;Red&quot;;IF([raw.K8]&gt;[raw.AQ8];&quot;Blue&quot;;&quot;Green&quot;)))" office:value-type="string" office:string-value="" calcext:value-type="error">
            <text:p>#VALUE!</text:p>
          </table:table-cell>
          <table:table-cell table:style-name="ce153" table:formula="of:=[raw.AR8]+ORG.OPENOFFICE.STYLE(IF([raw.K8]&lt;[raw.AS8];&quot;Red&quot;;IF([raw.K8]&gt;[raw.AT8];&quot;Blue&quot;;&quot;Green&quot;)))" office:value-type="string" office:string-value="" calcext:value-type="error">
            <text:p>#VALUE!</text:p>
          </table:table-cell>
          <table:table-cell table:style-name="ce145" table:formula="of:=[raw.AU8]+ORG.OPENOFFICE.STYLE(IF([raw.K8]&lt;[raw.AV8];&quot;Red&quot;;IF([raw.K8]&gt;[raw.AW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9]" office:value-type="string" office:string-value="bh_posdep_negonly_pwr" calcext:value-type="string">
            <text:p>bh_posdep_negonly_pwr</text:p>
          </table:table-cell>
          <table:table-cell table:style-name="ce118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124" table:formula="of:=[$raw.F9]" office:value-type="string" office:string-value="BH1995" calcext:value-type="string">
            <text:p>BH1995</text:p>
          </table:table-cell>
          <table:table-cell table:style-name="ce131" table:formula="of:=[raw.N9]+ORG.OPENOFFICE.STYLE(IF([raw.K9]&lt;[raw.O9];&quot;Red&quot;;IF([raw.K9]&gt;[raw.P9];&quot;Blue&quot;;&quot;Green&quot;)))" office:value-type="float" office:value="0.765356" calcext:value-type="float">
            <text:p>0.7654</text:p>
          </table:table-cell>
          <table:table-cell table:style-name="ce153" table:formula="of:=[raw.Q9]+ORG.OPENOFFICE.STYLE(IF([raw.K9]&lt;[raw.R9];&quot;Red&quot;;IF([raw.K9]&gt;[raw.S9];&quot;Blue&quot;;&quot;Green&quot;)))" office:value-type="float" office:value="0.644272" calcext:value-type="float">
            <text:p>0.6443</text:p>
          </table:table-cell>
          <table:table-cell table:style-name="ce153" table:formula="of:=[raw.T9]+ORG.OPENOFFICE.STYLE(IF([raw.K9]&lt;[raw.U9];&quot;Red&quot;;IF([raw.K9]&gt;[raw.V9];&quot;Blue&quot;;&quot;Green&quot;)))" office:value-type="float" office:value="0.644272" calcext:value-type="float">
            <text:p>0.6443</text:p>
          </table:table-cell>
          <table:table-cell table:style-name="ce145" table:formula="of:=[raw.W9]+ORG.OPENOFFICE.STYLE(IF([raw.K9]&lt;[raw.X9];&quot;Red&quot;;IF([raw.K9]&gt;[raw.Y9];&quot;Blue&quot;;&quot;Green&quot;)))" office:value-type="float" office:value="0.732423" calcext:value-type="float">
            <text:p>0.7324</text:p>
          </table:table-cell>
          <table:table-cell table:style-name="ce131" table:formula="of:=[raw.Z9]+ORG.OPENOFFICE.STYLE(IF([raw.K9]&lt;[raw.AA9];&quot;Red&quot;;IF([raw.K9]&gt;[raw.AB9];&quot;Blue&quot;;&quot;Green&quot;)))" office:value-type="string" office:string-value="" calcext:value-type="error">
            <text:p>#VALUE!</text:p>
          </table:table-cell>
          <table:table-cell table:style-name="ce153" table:formula="of:=[raw.AC9]+ORG.OPENOFFICE.STYLE(IF([raw.K9]&lt;[raw.AD9];&quot;Red&quot;;IF([raw.K9]&gt;[raw.AE9];&quot;Blue&quot;;&quot;Green&quot;)))" office:value-type="string" office:string-value="" calcext:value-type="error">
            <text:p>#VALUE!</text:p>
          </table:table-cell>
          <table:table-cell table:style-name="ce155" table:formula="of:=[raw.AF9]+ORG.OPENOFFICE.STYLE(IF([raw.K9]&lt;[raw.AG9];&quot;Red&quot;;IF([raw.K9]&gt;[raw.AH9];&quot;Blue&quot;;&quot;Green&quot;)))" office:value-type="string" office:string-value="" calcext:value-type="error">
            <text:p>#VALUE!</text:p>
          </table:table-cell>
          <table:table-cell table:style-name="ce145" table:formula="of:=[raw.AI9]+ORG.OPENOFFICE.STYLE(IF([raw.K9]&lt;[raw.AJ9];&quot;Red&quot;;IF([raw.K9]&gt;[raw.AK9];&quot;Blue&quot;;&quot;Green&quot;)))" office:value-type="string" office:string-value="" calcext:value-type="error">
            <text:p>#VALUE!</text:p>
          </table:table-cell>
          <table:table-cell table:style-name="ce131" table:formula="of:=[raw.AL9]+ORG.OPENOFFICE.STYLE(IF([raw.K9]&lt;[raw.AM9];&quot;Red&quot;;IF([raw.K9]&gt;[raw.AN9];&quot;Blue&quot;;&quot;Green&quot;)))" office:value-type="float" office:value="0.764505100289412" calcext:value-type="float">
            <text:p>0.7645</text:p>
          </table:table-cell>
          <table:table-cell table:style-name="ce153" table:formula="of:=[raw.AO9]+ORG.OPENOFFICE.STYLE(IF([raw.K9]&lt;[raw.AP9];&quot;Red&quot;;IF([raw.K9]&gt;[raw.AQ9];&quot;Blue&quot;;&quot;Green&quot;)))" office:value-type="float" office:value="0.639424911782333" calcext:value-type="float">
            <text:p>0.6394</text:p>
          </table:table-cell>
          <table:table-cell table:style-name="ce153" table:formula="of:=[raw.AR9]+ORG.OPENOFFICE.STYLE(IF([raw.K9]&lt;[raw.AS9];&quot;Red&quot;;IF([raw.K9]&gt;[raw.AT9];&quot;Blue&quot;;&quot;Green&quot;)))" office:value-type="float" office:value="0.639424911782333" calcext:value-type="float">
            <text:p>0.6394</text:p>
          </table:table-cell>
          <table:table-cell table:style-name="ce145" table:formula="of:=[raw.AU9]+ORG.OPENOFFICE.STYLE(IF([raw.K9]&lt;[raw.AV9];&quot;Red&quot;;IF([raw.K9]&gt;[raw.AW9];&quot;Blue&quot;;&quot;Green&quot;)))" office:value-type="float" office:value="0.732402723298099" calcext:value-type="float">
            <text:p>0.7324</text:p>
          </table:table-cell>
        </table:table-row>
        <table:table-row table:style-name="ro1">
          <table:table-cell table:style-name="ce112" table:formula="of:=[$raw.A10]" office:value-type="string" office:string-value="bh_posdep_balanced_pwr" calcext:value-type="string">
            <text:p>bh_posdep_balanced_pwr</text:p>
          </table:table-cell>
          <table:table-cell table:style-name="ce118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124" table:formula="of:=[$raw.F10]" office:value-type="string" office:string-value="BH1995" calcext:value-type="string">
            <text:p>BH1995</text:p>
          </table:table-cell>
          <table:table-cell table:style-name="ce131" table:formula="of:=[raw.N10]+ORG.OPENOFFICE.STYLE(IF([raw.K10]&lt;[raw.O10];&quot;Red&quot;;IF([raw.K10]&gt;[raw.P10];&quot;Blue&quot;;&quot;Green&quot;)))" office:value-type="float" office:value="0.748197" calcext:value-type="float">
            <text:p>0.7482</text:p>
          </table:table-cell>
          <table:table-cell table:style-name="ce153" table:formula="of:=[raw.Q10]+ORG.OPENOFFICE.STYLE(IF([raw.K10]&lt;[raw.R10];&quot;Red&quot;;IF([raw.K10]&gt;[raw.S10];&quot;Blue&quot;;&quot;Green&quot;)))" office:value-type="float" office:value="0.7643905" calcext:value-type="float">
            <text:p>0.7644</text:p>
          </table:table-cell>
          <table:table-cell table:style-name="ce153" table:formula="of:=[raw.T10]+ORG.OPENOFFICE.STYLE(IF([raw.K10]&lt;[raw.U10];&quot;Red&quot;;IF([raw.K10]&gt;[raw.V10];&quot;Blue&quot;;&quot;Green&quot;)))" office:value-type="float" office:value="0.7643905" calcext:value-type="float">
            <text:p>0.7644</text:p>
          </table:table-cell>
          <table:table-cell table:style-name="ce145" table:formula="of:=[raw.W10]+ORG.OPENOFFICE.STYLE(IF([raw.K10]&lt;[raw.X10];&quot;Red&quot;;IF([raw.K10]&gt;[raw.Y10];&quot;Blue&quot;;&quot;Green&quot;)))" office:value-type="float" office:value="0.7592975" calcext:value-type="float">
            <text:p>0.7593</text:p>
          </table:table-cell>
          <table:table-cell table:style-name="ce131" table:formula="of:=[raw.Z10]+ORG.OPENOFFICE.STYLE(IF([raw.K10]&lt;[raw.AA10];&quot;Red&quot;;IF([raw.K10]&gt;[raw.AB10];&quot;Blue&quot;;&quot;Green&quot;)))" office:value-type="float" office:value="0.746032441726767" calcext:value-type="float">
            <text:p>0.7460</text:p>
          </table:table-cell>
          <table:table-cell table:style-name="ce153" table:formula="of:=[raw.AC10]+ORG.OPENOFFICE.STYLE(IF([raw.K10]&lt;[raw.AD10];&quot;Red&quot;;IF([raw.K10]&gt;[raw.AE10];&quot;Blue&quot;;&quot;Green&quot;)))" office:value-type="float" office:value="0.762897877567341" calcext:value-type="float">
            <text:p>0.7629</text:p>
          </table:table-cell>
          <table:table-cell table:style-name="ce155" table:formula="of:=[raw.AF10]+ORG.OPENOFFICE.STYLE(IF([raw.K10]&lt;[raw.AG10];&quot;Red&quot;;IF([raw.K10]&gt;[raw.AH10];&quot;Blue&quot;;&quot;Green&quot;)))" office:value-type="float" office:value="0.762897877567341" calcext:value-type="float">
            <text:p>0.7629</text:p>
          </table:table-cell>
          <table:table-cell table:style-name="ce145" table:formula="of:=[raw.AI10]+ORG.OPENOFFICE.STYLE(IF([raw.K10]&lt;[raw.AJ10];&quot;Red&quot;;IF([raw.K10]&gt;[raw.AK10];&quot;Blue&quot;;&quot;Green&quot;)))" office:value-type="float" office:value="0.757114345150545" calcext:value-type="float">
            <text:p>0.7571</text:p>
          </table:table-cell>
          <table:table-cell table:style-name="ce131" table:formula="of:=[raw.AL10]+ORG.OPENOFFICE.STYLE(IF([raw.K10]&lt;[raw.AM10];&quot;Red&quot;;IF([raw.K10]&gt;[raw.AN10];&quot;Blue&quot;;&quot;Green&quot;)))" office:value-type="float" office:value="0.751213341468674" calcext:value-type="float">
            <text:p>0.7512</text:p>
          </table:table-cell>
          <table:table-cell table:style-name="ce153" table:formula="of:=[raw.AO10]+ORG.OPENOFFICE.STYLE(IF([raw.K10]&lt;[raw.AP10];&quot;Red&quot;;IF([raw.K10]&gt;[raw.AQ10];&quot;Blue&quot;;&quot;Green&quot;)))" office:value-type="float" office:value="0.767096720393053" calcext:value-type="float">
            <text:p>0.7671</text:p>
          </table:table-cell>
          <table:table-cell table:style-name="ce153" table:formula="of:=[raw.AR10]+ORG.OPENOFFICE.STYLE(IF([raw.K10]&lt;[raw.AS10];&quot;Red&quot;;IF([raw.K10]&gt;[raw.AT10];&quot;Blue&quot;;&quot;Green&quot;)))" office:value-type="float" office:value="0.767096720393053" calcext:value-type="float">
            <text:p>0.7671</text:p>
          </table:table-cell>
          <table:table-cell table:style-name="ce145" table:formula="of:=[raw.AU10]+ORG.OPENOFFICE.STYLE(IF([raw.K10]&lt;[raw.AV10];&quot;Red&quot;;IF([raw.K10]&gt;[raw.AW10];&quot;Blue&quot;;&quot;Green&quot;)))" office:value-type="float" office:value="0.762525672991661" calcext:value-type="float">
            <text:p>0.7625</text:p>
          </table:table-cell>
        </table:table-row>
        <table:table-row table:style-name="ro1">
          <table:table-cell table:style-name="ce114" table:formula="of:=[$raw.A11]" office:value-type="string" office:string-value="bh_posdep_unbalanced_pwr" calcext:value-type="string">
            <text:p>bh_posdep_unbalanced_pwr</text:p>
          </table:table-cell>
          <table:table-cell table:style-name="ce119" table:formula="of:=[$raw.B11]" office:value-type="float" office:value="10" calcext:value-type="float">
            <text:p>10</text:p>
          </table:table-cell>
          <table:table-cell table:style-name="ce119" table:formula="of:=[$raw.C11]" office:value-type="float" office:value="0.1" calcext:value-type="float">
            <text:p>0.1</text:p>
          </table:table-cell>
          <table:table-cell table:style-name="ce119" table:formula="of:=[$raw.D11]" office:value-type="float" office:value="0.4" calcext:value-type="float">
            <text:p>0.4</text:p>
          </table:table-cell>
          <table:table-cell table:style-name="ce119" table:formula="of:=[$raw.E11]" office:value-type="float" office:value="0.25" calcext:value-type="float">
            <text:p>0.25</text:p>
          </table:table-cell>
          <table:table-cell table:style-name="ce125" table:formula="of:=[$raw.F11]" office:value-type="string" office:string-value="BH1995" calcext:value-type="string">
            <text:p>BH1995</text:p>
          </table:table-cell>
          <table:table-cell table:style-name="ce20" table:formula="of:=[raw.N11]+ORG.OPENOFFICE.STYLE(IF([raw.K11]&lt;[raw.O11];&quot;Red&quot;;IF([raw.K11]&gt;[raw.P11];&quot;Blue&quot;;&quot;Green&quot;)))" office:value-type="float" office:value="0.774192" calcext:value-type="float">
            <text:p>0.7742</text:p>
          </table:table-cell>
          <table:table-cell table:style-name="ce154" table:formula="of:=[raw.Q11]+ORG.OPENOFFICE.STYLE(IF([raw.K11]&lt;[raw.R11];&quot;Red&quot;;IF([raw.K11]&gt;[raw.S11];&quot;Blue&quot;;&quot;Green&quot;)))" office:value-type="float" office:value="0.757404" calcext:value-type="float">
            <text:p>0.7574</text:p>
          </table:table-cell>
          <table:table-cell table:style-name="ce154" table:formula="of:=[raw.T11]+ORG.OPENOFFICE.STYLE(IF([raw.K11]&lt;[raw.U11];&quot;Red&quot;;IF([raw.K11]&gt;[raw.V11];&quot;Blue&quot;;&quot;Green&quot;)))" office:value-type="float" office:value="0.757404" calcext:value-type="float">
            <text:p>0.7574</text:p>
          </table:table-cell>
          <table:table-cell table:style-name="ce32" table:formula="of:=[raw.W11]+ORG.OPENOFFICE.STYLE(IF([raw.K11]&lt;[raw.X11];&quot;Red&quot;;IF([raw.K11]&gt;[raw.Y11];&quot;Blue&quot;;&quot;Green&quot;)))" office:value-type="float" office:value="0.762945" calcext:value-type="float">
            <text:p>0.7629</text:p>
          </table:table-cell>
          <table:table-cell table:style-name="ce20" table:formula="of:=[raw.Z11]+ORG.OPENOFFICE.STYLE(IF([raw.K11]&lt;[raw.AA11];&quot;Red&quot;;IF([raw.K11]&gt;[raw.AB11];&quot;Blue&quot;;&quot;Green&quot;)))" office:value-type="float" office:value="0.603078343392696" calcext:value-type="float">
            <text:p>0.6031</text:p>
          </table:table-cell>
          <table:table-cell table:style-name="ce154" table:formula="of:=[raw.AC11]+ORG.OPENOFFICE.STYLE(IF([raw.K11]&lt;[raw.AD11];&quot;Red&quot;;IF([raw.K11]&gt;[raw.AE11];&quot;Blue&quot;;&quot;Green&quot;)))" office:value-type="float" office:value="0.783295118624331" calcext:value-type="float">
            <text:p>0.7833</text:p>
          </table:table-cell>
          <table:table-cell table:style-name="ce154" table:formula="of:=[raw.AF11]+ORG.OPENOFFICE.STYLE(IF([raw.K11]&lt;[raw.AG11];&quot;Red&quot;;IF([raw.K11]&gt;[raw.AH11];&quot;Blue&quot;;&quot;Green&quot;)))" office:value-type="float" office:value="0.783295118624331" calcext:value-type="float">
            <text:p>0.7833</text:p>
          </table:table-cell>
          <table:table-cell table:style-name="ce32" table:formula="of:=[raw.AI11]+ORG.OPENOFFICE.STYLE(IF([raw.K11]&lt;[raw.AJ11];&quot;Red&quot;;IF([raw.K11]&gt;[raw.AK11];&quot;Blue&quot;;&quot;Green&quot;)))" office:value-type="float" office:value="0.682410859583616" calcext:value-type="float">
            <text:p>0.6824</text:p>
          </table:table-cell>
          <table:table-cell table:style-name="ce20" table:formula="of:=[raw.AL11]+ORG.OPENOFFICE.STYLE(IF([raw.K11]&lt;[raw.AM11];&quot;Red&quot;;IF([raw.K11]&gt;[raw.AN11];&quot;Blue&quot;;&quot;Green&quot;)))" office:value-type="float" office:value="0.817564834115029" calcext:value-type="float">
            <text:p>0.8176</text:p>
          </table:table-cell>
          <table:table-cell table:style-name="ce154" table:formula="of:=[raw.AO11]+ORG.OPENOFFICE.STYLE(IF([raw.K11]&lt;[raw.AP11];&quot;Red&quot;;IF([raw.K11]&gt;[raw.AQ11];&quot;Blue&quot;;&quot;Green&quot;)))" office:value-type="float" office:value="0.751599484052567" calcext:value-type="float">
            <text:p>0.7516</text:p>
          </table:table-cell>
          <table:table-cell table:style-name="ce154" table:formula="of:=[raw.AR11]+ORG.OPENOFFICE.STYLE(IF([raw.K11]&lt;[raw.AS11];&quot;Red&quot;;IF([raw.K11]&gt;[raw.AT11];&quot;Blue&quot;;&quot;Green&quot;)))" office:value-type="float" office:value="0.751599484052567" calcext:value-type="float">
            <text:p>0.7516</text:p>
          </table:table-cell>
          <table:table-cell table:style-name="ce32" table:formula="of:=[raw.AU11]+ORG.OPENOFFICE.STYLE(IF([raw.K11]&lt;[raw.AV11];&quot;Red&quot;;IF([raw.K11]&gt;[raw.AW11];&quot;Blue&quot;;&quot;Green&quot;)))" office:value-type="float" office:value="0.783721616220757" calcext:value-type="float">
            <text:p>0.7837</text:p>
          </table:table-cell>
        </table:table-row>
        <table:table-row table:style-name="ro1">
          <table:table-cell table:style-name="ce112" table:formula="of:=[$raw.A12]" office:value-type="string" office:string-value="bky_indep_null_pwr" calcext:value-type="string">
            <text:p>bky_indep_null_pwr</text:p>
          </table:table-cell>
          <table:table-cell table:style-name="ce118" table:formula="of:=[$raw.B12]" office:value-type="float" office:value="1" calcext:value-type="float">
            <text:p>1</text:p>
          </table:table-cell>
          <table:table-cell table:formula="of:=[$raw.C12]" office:value-type="float" office:value="0" calcext:value-type="float">
            <text:p>0</text:p>
          </table:table-cell>
          <table:table-cell table:formula="of:=[$raw.D12]" office:value-type="float" office:value="0" calcext:value-type="float">
            <text:p>0</text:p>
          </table:table-cell>
          <table:table-cell table:formula="of:=[$raw.E12]" office:value-type="float" office:value="0" calcext:value-type="float">
            <text:p>0</text:p>
          </table:table-cell>
          <table:table-cell table:style-name="ce124" table:formula="of:=[$raw.F12]" office:value-type="string" office:string-value="BKY2006" calcext:value-type="string">
            <text:p>BKY2006</text:p>
          </table:table-cell>
          <table:table-cell table:style-name="ce131" table:formula="of:=[raw.N12]+ORG.OPENOFFICE.STYLE(IF([raw.K12]&lt;[raw.O12];&quot;Red&quot;;IF([raw.K12]&gt;[raw.P12];&quot;Blue&quot;;&quot;Green&quot;)))" office:value-type="string" office:string-value="" calcext:value-type="error">
            <text:p>#VALUE!</text:p>
          </table:table-cell>
          <table:table-cell table:style-name="ce153" table:formula="of:=[raw.Q12]+ORG.OPENOFFICE.STYLE(IF([raw.K12]&lt;[raw.R12];&quot;Red&quot;;IF([raw.K12]&gt;[raw.S12];&quot;Blue&quot;;&quot;Green&quot;)))" office:value-type="string" office:string-value="" calcext:value-type="error">
            <text:p>#VALUE!</text:p>
          </table:table-cell>
          <table:table-cell table:style-name="ce153" table:formula="of:=[raw.T12]+ORG.OPENOFFICE.STYLE(IF([raw.K12]&lt;[raw.U12];&quot;Red&quot;;IF([raw.K12]&gt;[raw.V12];&quot;Blue&quot;;&quot;Green&quot;)))" office:value-type="string" office:string-value="" calcext:value-type="error">
            <text:p>#VALUE!</text:p>
          </table:table-cell>
          <table:table-cell table:style-name="ce145" table:formula="of:=[raw.W12]+ORG.OPENOFFICE.STYLE(IF([raw.K12]&lt;[raw.X12];&quot;Red&quot;;IF([raw.K12]&gt;[raw.Y12];&quot;Blue&quot;;&quot;Green&quot;)))" office:value-type="string" office:string-value="" calcext:value-type="error">
            <text:p>#VALUE!</text:p>
          </table:table-cell>
          <table:table-cell table:style-name="ce131" table:formula="of:=[raw.Z12]+ORG.OPENOFFICE.STYLE(IF([raw.K12]&lt;[raw.AA12];&quot;Red&quot;;IF([raw.K12]&gt;[raw.AB12];&quot;Blue&quot;;&quot;Green&quot;)))" office:value-type="string" office:string-value="" calcext:value-type="error">
            <text:p>#VALUE!</text:p>
          </table:table-cell>
          <table:table-cell table:style-name="ce153" table:formula="of:=[raw.AC12]+ORG.OPENOFFICE.STYLE(IF([raw.K12]&lt;[raw.AD12];&quot;Red&quot;;IF([raw.K12]&gt;[raw.AE12];&quot;Blue&quot;;&quot;Green&quot;)))" office:value-type="string" office:string-value="" calcext:value-type="error">
            <text:p>#VALUE!</text:p>
          </table:table-cell>
          <table:table-cell table:style-name="ce155" table:formula="of:=[raw.AF12]+ORG.OPENOFFICE.STYLE(IF([raw.K12]&lt;[raw.AG12];&quot;Red&quot;;IF([raw.K12]&gt;[raw.AH12];&quot;Blue&quot;;&quot;Green&quot;)))" office:value-type="string" office:string-value="" calcext:value-type="error">
            <text:p>#VALUE!</text:p>
          </table:table-cell>
          <table:table-cell table:style-name="ce145" table:formula="of:=[raw.AI12]+ORG.OPENOFFICE.STYLE(IF([raw.K12]&lt;[raw.AJ12];&quot;Red&quot;;IF([raw.K12]&gt;[raw.AK12];&quot;Blue&quot;;&quot;Green&quot;)))" office:value-type="string" office:string-value="" calcext:value-type="error">
            <text:p>#VALUE!</text:p>
          </table:table-cell>
          <table:table-cell table:style-name="ce131" table:formula="of:=[raw.AL12]+ORG.OPENOFFICE.STYLE(IF([raw.K12]&lt;[raw.AM12];&quot;Red&quot;;IF([raw.K12]&gt;[raw.AN12];&quot;Blue&quot;;&quot;Green&quot;)))" office:value-type="string" office:string-value="" calcext:value-type="error">
            <text:p>#VALUE!</text:p>
          </table:table-cell>
          <table:table-cell table:style-name="ce153" table:formula="of:=[raw.AO12]+ORG.OPENOFFICE.STYLE(IF([raw.K12]&lt;[raw.AP12];&quot;Red&quot;;IF([raw.K12]&gt;[raw.AQ12];&quot;Blue&quot;;&quot;Green&quot;)))" office:value-type="string" office:string-value="" calcext:value-type="error">
            <text:p>#VALUE!</text:p>
          </table:table-cell>
          <table:table-cell table:style-name="ce153" table:formula="of:=[raw.AR12]+ORG.OPENOFFICE.STYLE(IF([raw.K12]&lt;[raw.AS12];&quot;Red&quot;;IF([raw.K12]&gt;[raw.AT12];&quot;Blue&quot;;&quot;Green&quot;)))" office:value-type="string" office:string-value="" calcext:value-type="error">
            <text:p>#VALUE!</text:p>
          </table:table-cell>
          <table:table-cell table:style-name="ce145" table:formula="of:=[raw.AU12]+ORG.OPENOFFICE.STYLE(IF([raw.K12]&lt;[raw.AV12];&quot;Red&quot;;IF([raw.K12]&gt;[raw.AW12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13]" office:value-type="string" office:string-value="bky_indep_posonly_pwr" calcext:value-type="string">
            <text:p>bky_indep_posonly_pwr</text:p>
          </table:table-cell>
          <table:table-cell table:style-name="ce118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124" table:formula="of:=[$raw.F13]" office:value-type="string" office:string-value="BKY2006" calcext:value-type="string">
            <text:p>BKY2006</text:p>
          </table:table-cell>
          <table:table-cell table:style-name="ce131" table:formula="of:=[raw.N13]+ORG.OPENOFFICE.STYLE(IF([raw.K13]&lt;[raw.O13];&quot;Red&quot;;IF([raw.K13]&gt;[raw.P13];&quot;Blue&quot;;&quot;Green&quot;)))" office:value-type="float" office:value="0.815693" calcext:value-type="float">
            <text:p>0.8157</text:p>
          </table:table-cell>
          <table:table-cell table:style-name="ce153" table:formula="of:=[raw.Q13]+ORG.OPENOFFICE.STYLE(IF([raw.K13]&lt;[raw.R13];&quot;Red&quot;;IF([raw.K13]&gt;[raw.S13];&quot;Blue&quot;;&quot;Green&quot;)))" office:value-type="float" office:value="0.683576" calcext:value-type="float">
            <text:p>0.6836</text:p>
          </table:table-cell>
          <table:table-cell table:style-name="ce153" table:formula="of:=[raw.T13]+ORG.OPENOFFICE.STYLE(IF([raw.K13]&lt;[raw.U13];&quot;Red&quot;;IF([raw.K13]&gt;[raw.V13];&quot;Blue&quot;;&quot;Green&quot;)))" office:value-type="float" office:value="0.702985" calcext:value-type="float">
            <text:p>0.7030</text:p>
          </table:table-cell>
          <table:table-cell table:style-name="ce145" table:formula="of:=[raw.W13]+ORG.OPENOFFICE.STYLE(IF([raw.K13]&lt;[raw.X13];&quot;Red&quot;;IF([raw.K13]&gt;[raw.Y13];&quot;Blue&quot;;&quot;Green&quot;)))" office:value-type="float" office:value="0.801519" calcext:value-type="float">
            <text:p>0.8015</text:p>
          </table:table-cell>
          <table:table-cell table:style-name="ce131" table:formula="of:=[raw.Z13]+ORG.OPENOFFICE.STYLE(IF([raw.K13]&lt;[raw.AA13];&quot;Red&quot;;IF([raw.K13]&gt;[raw.AB13];&quot;Blue&quot;;&quot;Green&quot;)))" office:value-type="float" office:value="0.816740449394723" calcext:value-type="float">
            <text:p>0.8167</text:p>
          </table:table-cell>
          <table:table-cell table:style-name="ce153" table:formula="of:=[raw.AC13]+ORG.OPENOFFICE.STYLE(IF([raw.K13]&lt;[raw.AD13];&quot;Red&quot;;IF([raw.K13]&gt;[raw.AE13];&quot;Blue&quot;;&quot;Green&quot;)))" office:value-type="float" office:value="0.670357124112949" calcext:value-type="float">
            <text:p>0.6704</text:p>
          </table:table-cell>
          <table:table-cell table:style-name="ce155" table:formula="of:=[raw.AF13]+ORG.OPENOFFICE.STYLE(IF([raw.K13]&lt;[raw.AG13];&quot;Red&quot;;IF([raw.K13]&gt;[raw.AH13];&quot;Blue&quot;;&quot;Green&quot;)))" office:value-type="float" office:value="0.687895402465484" calcext:value-type="float">
            <text:p>0.6879</text:p>
          </table:table-cell>
          <table:table-cell table:style-name="ce145" table:formula="of:=[raw.AI13]+ORG.OPENOFFICE.STYLE(IF([raw.K13]&lt;[raw.AJ13];&quot;Red&quot;;IF([raw.K13]&gt;[raw.AK13];&quot;Blue&quot;;&quot;Green&quot;)))" office:value-type="float" office:value="0.802503758249665" calcext:value-type="float">
            <text:p>0.8025</text:p>
          </table:table-cell>
          <table:table-cell table:style-name="ce131" table:formula="of:=[raw.AL13]+ORG.OPENOFFICE.STYLE(IF([raw.K13]&lt;[raw.AM13];&quot;Red&quot;;IF([raw.K13]&gt;[raw.AN13];&quot;Blue&quot;;&quot;Green&quot;)))" office:value-type="string" office:string-value="" calcext:value-type="error">
            <text:p>#VALUE!</text:p>
          </table:table-cell>
          <table:table-cell table:style-name="ce153" table:formula="of:=[raw.AO13]+ORG.OPENOFFICE.STYLE(IF([raw.K13]&lt;[raw.AP13];&quot;Red&quot;;IF([raw.K13]&gt;[raw.AQ13];&quot;Blue&quot;;&quot;Green&quot;)))" office:value-type="string" office:string-value="" calcext:value-type="error">
            <text:p>#VALUE!</text:p>
          </table:table-cell>
          <table:table-cell table:style-name="ce153" table:formula="of:=[raw.AR13]+ORG.OPENOFFICE.STYLE(IF([raw.K13]&lt;[raw.AS13];&quot;Red&quot;;IF([raw.K13]&gt;[raw.AT13];&quot;Blue&quot;;&quot;Green&quot;)))" office:value-type="string" office:string-value="" calcext:value-type="error">
            <text:p>#VALUE!</text:p>
          </table:table-cell>
          <table:table-cell table:style-name="ce145" table:formula="of:=[raw.AU13]+ORG.OPENOFFICE.STYLE(IF([raw.K13]&lt;[raw.AV13];&quot;Red&quot;;IF([raw.K13]&gt;[raw.AW13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14]" office:value-type="string" office:string-value="bky_indep_negonly_pwr" calcext:value-type="string">
            <text:p>bky_indep_negonly_pwr</text:p>
          </table:table-cell>
          <table:table-cell table:style-name="ce118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124" table:formula="of:=[$raw.F14]" office:value-type="string" office:string-value="BKY2006" calcext:value-type="string">
            <text:p>BKY2006</text:p>
          </table:table-cell>
          <table:table-cell table:style-name="ce131" table:formula="of:=[raw.N14]+ORG.OPENOFFICE.STYLE(IF([raw.K14]&lt;[raw.O14];&quot;Red&quot;;IF([raw.K14]&gt;[raw.P14];&quot;Blue&quot;;&quot;Green&quot;)))" office:value-type="float" office:value="0.817287" calcext:value-type="float">
            <text:p>0.8173</text:p>
          </table:table-cell>
          <table:table-cell table:style-name="ce153" table:formula="of:=[raw.Q14]+ORG.OPENOFFICE.STYLE(IF([raw.K14]&lt;[raw.R14];&quot;Red&quot;;IF([raw.K14]&gt;[raw.S14];&quot;Blue&quot;;&quot;Green&quot;)))" office:value-type="float" office:value="0.684155" calcext:value-type="float">
            <text:p>0.6842</text:p>
          </table:table-cell>
          <table:table-cell table:style-name="ce153" table:formula="of:=[raw.T14]+ORG.OPENOFFICE.STYLE(IF([raw.K14]&lt;[raw.U14];&quot;Red&quot;;IF([raw.K14]&gt;[raw.V14];&quot;Blue&quot;;&quot;Green&quot;)))" office:value-type="float" office:value="0.704181" calcext:value-type="float">
            <text:p>0.7042</text:p>
          </table:table-cell>
          <table:table-cell table:style-name="ce145" table:formula="of:=[raw.W14]+ORG.OPENOFFICE.STYLE(IF([raw.K14]&lt;[raw.X14];&quot;Red&quot;;IF([raw.K14]&gt;[raw.Y14];&quot;Blue&quot;;&quot;Green&quot;)))" office:value-type="float" office:value="0.803178" calcext:value-type="float">
            <text:p>0.8032</text:p>
          </table:table-cell>
          <table:table-cell table:style-name="ce131" table:formula="of:=[raw.Z14]+ORG.OPENOFFICE.STYLE(IF([raw.K14]&lt;[raw.AA14];&quot;Red&quot;;IF([raw.K14]&gt;[raw.AB14];&quot;Blue&quot;;&quot;Green&quot;)))" office:value-type="string" office:string-value="" calcext:value-type="error">
            <text:p>#VALUE!</text:p>
          </table:table-cell>
          <table:table-cell table:style-name="ce153" table:formula="of:=[raw.AC14]+ORG.OPENOFFICE.STYLE(IF([raw.K14]&lt;[raw.AD14];&quot;Red&quot;;IF([raw.K14]&gt;[raw.AE14];&quot;Blue&quot;;&quot;Green&quot;)))" office:value-type="string" office:string-value="" calcext:value-type="error">
            <text:p>#VALUE!</text:p>
          </table:table-cell>
          <table:table-cell table:style-name="ce155" table:formula="of:=[raw.AF14]+ORG.OPENOFFICE.STYLE(IF([raw.K14]&lt;[raw.AG14];&quot;Red&quot;;IF([raw.K14]&gt;[raw.AH14];&quot;Blue&quot;;&quot;Green&quot;)))" office:value-type="string" office:string-value="" calcext:value-type="error">
            <text:p>#VALUE!</text:p>
          </table:table-cell>
          <table:table-cell table:style-name="ce145" table:formula="of:=[raw.AI14]+ORG.OPENOFFICE.STYLE(IF([raw.K14]&lt;[raw.AJ14];&quot;Red&quot;;IF([raw.K14]&gt;[raw.AK14];&quot;Blue&quot;;&quot;Green&quot;)))" office:value-type="string" office:string-value="" calcext:value-type="error">
            <text:p>#VALUE!</text:p>
          </table:table-cell>
          <table:table-cell table:style-name="ce131" table:formula="of:=[raw.AL14]+ORG.OPENOFFICE.STYLE(IF([raw.K14]&lt;[raw.AM14];&quot;Red&quot;;IF([raw.K14]&gt;[raw.AN14];&quot;Blue&quot;;&quot;Green&quot;)))" office:value-type="float" office:value="0.81835764141202" calcext:value-type="float">
            <text:p>0.8184</text:p>
          </table:table-cell>
          <table:table-cell table:style-name="ce153" table:formula="of:=[raw.AO14]+ORG.OPENOFFICE.STYLE(IF([raw.K14]&lt;[raw.AP14];&quot;Red&quot;;IF([raw.K14]&gt;[raw.AQ14];&quot;Blue&quot;;&quot;Green&quot;)))" office:value-type="float" office:value="0.671187539430744" calcext:value-type="float">
            <text:p>0.6712</text:p>
          </table:table-cell>
          <table:table-cell table:style-name="ce153" table:formula="of:=[raw.AR14]+ORG.OPENOFFICE.STYLE(IF([raw.K14]&lt;[raw.AS14];&quot;Red&quot;;IF([raw.K14]&gt;[raw.AT14];&quot;Blue&quot;;&quot;Green&quot;)))" office:value-type="float" office:value="0.689299410363181" calcext:value-type="float">
            <text:p>0.6893</text:p>
          </table:table-cell>
          <table:table-cell table:style-name="ce145" table:formula="of:=[raw.AU14]+ORG.OPENOFFICE.STYLE(IF([raw.K14]&lt;[raw.AV14];&quot;Red&quot;;IF([raw.K14]&gt;[raw.AW14];&quot;Blue&quot;;&quot;Green&quot;)))" office:value-type="float" office:value="0.804194674393065" calcext:value-type="float">
            <text:p>0.8042</text:p>
          </table:table-cell>
        </table:table-row>
        <table:table-row table:style-name="ro1">
          <table:table-cell table:style-name="ce112" table:formula="of:=[$raw.A15]" office:value-type="string" office:string-value="bky_indep_balanced_pwr" calcext:value-type="string">
            <text:p>bky_indep_balanced_pwr</text:p>
          </table:table-cell>
          <table:table-cell table:style-name="ce118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124" table:formula="of:=[$raw.F15]" office:value-type="string" office:string-value="BKY2006" calcext:value-type="string">
            <text:p>BKY2006</text:p>
          </table:table-cell>
          <table:table-cell table:style-name="ce131" table:formula="of:=[raw.N15]+ORG.OPENOFFICE.STYLE(IF([raw.K15]&lt;[raw.O15];&quot;Red&quot;;IF([raw.K15]&gt;[raw.P15];&quot;Blue&quot;;&quot;Green&quot;)))" office:value-type="float" office:value="0.799569" calcext:value-type="float">
            <text:p>0.7996</text:p>
          </table:table-cell>
          <table:table-cell table:style-name="ce153" table:formula="of:=[raw.Q15]+ORG.OPENOFFICE.STYLE(IF([raw.K15]&lt;[raw.R15];&quot;Red&quot;;IF([raw.K15]&gt;[raw.S15];&quot;Blue&quot;;&quot;Green&quot;)))" office:value-type="float" office:value="0.7996895" calcext:value-type="float">
            <text:p>0.7997</text:p>
          </table:table-cell>
          <table:table-cell table:style-name="ce153" table:formula="of:=[raw.T15]+ORG.OPENOFFICE.STYLE(IF([raw.K15]&lt;[raw.U15];&quot;Red&quot;;IF([raw.K15]&gt;[raw.V15];&quot;Blue&quot;;&quot;Green&quot;)))" office:value-type="float" office:value="0.8526085" calcext:value-type="float">
            <text:p>0.8526</text:p>
          </table:table-cell>
          <table:table-cell table:style-name="ce145" table:formula="of:=[raw.W15]+ORG.OPENOFFICE.STYLE(IF([raw.K15]&lt;[raw.X15];&quot;Red&quot;;IF([raw.K15]&gt;[raw.Y15];&quot;Blue&quot;;&quot;Green&quot;)))" office:value-type="float" office:value="0.852579000000001" calcext:value-type="float">
            <text:p>0.8526</text:p>
          </table:table-cell>
          <table:table-cell table:style-name="ce131" table:formula="of:=[raw.Z15]+ORG.OPENOFFICE.STYLE(IF([raw.K15]&lt;[raw.AA15];&quot;Red&quot;;IF([raw.K15]&gt;[raw.AB15];&quot;Blue&quot;;&quot;Green&quot;)))" office:value-type="float" office:value="0.799644552005022" calcext:value-type="float">
            <text:p>0.7996</text:p>
          </table:table-cell>
          <table:table-cell table:style-name="ce153" table:formula="of:=[raw.AC15]+ORG.OPENOFFICE.STYLE(IF([raw.K15]&lt;[raw.AD15];&quot;Red&quot;;IF([raw.K15]&gt;[raw.AE15];&quot;Blue&quot;;&quot;Green&quot;)))" office:value-type="float" office:value="0.799918069271951" calcext:value-type="float">
            <text:p>0.7999</text:p>
          </table:table-cell>
          <table:table-cell table:style-name="ce155" table:formula="of:=[raw.AF15]+ORG.OPENOFFICE.STYLE(IF([raw.K15]&lt;[raw.AG15];&quot;Red&quot;;IF([raw.K15]&gt;[raw.AH15];&quot;Blue&quot;;&quot;Green&quot;)))" office:value-type="float" office:value="0.852873968220235" calcext:value-type="float">
            <text:p>0.8529</text:p>
          </table:table-cell>
          <table:table-cell table:style-name="ce145" table:formula="of:=[raw.AI15]+ORG.OPENOFFICE.STYLE(IF([raw.K15]&lt;[raw.AJ15];&quot;Red&quot;;IF([raw.K15]&gt;[raw.AK15];&quot;Blue&quot;;&quot;Green&quot;)))" office:value-type="float" office:value="0.852721727224481" calcext:value-type="float">
            <text:p>0.8527</text:p>
          </table:table-cell>
          <table:table-cell table:style-name="ce131" table:formula="of:=[raw.AL15]+ORG.OPENOFFICE.STYLE(IF([raw.K15]&lt;[raw.AM15];&quot;Red&quot;;IF([raw.K15]&gt;[raw.AN15];&quot;Blue&quot;;&quot;Green&quot;)))" office:value-type="float" office:value="0.801636515438981" calcext:value-type="float">
            <text:p>0.8016</text:p>
          </table:table-cell>
          <table:table-cell table:style-name="ce153" table:formula="of:=[raw.AO15]+ORG.OPENOFFICE.STYLE(IF([raw.K15]&lt;[raw.AP15];&quot;Red&quot;;IF([raw.K15]&gt;[raw.AQ15];&quot;Blue&quot;;&quot;Green&quot;)))" office:value-type="float" office:value="0.801604846283704" calcext:value-type="float">
            <text:p>0.8016</text:p>
          </table:table-cell>
          <table:table-cell table:style-name="ce153" table:formula="of:=[raw.AR15]+ORG.OPENOFFICE.STYLE(IF([raw.K15]&lt;[raw.AS15];&quot;Red&quot;;IF([raw.K15]&gt;[raw.AT15];&quot;Blue&quot;;&quot;Green&quot;)))" office:value-type="float" office:value="0.854628611171554" calcext:value-type="float">
            <text:p>0.8546</text:p>
          </table:table-cell>
          <table:table-cell table:style-name="ce145" table:formula="of:=[raw.AU15]+ORG.OPENOFFICE.STYLE(IF([raw.K15]&lt;[raw.AV15];&quot;Red&quot;;IF([raw.K15]&gt;[raw.AW15];&quot;Blue&quot;;&quot;Green&quot;)))" office:value-type="float" office:value="0.854722094378107" calcext:value-type="float">
            <text:p>0.8547</text:p>
          </table:table-cell>
        </table:table-row>
        <table:table-row table:style-name="ro1">
          <table:table-cell table:style-name="ce114" table:formula="of:=[$raw.A16]" office:value-type="string" office:string-value="bky_indep_unbalanced_pwr" calcext:value-type="string">
            <text:p>bky_indep_unbalanced_pwr</text:p>
          </table:table-cell>
          <table:table-cell table:style-name="ce119" table:formula="of:=[$raw.B16]" office:value-type="float" office:value="5" calcext:value-type="float">
            <text:p>5</text:p>
          </table:table-cell>
          <table:table-cell table:style-name="ce119" table:formula="of:=[$raw.C16]" office:value-type="float" office:value="0.1" calcext:value-type="float">
            <text:p>0.1</text:p>
          </table:table-cell>
          <table:table-cell table:style-name="ce119" table:formula="of:=[$raw.D16]" office:value-type="float" office:value="0.4" calcext:value-type="float">
            <text:p>0.4</text:p>
          </table:table-cell>
          <table:table-cell table:style-name="ce119" table:formula="of:=[$raw.E16]" office:value-type="float" office:value="0" calcext:value-type="float">
            <text:p>0</text:p>
          </table:table-cell>
          <table:table-cell table:style-name="ce125" table:formula="of:=[$raw.F16]" office:value-type="string" office:string-value="BKY2006" calcext:value-type="string">
            <text:p>BKY2006</text:p>
          </table:table-cell>
          <table:table-cell table:style-name="ce20" table:formula="of:=[raw.N16]+ORG.OPENOFFICE.STYLE(IF([raw.K16]&lt;[raw.O16];&quot;Red&quot;;IF([raw.K16]&gt;[raw.P16];&quot;Blue&quot;;&quot;Green&quot;)))" office:value-type="float" office:value="0.840851500000001" calcext:value-type="float">
            <text:p>0.8409</text:p>
          </table:table-cell>
          <table:table-cell table:style-name="ce154" table:formula="of:=[raw.Q16]+ORG.OPENOFFICE.STYLE(IF([raw.K16]&lt;[raw.R16];&quot;Red&quot;;IF([raw.K16]&gt;[raw.S16];&quot;Blue&quot;;&quot;Green&quot;)))" office:value-type="float" office:value="0.7997435" calcext:value-type="float">
            <text:p>0.7997</text:p>
          </table:table-cell>
          <table:table-cell table:style-name="ce154" table:formula="of:=[raw.T16]+ORG.OPENOFFICE.STYLE(IF([raw.K16]&lt;[raw.U16];&quot;Red&quot;;IF([raw.K16]&gt;[raw.V16];&quot;Blue&quot;;&quot;Green&quot;)))" office:value-type="float" office:value="0.852925500000001" calcext:value-type="float">
            <text:p>0.8529</text:p>
          </table:table-cell>
          <table:table-cell table:style-name="ce32" table:formula="of:=[raw.W16]+ORG.OPENOFFICE.STYLE(IF([raw.K16]&lt;[raw.X16];&quot;Red&quot;;IF([raw.K16]&gt;[raw.Y16];&quot;Blue&quot;;&quot;Green&quot;)))" office:value-type="float" office:value="0.869886" calcext:value-type="float">
            <text:p>0.8699</text:p>
          </table:table-cell>
          <table:table-cell table:style-name="ce20" table:formula="of:=[raw.Z16]+ORG.OPENOFFICE.STYLE(IF([raw.K16]&lt;[raw.AA16];&quot;Red&quot;;IF([raw.K16]&gt;[raw.AB16];&quot;Blue&quot;;&quot;Green&quot;)))" office:value-type="float" office:value="0.630938276837393" calcext:value-type="float">
            <text:p>0.6309</text:p>
          </table:table-cell>
          <table:table-cell table:style-name="ce154" table:formula="of:=[raw.AC16]+ORG.OPENOFFICE.STYLE(IF([raw.K16]&lt;[raw.AD16];&quot;Red&quot;;IF([raw.K16]&gt;[raw.AE16];&quot;Blue&quot;;&quot;Green&quot;)))" office:value-type="float" office:value="0.83640399192678" calcext:value-type="float">
            <text:p>0.8364</text:p>
          </table:table-cell>
          <table:table-cell table:style-name="ce154" table:formula="of:=[raw.AF16]+ORG.OPENOFFICE.STYLE(IF([raw.K16]&lt;[raw.AG16];&quot;Red&quot;;IF([raw.K16]&gt;[raw.AH16];&quot;Blue&quot;;&quot;Green&quot;)))" office:value-type="float" office:value="0.906755837085257" calcext:value-type="float">
            <text:p>0.9068</text:p>
          </table:table-cell>
          <table:table-cell table:style-name="ce32" table:formula="of:=[raw.AI16]+ORG.OPENOFFICE.STYLE(IF([raw.K16]&lt;[raw.AJ16];&quot;Red&quot;;IF([raw.K16]&gt;[raw.AK16];&quot;Blue&quot;;&quot;Green&quot;)))" office:value-type="float" office:value="0.729248168381009" calcext:value-type="float">
            <text:p>0.7292</text:p>
          </table:table-cell>
          <table:table-cell table:style-name="ce20" table:formula="of:=[raw.AL16]+ORG.OPENOFFICE.STYLE(IF([raw.K16]&lt;[raw.AM16];&quot;Red&quot;;IF([raw.K16]&gt;[raw.AN16];&quot;Blue&quot;;&quot;Green&quot;)))" office:value-type="float" office:value="0.894750206543052" calcext:value-type="float">
            <text:p>0.8948</text:p>
          </table:table-cell>
          <table:table-cell table:style-name="ce154" table:formula="of:=[raw.AO16]+ORG.OPENOFFICE.STYLE(IF([raw.K16]&lt;[raw.AP16];&quot;Red&quot;;IF([raw.K16]&gt;[raw.AQ16];&quot;Blue&quot;;&quot;Green&quot;)))" office:value-type="float" office:value="0.791929542434545" calcext:value-type="float">
            <text:p>0.7919</text:p>
          </table:table-cell>
          <table:table-cell table:style-name="ce154" table:formula="of:=[raw.AR16]+ORG.OPENOFFICE.STYLE(IF([raw.K16]&lt;[raw.AS16];&quot;Red&quot;;IF([raw.K16]&gt;[raw.AT16];&quot;Blue&quot;;&quot;Green&quot;)))" office:value-type="float" office:value="0.840908371418684" calcext:value-type="float">
            <text:p>0.8409</text:p>
          </table:table-cell>
          <table:table-cell table:style-name="ce32" table:formula="of:=[raw.AU16]+ORG.OPENOFFICE.STYLE(IF([raw.K16]&lt;[raw.AV16];&quot;Red&quot;;IF([raw.K16]&gt;[raw.AW16];&quot;Blue&quot;;&quot;Green&quot;)))" office:value-type="float" office:value="0.906515909540657" calcext:value-type="float">
            <text:p>0.9065</text:p>
          </table:table-cell>
        </table:table-row>
        <table:table-row table:style-name="ro1">
          <table:table-cell table:style-name="ce108" table:formula="of:=[$raw.A17]" office:value-type="string" office:string-value="bky_posdep_null_pwr" calcext:value-type="string">
            <text:p>bky_posdep_null_pwr</text:p>
          </table:table-cell>
          <table:table-cell table:style-name="ce117" table:formula="of:=[$raw.B17]" office:value-type="float" office:value="6" calcext:value-type="float">
            <text:p>6</text:p>
          </table:table-cell>
          <table:table-cell table:style-name="ce117" table:formula="of:=[$raw.C17]" office:value-type="float" office:value="0" calcext:value-type="float">
            <text:p>0</text:p>
          </table:table-cell>
          <table:table-cell table:style-name="ce117" table:formula="of:=[$raw.D17]" office:value-type="float" office:value="0" calcext:value-type="float">
            <text:p>0</text:p>
          </table:table-cell>
          <table:table-cell table:style-name="ce117" table:formula="of:=[$raw.E17]" office:value-type="float" office:value="0.25" calcext:value-type="float">
            <text:p>0.25</text:p>
          </table:table-cell>
          <table:table-cell table:style-name="ce123" table:formula="of:=[$raw.F17]" office:value-type="string" office:string-value="BKY2006" calcext:value-type="string">
            <text:p>BKY2006</text:p>
          </table:table-cell>
          <table:table-cell table:style-name="ce128" table:formula="of:=[raw.N17]+ORG.OPENOFFICE.STYLE(IF([raw.K17]&lt;[raw.O17];&quot;Red&quot;;IF([raw.K17]&gt;[raw.P17];&quot;Blue&quot;;&quot;Green&quot;)))" office:value-type="string" office:string-value="" calcext:value-type="error">
            <text:p>#VALUE!</text:p>
          </table:table-cell>
          <table:table-cell table:style-name="ce24" table:formula="of:=[raw.Q17]+ORG.OPENOFFICE.STYLE(IF([raw.K17]&lt;[raw.R17];&quot;Red&quot;;IF([raw.K17]&gt;[raw.S17];&quot;Blue&quot;;&quot;Green&quot;)))" office:value-type="string" office:string-value="" calcext:value-type="error">
            <text:p>#VALUE!</text:p>
          </table:table-cell>
          <table:table-cell table:style-name="ce24" table:formula="of:=[raw.T17]+ORG.OPENOFFICE.STYLE(IF([raw.K17]&lt;[raw.U17];&quot;Red&quot;;IF([raw.K17]&gt;[raw.V17];&quot;Blue&quot;;&quot;Green&quot;)))" office:value-type="string" office:string-value="" calcext:value-type="error">
            <text:p>#VALUE!</text:p>
          </table:table-cell>
          <table:table-cell table:style-name="ce142" table:formula="of:=[raw.W17]+ORG.OPENOFFICE.STYLE(IF([raw.K17]&lt;[raw.X17];&quot;Red&quot;;IF([raw.K17]&gt;[raw.Y17];&quot;Blue&quot;;&quot;Green&quot;)))" office:value-type="string" office:string-value="" calcext:value-type="error">
            <text:p>#VALUE!</text:p>
          </table:table-cell>
          <table:table-cell table:style-name="ce128" table:formula="of:=[raw.Z17]+ORG.OPENOFFICE.STYLE(IF([raw.K17]&lt;[raw.AA17];&quot;Red&quot;;IF([raw.K17]&gt;[raw.AB17];&quot;Blue&quot;;&quot;Green&quot;)))" office:value-type="string" office:string-value="" calcext:value-type="error">
            <text:p>#VALUE!</text:p>
          </table:table-cell>
          <table:table-cell table:style-name="ce24" table:formula="of:=[raw.AC17]+ORG.OPENOFFICE.STYLE(IF([raw.K17]&lt;[raw.AD17];&quot;Red&quot;;IF([raw.K17]&gt;[raw.AE17];&quot;Blue&quot;;&quot;Green&quot;)))" office:value-type="string" office:string-value="" calcext:value-type="error">
            <text:p>#VALUE!</text:p>
          </table:table-cell>
          <table:table-cell table:style-name="ce24" table:formula="of:=[raw.AF17]+ORG.OPENOFFICE.STYLE(IF([raw.K17]&lt;[raw.AG17];&quot;Red&quot;;IF([raw.K17]&gt;[raw.AH17];&quot;Blue&quot;;&quot;Green&quot;)))" office:value-type="string" office:string-value="" calcext:value-type="error">
            <text:p>#VALUE!</text:p>
          </table:table-cell>
          <table:table-cell table:style-name="ce142" table:formula="of:=[raw.AI17]+ORG.OPENOFFICE.STYLE(IF([raw.K17]&lt;[raw.AJ17];&quot;Red&quot;;IF([raw.K17]&gt;[raw.AK17];&quot;Blue&quot;;&quot;Green&quot;)))" office:value-type="string" office:string-value="" calcext:value-type="error">
            <text:p>#VALUE!</text:p>
          </table:table-cell>
          <table:table-cell table:style-name="ce128" table:formula="of:=[raw.AL17]+ORG.OPENOFFICE.STYLE(IF([raw.K17]&lt;[raw.AM17];&quot;Red&quot;;IF([raw.K17]&gt;[raw.AN17];&quot;Blue&quot;;&quot;Green&quot;)))" office:value-type="string" office:string-value="" calcext:value-type="error">
            <text:p>#VALUE!</text:p>
          </table:table-cell>
          <table:table-cell table:style-name="ce24" table:formula="of:=[raw.AO17]+ORG.OPENOFFICE.STYLE(IF([raw.K17]&lt;[raw.AP17];&quot;Red&quot;;IF([raw.K17]&gt;[raw.AQ17];&quot;Blue&quot;;&quot;Green&quot;)))" office:value-type="string" office:string-value="" calcext:value-type="error">
            <text:p>#VALUE!</text:p>
          </table:table-cell>
          <table:table-cell table:style-name="ce24" table:formula="of:=[raw.AR17]+ORG.OPENOFFICE.STYLE(IF([raw.K17]&lt;[raw.AS17];&quot;Red&quot;;IF([raw.K17]&gt;[raw.AT17];&quot;Blue&quot;;&quot;Green&quot;)))" office:value-type="string" office:string-value="" calcext:value-type="error">
            <text:p>#VALUE!</text:p>
          </table:table-cell>
          <table:table-cell table:style-name="ce142" table:formula="of:=[raw.AU17]+ORG.OPENOFFICE.STYLE(IF([raw.K17]&lt;[raw.AV17];&quot;Red&quot;;IF([raw.K17]&gt;[raw.AW17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18]" office:value-type="string" office:string-value="bky_posdep_posonly_pwr" calcext:value-type="string">
            <text:p>bky_posdep_posonly_pwr</text:p>
          </table:table-cell>
          <table:table-cell table:style-name="ce118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124" table:formula="of:=[$raw.F18]" office:value-type="string" office:string-value="BKY2006" calcext:value-type="string">
            <text:p>BKY2006</text:p>
          </table:table-cell>
          <table:table-cell table:style-name="ce131" table:formula="of:=[raw.N18]+ORG.OPENOFFICE.STYLE(IF([raw.K18]&lt;[raw.O18];&quot;Red&quot;;IF([raw.K18]&gt;[raw.P18];&quot;Blue&quot;;&quot;Green&quot;)))" office:value-type="float" office:value="0.803913" calcext:value-type="float">
            <text:p>0.8039</text:p>
          </table:table-cell>
          <table:table-cell table:style-name="ce153" table:formula="of:=[raw.Q18]+ORG.OPENOFFICE.STYLE(IF([raw.K18]&lt;[raw.R18];&quot;Red&quot;;IF([raw.K18]&gt;[raw.S18];&quot;Blue&quot;;&quot;Green&quot;)))" office:value-type="float" office:value="0.650663" calcext:value-type="float">
            <text:p>0.6507</text:p>
          </table:table-cell>
          <table:table-cell table:style-name="ce153" table:formula="of:=[raw.T18]+ORG.OPENOFFICE.STYLE(IF([raw.K18]&lt;[raw.U18];&quot;Red&quot;;IF([raw.K18]&gt;[raw.V18];&quot;Blue&quot;;&quot;Green&quot;)))" office:value-type="float" office:value="0.66825" calcext:value-type="float">
            <text:p>0.6683</text:p>
          </table:table-cell>
          <table:table-cell table:style-name="ce145" table:formula="of:=[raw.W18]+ORG.OPENOFFICE.STYLE(IF([raw.K18]&lt;[raw.X18];&quot;Red&quot;;IF([raw.K18]&gt;[raw.Y18];&quot;Blue&quot;;&quot;Green&quot;)))" office:value-type="float" office:value="0.796001" calcext:value-type="float">
            <text:p>0.7960</text:p>
          </table:table-cell>
          <table:table-cell table:style-name="ce131" table:formula="of:=[raw.Z18]+ORG.OPENOFFICE.STYLE(IF([raw.K18]&lt;[raw.AA18];&quot;Red&quot;;IF([raw.K18]&gt;[raw.AB18];&quot;Blue&quot;;&quot;Green&quot;)))" office:value-type="float" office:value="0.800746264562521" calcext:value-type="float">
            <text:p>0.8007</text:p>
          </table:table-cell>
          <table:table-cell table:style-name="ce153" table:formula="of:=[raw.AC18]+ORG.OPENOFFICE.STYLE(IF([raw.K18]&lt;[raw.AD18];&quot;Red&quot;;IF([raw.K18]&gt;[raw.AE18];&quot;Blue&quot;;&quot;Green&quot;)))" office:value-type="float" office:value="0.644172953939517" calcext:value-type="float">
            <text:p>0.6442</text:p>
          </table:table-cell>
          <table:table-cell table:style-name="ce155" table:formula="of:=[raw.AF18]+ORG.OPENOFFICE.STYLE(IF([raw.K18]&lt;[raw.AG18];&quot;Red&quot;;IF([raw.K18]&gt;[raw.AH18];&quot;Blue&quot;;&quot;Green&quot;)))" office:value-type="float" office:value="0.660966113190771" calcext:value-type="float">
            <text:p>0.6610</text:p>
          </table:table-cell>
          <table:table-cell table:style-name="ce145" table:formula="of:=[raw.AI18]+ORG.OPENOFFICE.STYLE(IF([raw.K18]&lt;[raw.AJ18];&quot;Red&quot;;IF([raw.K18]&gt;[raw.AK18];&quot;Blue&quot;;&quot;Green&quot;)))" office:value-type="float" office:value="0.794250541562601" calcext:value-type="float">
            <text:p>0.7943</text:p>
          </table:table-cell>
          <table:table-cell table:style-name="ce131" table:formula="of:=[raw.AL18]+ORG.OPENOFFICE.STYLE(IF([raw.K18]&lt;[raw.AM18];&quot;Red&quot;;IF([raw.K18]&gt;[raw.AN18];&quot;Blue&quot;;&quot;Green&quot;)))" office:value-type="string" office:string-value="" calcext:value-type="error">
            <text:p>#VALUE!</text:p>
          </table:table-cell>
          <table:table-cell table:style-name="ce153" table:formula="of:=[raw.AO18]+ORG.OPENOFFICE.STYLE(IF([raw.K18]&lt;[raw.AP18];&quot;Red&quot;;IF([raw.K18]&gt;[raw.AQ18];&quot;Blue&quot;;&quot;Green&quot;)))" office:value-type="string" office:string-value="" calcext:value-type="error">
            <text:p>#VALUE!</text:p>
          </table:table-cell>
          <table:table-cell table:style-name="ce153" table:formula="of:=[raw.AR18]+ORG.OPENOFFICE.STYLE(IF([raw.K18]&lt;[raw.AS18];&quot;Red&quot;;IF([raw.K18]&gt;[raw.AT18];&quot;Blue&quot;;&quot;Green&quot;)))" office:value-type="string" office:string-value="" calcext:value-type="error">
            <text:p>#VALUE!</text:p>
          </table:table-cell>
          <table:table-cell table:style-name="ce145" table:formula="of:=[raw.AU18]+ORG.OPENOFFICE.STYLE(IF([raw.K18]&lt;[raw.AV18];&quot;Red&quot;;IF([raw.K18]&gt;[raw.AW18];&quot;Blue&quot;;&quot;Green&quot;)))" office:value-type="string" office:string-value="" calcext:value-type="error">
            <text:p>#VALUE!</text:p>
          </table:table-cell>
        </table:table-row>
        <table:table-row table:style-name="ro1">
          <table:table-cell table:style-name="ce112" table:formula="of:=[$raw.A19]" office:value-type="string" office:string-value="bky_posdep_negonly_pwr" calcext:value-type="string">
            <text:p>bky_posdep_negonly_pwr</text:p>
          </table:table-cell>
          <table:table-cell table:style-name="ce118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124" table:formula="of:=[$raw.F19]" office:value-type="string" office:string-value="BKY2006" calcext:value-type="string">
            <text:p>BKY2006</text:p>
          </table:table-cell>
          <table:table-cell table:style-name="ce131" table:formula="of:=[raw.N19]+ORG.OPENOFFICE.STYLE(IF([raw.K19]&lt;[raw.O19];&quot;Red&quot;;IF([raw.K19]&gt;[raw.P19];&quot;Blue&quot;;&quot;Green&quot;)))" office:value-type="float" office:value="0.818087" calcext:value-type="float">
            <text:p>0.8181</text:p>
          </table:table-cell>
          <table:table-cell table:style-name="ce153" table:formula="of:=[raw.Q19]+ORG.OPENOFFICE.STYLE(IF([raw.K19]&lt;[raw.R19];&quot;Red&quot;;IF([raw.K19]&gt;[raw.S19];&quot;Blue&quot;;&quot;Green&quot;)))" office:value-type="float" office:value="0.664573" calcext:value-type="float">
            <text:p>0.6646</text:p>
          </table:table-cell>
          <table:table-cell table:style-name="ce153" table:formula="of:=[raw.T19]+ORG.OPENOFFICE.STYLE(IF([raw.K19]&lt;[raw.U19];&quot;Red&quot;;IF([raw.K19]&gt;[raw.V19];&quot;Blue&quot;;&quot;Green&quot;)))" office:value-type="float" office:value="0.682741" calcext:value-type="float">
            <text:p>0.6827</text:p>
          </table:table-cell>
          <table:table-cell table:style-name="ce145" table:formula="of:=[raw.W19]+ORG.OPENOFFICE.STYLE(IF([raw.K19]&lt;[raw.X19];&quot;Red&quot;;IF([raw.K19]&gt;[raw.Y19];&quot;Blue&quot;;&quot;Green&quot;)))" office:value-type="float" office:value="0.805692" calcext:value-type="float">
            <text:p>0.8057</text:p>
          </table:table-cell>
          <table:table-cell table:style-name="ce131" table:formula="of:=[raw.Z19]+ORG.OPENOFFICE.STYLE(IF([raw.K19]&lt;[raw.AA19];&quot;Red&quot;;IF([raw.K19]&gt;[raw.AB19];&quot;Blue&quot;;&quot;Green&quot;)))" office:value-type="string" office:string-value="" calcext:value-type="error">
            <text:p>#VALUE!</text:p>
          </table:table-cell>
          <table:table-cell table:style-name="ce153" table:formula="of:=[raw.AC19]+ORG.OPENOFFICE.STYLE(IF([raw.K19]&lt;[raw.AD19];&quot;Red&quot;;IF([raw.K19]&gt;[raw.AE19];&quot;Blue&quot;;&quot;Green&quot;)))" office:value-type="string" office:string-value="" calcext:value-type="error">
            <text:p>#VALUE!</text:p>
          </table:table-cell>
          <table:table-cell table:style-name="ce155" table:formula="of:=[raw.AF19]+ORG.OPENOFFICE.STYLE(IF([raw.K19]&lt;[raw.AG19];&quot;Red&quot;;IF([raw.K19]&gt;[raw.AH19];&quot;Blue&quot;;&quot;Green&quot;)))" office:value-type="string" office:string-value="" calcext:value-type="error">
            <text:p>#VALUE!</text:p>
          </table:table-cell>
          <table:table-cell table:style-name="ce145" table:formula="of:=[raw.AI19]+ORG.OPENOFFICE.STYLE(IF([raw.K19]&lt;[raw.AJ19];&quot;Red&quot;;IF([raw.K19]&gt;[raw.AK19];&quot;Blue&quot;;&quot;Green&quot;)))" office:value-type="string" office:string-value="" calcext:value-type="error">
            <text:p>#VALUE!</text:p>
          </table:table-cell>
          <table:table-cell table:style-name="ce131" table:formula="of:=[raw.AL19]+ORG.OPENOFFICE.STYLE(IF([raw.K19]&lt;[raw.AM19];&quot;Red&quot;;IF([raw.K19]&gt;[raw.AN19];&quot;Blue&quot;;&quot;Green&quot;)))" office:value-type="float" office:value="0.816860002526091" calcext:value-type="float">
            <text:p>0.8169</text:p>
          </table:table-cell>
          <table:table-cell table:style-name="ce153" table:formula="of:=[raw.AO19]+ORG.OPENOFFICE.STYLE(IF([raw.K19]&lt;[raw.AP19];&quot;Red&quot;;IF([raw.K19]&gt;[raw.AQ19];&quot;Blue&quot;;&quot;Green&quot;)))" office:value-type="float" office:value="0.659320787713358" calcext:value-type="float">
            <text:p>0.6593</text:p>
          </table:table-cell>
          <table:table-cell table:style-name="ce153" table:formula="of:=[raw.AR19]+ORG.OPENOFFICE.STYLE(IF([raw.K19]&lt;[raw.AS19];&quot;Red&quot;;IF([raw.K19]&gt;[raw.AT19];&quot;Blue&quot;;&quot;Green&quot;)))" office:value-type="float" office:value="0.67683278799996" calcext:value-type="float">
            <text:p>0.6768</text:p>
          </table:table-cell>
          <table:table-cell table:style-name="ce145" table:formula="of:=[raw.AU19]+ORG.OPENOFFICE.STYLE(IF([raw.K19]&lt;[raw.AV19];&quot;Red&quot;;IF([raw.K19]&gt;[raw.AW19];&quot;Blue&quot;;&quot;Green&quot;)))" office:value-type="float" office:value="0.805720461307649" calcext:value-type="float">
            <text:p>0.8057</text:p>
          </table:table-cell>
        </table:table-row>
        <table:table-row table:style-name="ro1">
          <table:table-cell table:style-name="ce112" table:formula="of:=[$raw.A20]" office:value-type="string" office:string-value="bky_posdep_balanced_pwr" calcext:value-type="string">
            <text:p>bky_posdep_balanced_pwr</text:p>
          </table:table-cell>
          <table:table-cell table:style-name="ce120" table:formula="of:=[$raw.B20]" office:value-type="float" office:value="9" calcext:value-type="float">
            <text:p>9</text:p>
          </table:table-cell>
          <table:table-cell table:style-name="ce120" table:formula="of:=[$raw.C20]" office:value-type="float" office:value="0.25" calcext:value-type="float">
            <text:p>0.25</text:p>
          </table:table-cell>
          <table:table-cell table:style-name="ce120" table:formula="of:=[$raw.D20]" office:value-type="float" office:value="0.25" calcext:value-type="float">
            <text:p>0.25</text:p>
          </table:table-cell>
          <table:table-cell table:style-name="ce120" table:formula="of:=[$raw.E20]" office:value-type="float" office:value="0.25" calcext:value-type="float">
            <text:p>0.25</text:p>
          </table:table-cell>
          <table:table-cell table:style-name="ce124" table:formula="of:=[$raw.F20]" office:value-type="string" office:string-value="BKY2006" calcext:value-type="string">
            <text:p>BKY2006</text:p>
          </table:table-cell>
          <table:table-cell table:style-name="ce131" table:formula="of:=[raw.N20]+ORG.OPENOFFICE.STYLE(IF([raw.K20]&lt;[raw.O20];&quot;Red&quot;;IF([raw.K20]&gt;[raw.P20];&quot;Blue&quot;;&quot;Green&quot;)))" office:value-type="float" office:value="0.7841465" calcext:value-type="float">
            <text:p>0.7841</text:p>
          </table:table-cell>
          <table:table-cell table:style-name="ce155" table:formula="of:=[raw.Q20]+ORG.OPENOFFICE.STYLE(IF([raw.K20]&lt;[raw.R20];&quot;Red&quot;;IF([raw.K20]&gt;[raw.S20];&quot;Blue&quot;;&quot;Green&quot;)))" office:value-type="float" office:value="0.7995385" calcext:value-type="float">
            <text:p>0.7995</text:p>
          </table:table-cell>
          <table:table-cell table:style-name="ce155" table:formula="of:=[raw.T20]+ORG.OPENOFFICE.STYLE(IF([raw.K20]&lt;[raw.U20];&quot;Red&quot;;IF([raw.K20]&gt;[raw.V20];&quot;Blue&quot;;&quot;Green&quot;)))" office:value-type="float" office:value="0.8521005" calcext:value-type="float">
            <text:p>0.8521</text:p>
          </table:table-cell>
          <table:table-cell table:style-name="ce145" table:formula="of:=[raw.W20]+ORG.OPENOFFICE.STYLE(IF([raw.K20]&lt;[raw.X20];&quot;Red&quot;;IF([raw.K20]&gt;[raw.Y20];&quot;Blue&quot;;&quot;Green&quot;)))" office:value-type="float" office:value="0.8503535" calcext:value-type="float">
            <text:p>0.8504</text:p>
          </table:table-cell>
          <table:table-cell table:style-name="ce131" table:formula="of:=[raw.Z20]+ORG.OPENOFFICE.STYLE(IF([raw.K20]&lt;[raw.AA20];&quot;Red&quot;;IF([raw.K20]&gt;[raw.AB20];&quot;Blue&quot;;&quot;Green&quot;)))" office:value-type="float" office:value="0.780193531507895" calcext:value-type="float">
            <text:p>0.7802</text:p>
          </table:table-cell>
          <table:table-cell table:style-name="ce155" table:formula="of:=[raw.AC20]+ORG.OPENOFFICE.STYLE(IF([raw.K20]&lt;[raw.AD20];&quot;Red&quot;;IF([raw.K20]&gt;[raw.AE20];&quot;Blue&quot;;&quot;Green&quot;)))" office:value-type="float" office:value="0.797472841210425" calcext:value-type="float">
            <text:p>0.7975</text:p>
          </table:table-cell>
          <table:table-cell table:style-name="ce155" table:formula="of:=[raw.AF20]+ORG.OPENOFFICE.STYLE(IF([raw.K20]&lt;[raw.AG20];&quot;Red&quot;;IF([raw.K20]&gt;[raw.AH20];&quot;Blue&quot;;&quot;Green&quot;)))" office:value-type="float" office:value="0.849700039770382" calcext:value-type="float">
            <text:p>0.8497</text:p>
          </table:table-cell>
          <table:table-cell table:style-name="ce145" table:formula="of:=[raw.AI20]+ORG.OPENOFFICE.STYLE(IF([raw.K20]&lt;[raw.AJ20];&quot;Red&quot;;IF([raw.K20]&gt;[raw.AK20];&quot;Blue&quot;;&quot;Green&quot;)))" office:value-type="float" office:value="0.846388267085083" calcext:value-type="float">
            <text:p>0.8464</text:p>
          </table:table-cell>
          <table:table-cell table:style-name="ce131" table:formula="of:=[raw.AL20]+ORG.OPENOFFICE.STYLE(IF([raw.K20]&lt;[raw.AM20];&quot;Red&quot;;IF([raw.K20]&gt;[raw.AN20];&quot;Blue&quot;;&quot;Green&quot;)))" office:value-type="float" office:value="0.788962721510663" calcext:value-type="float">
            <text:p>0.7890</text:p>
          </table:table-cell>
          <table:table-cell table:style-name="ce155" table:formula="of:=[raw.AO20]+ORG.OPENOFFICE.STYLE(IF([raw.K20]&lt;[raw.AP20];&quot;Red&quot;;IF([raw.K20]&gt;[raw.AQ20];&quot;Blue&quot;;&quot;Green&quot;)))" office:value-type="float" office:value="0.802888128905857" calcext:value-type="float">
            <text:p>0.8029</text:p>
          </table:table-cell>
          <table:table-cell table:style-name="ce155" table:formula="of:=[raw.AR20]+ORG.OPENOFFICE.STYLE(IF([raw.K20]&lt;[raw.AS20];&quot;Red&quot;;IF([raw.K20]&gt;[raw.AT20];&quot;Blue&quot;;&quot;Green&quot;)))" office:value-type="float" office:value="0.8559560933596" calcext:value-type="float">
            <text:p>0.8560</text:p>
          </table:table-cell>
          <table:table-cell table:style-name="ce145" table:formula="of:=[raw.AU20]+ORG.OPENOFFICE.STYLE(IF([raw.K20]&lt;[raw.AV20];&quot;Red&quot;;IF([raw.K20]&gt;[raw.AW20];&quot;Blue&quot;;&quot;Green&quot;)))" office:value-type="float" office:value="0.855550151944766" calcext:value-type="float">
            <text:p>0.8556</text:p>
          </table:table-cell>
        </table:table-row>
        <table:table-row table:style-name="ro1">
          <table:table-cell table:style-name="ce114" table:formula="of:=[$raw.A21]" office:value-type="string" office:string-value="bky_posdep_unbalanced_pwr" calcext:value-type="string">
            <text:p>bky_posdep_unbalanced_pwr</text:p>
          </table:table-cell>
          <table:table-cell table:style-name="ce119" table:formula="of:=[$raw.B21]" office:value-type="float" office:value="10" calcext:value-type="float">
            <text:p>10</text:p>
          </table:table-cell>
          <table:table-cell table:style-name="ce119" table:formula="of:=[$raw.C21]" office:value-type="float" office:value="0.1" calcext:value-type="float">
            <text:p>0.1</text:p>
          </table:table-cell>
          <table:table-cell table:style-name="ce119" table:formula="of:=[$raw.D21]" office:value-type="float" office:value="0.4" calcext:value-type="float">
            <text:p>0.4</text:p>
          </table:table-cell>
          <table:table-cell table:style-name="ce119" table:formula="of:=[$raw.E21]" office:value-type="float" office:value="0.25" calcext:value-type="float">
            <text:p>0.25</text:p>
          </table:table-cell>
          <table:table-cell table:style-name="ce125" table:formula="of:=[$raw.F21]" office:value-type="string" office:string-value="BKY2006" calcext:value-type="string">
            <text:p>BKY2006</text:p>
          </table:table-cell>
          <table:table-cell table:style-name="ce20" table:formula="of:=[raw.N21]+ORG.OPENOFFICE.STYLE(IF([raw.K21]&lt;[raw.O21];&quot;Red&quot;;IF([raw.K21]&gt;[raw.P21];&quot;Blue&quot;;&quot;Green&quot;)))" office:value-type="float" office:value="0.826153" calcext:value-type="float">
            <text:p>0.8262</text:p>
          </table:table-cell>
          <table:table-cell table:style-name="ce154" table:formula="of:=[raw.Q21]+ORG.OPENOFFICE.STYLE(IF([raw.K21]&lt;[raw.R21];&quot;Red&quot;;IF([raw.K21]&gt;[raw.S21];&quot;Blue&quot;;&quot;Green&quot;)))" office:value-type="float" office:value="0.790385" calcext:value-type="float">
            <text:p>0.7904</text:p>
          </table:table-cell>
          <table:table-cell table:style-name="ce154" table:formula="of:=[raw.T21]+ORG.OPENOFFICE.STYLE(IF([raw.K21]&lt;[raw.U21];&quot;Red&quot;;IF([raw.K21]&gt;[raw.V21];&quot;Blue&quot;;&quot;Green&quot;)))" office:value-type="float" office:value="0.8415685" calcext:value-type="float">
            <text:p>0.8416</text:p>
          </table:table-cell>
          <table:table-cell table:style-name="ce32" table:formula="of:=[raw.W21]+ORG.OPENOFFICE.STYLE(IF([raw.K21]&lt;[raw.X21];&quot;Red&quot;;IF([raw.K21]&gt;[raw.Y21];&quot;Blue&quot;;&quot;Green&quot;)))" office:value-type="float" office:value="0.8641755" calcext:value-type="float">
            <text:p>0.8642</text:p>
          </table:table-cell>
          <table:table-cell table:style-name="ce20" table:formula="of:=[raw.Z21]+ORG.OPENOFFICE.STYLE(IF([raw.K21]&lt;[raw.AA21];&quot;Red&quot;;IF([raw.K21]&gt;[raw.AB21];&quot;Blue&quot;;&quot;Green&quot;)))" office:value-type="float" office:value="0.618726977103043" calcext:value-type="float">
            <text:p>0.6187</text:p>
          </table:table-cell>
          <table:table-cell table:style-name="ce154" table:formula="of:=[raw.AC21]+ORG.OPENOFFICE.STYLE(IF([raw.K21]&lt;[raw.AD21];&quot;Red&quot;;IF([raw.K21]&gt;[raw.AE21];&quot;Blue&quot;;&quot;Green&quot;)))" office:value-type="float" office:value="0.827658357945914" calcext:value-type="float">
            <text:p>0.8277</text:p>
          </table:table-cell>
          <table:table-cell table:style-name="ce154" table:formula="of:=[raw.AF21]+ORG.OPENOFFICE.STYLE(IF([raw.K21]&lt;[raw.AG21];&quot;Red&quot;;IF([raw.K21]&gt;[raw.AH21];&quot;Blue&quot;;&quot;Green&quot;)))" office:value-type="float" office:value="0.892058221389857" calcext:value-type="float">
            <text:p>0.8921</text:p>
          </table:table-cell>
          <table:table-cell table:style-name="ce32" table:formula="of:=[raw.AI21]+ORG.OPENOFFICE.STYLE(IF([raw.K21]&lt;[raw.AJ21];&quot;Red&quot;;IF([raw.K21]&gt;[raw.AK21];&quot;Blue&quot;;&quot;Green&quot;)))" office:value-type="float" office:value="0.729631770378883" calcext:value-type="float">
            <text:p>0.7296</text:p>
          </table:table-cell>
          <table:table-cell table:style-name="ce20" table:formula="of:=[raw.AL21]+ORG.OPENOFFICE.STYLE(IF([raw.K21]&lt;[raw.AM21];&quot;Red&quot;;IF([raw.K21]&gt;[raw.AN21];&quot;Blue&quot;;&quot;Green&quot;)))" office:value-type="float" office:value="0.878669282471321" calcext:value-type="float">
            <text:p>0.8787</text:p>
          </table:table-cell>
          <table:table-cell table:style-name="ce154" table:formula="of:=[raw.AO21]+ORG.OPENOFFICE.STYLE(IF([raw.K21]&lt;[raw.AP21];&quot;Red&quot;;IF([raw.K21]&gt;[raw.AQ21];&quot;Blue&quot;;&quot;Green&quot;)))" office:value-type="float" office:value="0.781788225040582" calcext:value-type="float">
            <text:p>0.7818</text:p>
          </table:table-cell>
          <table:table-cell table:style-name="ce154" table:formula="of:=[raw.AR21]+ORG.OPENOFFICE.STYLE(IF([raw.K21]&lt;[raw.AS21];&quot;Red&quot;;IF([raw.K21]&gt;[raw.AT21];&quot;Blue&quot;;&quot;Green&quot;)))" office:value-type="float" office:value="0.829764917408386" calcext:value-type="float">
            <text:p>0.8298</text:p>
          </table:table-cell>
          <table:table-cell table:style-name="ce32" table:formula="of:=[raw.AU21]+ORG.OPENOFFICE.STYLE(IF([raw.K21]&lt;[raw.AV21];&quot;Red&quot;;IF([raw.K21]&gt;[raw.AW21];&quot;Blue&quot;;&quot;Green&quot;)))" office:value-type="float" office:value="0.898630933960869" calcext:value-type="float">
            <text:p>0.8986</text:p>
          </table:table-cell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36" office:value-type="string" calcext:value-type="string">
            <text:p>NaN</text:p>
          </table:table-cell>
          <table:table-cell office:value-type="float" office:value="2.31027708333333" calcext:value-type="float">
            <text:p>2.31027708333333</text:p>
          </table:table-cell>
        </table:table-row>
        <table:table-row table:style-name="ro1">
          <table:table-cell office:value-type="string" calcext:value-type="string">
            <text:p>bh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4066" calcext:value-type="float">
            <text:p>0.774066</text:p>
          </table:table-cell>
          <table:table-cell office:value-type="float" office:value="0.772929812670086" calcext:value-type="float">
            <text:p>0.772929812670086</text:p>
          </table:table-cell>
          <table:table-cell office:value-type="float" office:value="0.775202187329914" calcext:value-type="float">
            <text:p>0.775202187329914</text:p>
          </table:table-cell>
          <table:table-cell office:value-type="float" office:value="0.664787" calcext:value-type="float">
            <text:p>0.664787</text:p>
          </table:table-cell>
          <table:table-cell office:value-type="float" office:value="0.663497773214298" calcext:value-type="float">
            <text:p>0.663497773214298</text:p>
          </table:table-cell>
          <table:table-cell office:value-type="float" office:value="0.666076226785701" calcext:value-type="float">
            <text:p>0.666076226785701</text:p>
          </table:table-cell>
          <table:table-cell office:value-type="float" office:value="0.664787" calcext:value-type="float">
            <text:p>0.664787</text:p>
          </table:table-cell>
          <table:table-cell office:value-type="float" office:value="0.663497773214298" calcext:value-type="float">
            <text:p>0.663497773214298</text:p>
          </table:table-cell>
          <table:table-cell office:value-type="float" office:value="0.666076226785701" calcext:value-type="float">
            <text:p>0.666076226785701</text:p>
          </table:table-cell>
          <table:table-cell office:value-type="float" office:value="0.733148" calcext:value-type="float">
            <text:p>0.733148</text:p>
          </table:table-cell>
          <table:table-cell office:value-type="float" office:value="0.731982485603189" calcext:value-type="float">
            <text:p>0.731982485603189</text:p>
          </table:table-cell>
          <table:table-cell office:value-type="float" office:value="0.734313514396812" calcext:value-type="float">
            <text:p>0.734313514396812</text:p>
          </table:table-cell>
          <table:table-cell office:value-type="float" office:value="0.774986574337576" calcext:value-type="float">
            <text:p>0.774986574337576</text:p>
          </table:table-cell>
          <table:table-cell office:value-type="float" office:value="0.773851579066074" calcext:value-type="float">
            <text:p>0.773851579066074</text:p>
          </table:table-cell>
          <table:table-cell office:value-type="float" office:value="0.776121569609078" calcext:value-type="float">
            <text:p>0.776121569609078</text:p>
          </table:table-cell>
          <table:table-cell office:value-type="float" office:value="0.65323135169599" calcext:value-type="float">
            <text:p>0.65323135169599</text:p>
          </table:table-cell>
          <table:table-cell office:value-type="float" office:value="0.651999349869609" calcext:value-type="float">
            <text:p>0.651999349869609</text:p>
          </table:table-cell>
          <table:table-cell office:value-type="float" office:value="0.654463353522371" calcext:value-type="float">
            <text:p>0.654463353522371</text:p>
          </table:table-cell>
          <table:table-cell office:value-type="float" office:value="0.65323135169599" calcext:value-type="float">
            <text:p>0.65323135169599</text:p>
          </table:table-cell>
          <table:table-cell office:value-type="float" office:value="0.651999349869609" calcext:value-type="float">
            <text:p>0.651999349869609</text:p>
          </table:table-cell>
          <table:table-cell office:value-type="float" office:value="0.654463353522371" calcext:value-type="float">
            <text:p>0.654463353522371</text:p>
          </table:table-cell>
          <table:table-cell office:value-type="float" office:value="0.733981972133867" calcext:value-type="float">
            <text:p>0.733981972133867</text:p>
          </table:table-cell>
          <table:table-cell office:value-type="float" office:value="0.732817082596336" calcext:value-type="float">
            <text:p>0.732817082596336</text:p>
          </table:table-cell>
          <table:table-cell office:value-type="float" office:value="0.735146861671399" calcext:value-type="float">
            <text:p>0.735146861671399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2.20622916666667" calcext:value-type="float">
            <text:p>2.20622916666667</text:p>
          </table:table-cell>
        </table:table-row>
        <table:table-row table:style-name="ro1">
          <table:table-cell office:value-type="string" calcext:value-type="string">
            <text:p>bh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7032" calcext:value-type="float">
            <text:p>0.777032</text:p>
          </table:table-cell>
          <table:table-cell office:value-type="float" office:value="0.775875927831912" calcext:value-type="float">
            <text:p>0.775875927831912</text:p>
          </table:table-cell>
          <table:table-cell office:value-type="float" office:value="0.778188072168088" calcext:value-type="float">
            <text:p>0.778188072168088</text:p>
          </table:table-cell>
          <table:table-cell office:value-type="float" office:value="0.668174999999999" calcext:value-type="float">
            <text:p>0.668174999999999</text:p>
          </table:table-cell>
          <table:table-cell office:value-type="float" office:value="0.666886783666179" calcext:value-type="float">
            <text:p>0.666886783666179</text:p>
          </table:table-cell>
          <table:table-cell office:value-type="float" office:value="0.66946321633382" calcext:value-type="float">
            <text:p>0.66946321633382</text:p>
          </table:table-cell>
          <table:table-cell office:value-type="float" office:value="0.668174999999999" calcext:value-type="float">
            <text:p>0.668174999999999</text:p>
          </table:table-cell>
          <table:table-cell office:value-type="float" office:value="0.666886783666179" calcext:value-type="float">
            <text:p>0.666886783666179</text:p>
          </table:table-cell>
          <table:table-cell office:value-type="float" office:value="0.66946321633382" calcext:value-type="float">
            <text:p>0.66946321633382</text:p>
          </table:table-cell>
          <table:table-cell office:value-type="float" office:value="0.736183" calcext:value-type="float">
            <text:p>0.736183</text:p>
          </table:table-cell>
          <table:table-cell office:value-type="float" office:value="0.735010693891696" calcext:value-type="float">
            <text:p>0.735010693891696</text:p>
          </table:table-cell>
          <table:table-cell office:value-type="float" office:value="0.737355306108304" calcext:value-type="float">
            <text:p>0.737355306108304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0.777951759907323" calcext:value-type="float">
            <text:p>0.777951759907323</text:p>
          </table:table-cell>
          <table:table-cell office:value-type="float" office:value="0.776792639263579" calcext:value-type="float">
            <text:p>0.776792639263579</text:p>
          </table:table-cell>
          <table:table-cell office:value-type="float" office:value="0.779110880551067" calcext:value-type="float">
            <text:p>0.779110880551067</text:p>
          </table:table-cell>
          <table:table-cell office:value-type="float" office:value="0.65652779857152" calcext:value-type="float">
            <text:p>0.65652779857152</text:p>
          </table:table-cell>
          <table:table-cell office:value-type="float" office:value="0.655290255282336" calcext:value-type="float">
            <text:p>0.655290255282336</text:p>
          </table:table-cell>
          <table:table-cell office:value-type="float" office:value="0.657765341860705" calcext:value-type="float">
            <text:p>0.657765341860705</text:p>
          </table:table-cell>
          <table:table-cell office:value-type="float" office:value="0.65652779857152" calcext:value-type="float">
            <text:p>0.65652779857152</text:p>
          </table:table-cell>
          <table:table-cell office:value-type="float" office:value="0.655290255282336" calcext:value-type="float">
            <text:p>0.655290255282336</text:p>
          </table:table-cell>
          <table:table-cell office:value-type="float" office:value="0.657765341860705" calcext:value-type="float">
            <text:p>0.657765341860705</text:p>
          </table:table-cell>
          <table:table-cell office:value-type="float" office:value="0.737016270457404" calcext:value-type="float">
            <text:p>0.737016270457404</text:p>
          </table:table-cell>
          <table:table-cell office:value-type="float" office:value="0.735840907449559" calcext:value-type="float">
            <text:p>0.735840907449559</text:p>
          </table:table-cell>
          <table:table-cell office:value-type="float" office:value="0.738191633465249" calcext:value-type="float">
            <text:p>0.738191633465249</text:p>
          </table:table-cell>
          <table:table-cell office:value-type="float" office:value="2.222180375" calcext:value-type="float">
            <text:p>2.222180375</text:p>
          </table:table-cell>
        </table:table-row>
        <table:table-row table:style-name="ro1">
          <table:table-cell office:value-type="string" calcext:value-type="string">
            <text:p>bh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40865" calcext:value-type="float">
            <text:p>0.7640865</text:p>
          </table:table-cell>
          <table:table-cell office:value-type="float" office:value="0.763327183914249" calcext:value-type="float">
            <text:p>0.763327183914249</text:p>
          </table:table-cell>
          <table:table-cell office:value-type="float" office:value="0.76484581608575" calcext:value-type="float">
            <text:p>0.76484581608575</text:p>
          </table:table-cell>
          <table:table-cell office:value-type="float" office:value="0.764076999999999" calcext:value-type="float">
            <text:p>0.764076999999999</text:p>
          </table:table-cell>
          <table:table-cell office:value-type="float" office:value="0.763318088885621" calcext:value-type="float">
            <text:p>0.763318088885621</text:p>
          </table:table-cell>
          <table:table-cell office:value-type="float" office:value="0.764835911114378" calcext:value-type="float">
            <text:p>0.764835911114378</text:p>
          </table:table-cell>
          <table:table-cell office:value-type="float" office:value="0.764076999999999" calcext:value-type="float">
            <text:p>0.764076999999999</text:p>
          </table:table-cell>
          <table:table-cell office:value-type="float" office:value="0.763318088885621" calcext:value-type="float">
            <text:p>0.763318088885621</text:p>
          </table:table-cell>
          <table:table-cell office:value-type="float" office:value="0.764835911114378" calcext:value-type="float">
            <text:p>0.764835911114378</text:p>
          </table:table-cell>
          <table:table-cell office:value-type="float" office:value="0.764095999999999" calcext:value-type="float">
            <text:p>0.764095999999999</text:p>
          </table:table-cell>
          <table:table-cell office:value-type="float" office:value="0.763336636126014" calcext:value-type="float">
            <text:p>0.763336636126014</text:p>
          </table:table-cell>
          <table:table-cell office:value-type="float" office:value="0.764855363873985" calcext:value-type="float">
            <text:p>0.764855363873985</text:p>
          </table:table-cell>
          <table:table-cell office:value-type="float" office:value="0.764829107868933" calcext:value-type="float">
            <text:p>0.764829107868933</text:p>
          </table:table-cell>
          <table:table-cell office:value-type="float" office:value="0.763731827083274" calcext:value-type="float">
            <text:p>0.763731827083274</text:p>
          </table:table-cell>
          <table:table-cell office:value-type="float" office:value="0.765926388654591" calcext:value-type="float">
            <text:p>0.765926388654591</text:p>
          </table:table-cell>
          <table:table-cell office:value-type="float" office:value="0.764858405769046" calcext:value-type="float">
            <text:p>0.764858405769046</text:p>
          </table:table-cell>
          <table:table-cell office:value-type="float" office:value="0.763857507658606" calcext:value-type="float">
            <text:p>0.763857507658606</text:p>
          </table:table-cell>
          <table:table-cell office:value-type="float" office:value="0.765859303879485" calcext:value-type="float">
            <text:p>0.765859303879485</text:p>
          </table:table-cell>
          <table:table-cell office:value-type="float" office:value="0.764858405769046" calcext:value-type="float">
            <text:p>0.764858405769046</text:p>
          </table:table-cell>
          <table:table-cell office:value-type="float" office:value="0.763857507658606" calcext:value-type="float">
            <text:p>0.763857507658606</text:p>
          </table:table-cell>
          <table:table-cell office:value-type="float" office:value="0.765859303879485" calcext:value-type="float">
            <text:p>0.765859303879485</text:p>
          </table:table-cell>
          <table:table-cell office:value-type="float" office:value="0.764920768872713" calcext:value-type="float">
            <text:p>0.764920768872713</text:p>
          </table:table-cell>
          <table:table-cell office:value-type="float" office:value="0.763817670910159" calcext:value-type="float">
            <text:p>0.763817670910159</text:p>
          </table:table-cell>
          <table:table-cell office:value-type="float" office:value="0.766023866835266" calcext:value-type="float">
            <text:p>0.766023866835266</text:p>
          </table:table-cell>
          <table:table-cell office:value-type="float" office:value="0.765451986374735" calcext:value-type="float">
            <text:p>0.765451986374735</text:p>
          </table:table-cell>
          <table:table-cell office:value-type="float" office:value="0.764362566311083" calcext:value-type="float">
            <text:p>0.764362566311083</text:p>
          </table:table-cell>
          <table:table-cell office:value-type="float" office:value="0.766541406438388" calcext:value-type="float">
            <text:p>0.766541406438388</text:p>
          </table:table-cell>
          <table:table-cell office:value-type="float" office:value="0.765404148844543" calcext:value-type="float">
            <text:p>0.765404148844543</text:p>
          </table:table-cell>
          <table:table-cell office:value-type="float" office:value="0.764411192707195" calcext:value-type="float">
            <text:p>0.764411192707195</text:p>
          </table:table-cell>
          <table:table-cell office:value-type="float" office:value="0.766397104981891" calcext:value-type="float">
            <text:p>0.766397104981891</text:p>
          </table:table-cell>
          <table:table-cell office:value-type="float" office:value="0.765404148844543" calcext:value-type="float">
            <text:p>0.765404148844543</text:p>
          </table:table-cell>
          <table:table-cell office:value-type="float" office:value="0.764411192707195" calcext:value-type="float">
            <text:p>0.764411192707195</text:p>
          </table:table-cell>
          <table:table-cell office:value-type="float" office:value="0.766397104981891" calcext:value-type="float">
            <text:p>0.766397104981891</text:p>
          </table:table-cell>
          <table:table-cell office:value-type="float" office:value="0.765380000233291" calcext:value-type="float">
            <text:p>0.765380000233291</text:p>
          </table:table-cell>
          <table:table-cell office:value-type="float" office:value="0.764286141640357" calcext:value-type="float">
            <text:p>0.764286141640357</text:p>
          </table:table-cell>
          <table:table-cell office:value-type="float" office:value="0.766473858826225" calcext:value-type="float">
            <text:p>0.766473858826225</text:p>
          </table:table-cell>
          <table:table-cell office:value-type="float" office:value="2.405894125" calcext:value-type="float">
            <text:p>2.405894125</text:p>
          </table:table-cell>
        </table:table-row>
        <table:table-row table:style-name="ro1">
          <table:table-cell office:value-type="string" calcext:value-type="string">
            <text:p>bh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7642499999999" calcext:value-type="float">
            <text:p>0.787642499999999</text:p>
          </table:table-cell>
          <table:table-cell office:value-type="float" office:value="0.786914557877054" calcext:value-type="float">
            <text:p>0.786914557877054</text:p>
          </table:table-cell>
          <table:table-cell office:value-type="float" office:value="0.788370442122945" calcext:value-type="float">
            <text:p>0.788370442122945</text:p>
          </table:table-cell>
          <table:table-cell office:value-type="float" office:value="0.7640855" calcext:value-type="float">
            <text:p>0.7640855</text:p>
          </table:table-cell>
          <table:table-cell office:value-type="float" office:value="0.763331777156558" calcext:value-type="float">
            <text:p>0.763331777156558</text:p>
          </table:table-cell>
          <table:table-cell office:value-type="float" office:value="0.764839222843441" calcext:value-type="float">
            <text:p>0.764839222843441</text:p>
          </table:table-cell>
          <table:table-cell office:value-type="float" office:value="0.7640855" calcext:value-type="float">
            <text:p>0.7640855</text:p>
          </table:table-cell>
          <table:table-cell office:value-type="float" office:value="0.763331777156558" calcext:value-type="float">
            <text:p>0.763331777156558</text:p>
          </table:table-cell>
          <table:table-cell office:value-type="float" office:value="0.764839222843441" calcext:value-type="float">
            <text:p>0.764839222843441</text:p>
          </table:table-cell>
          <table:table-cell office:value-type="float" office:value="0.768309999999999" calcext:value-type="float">
            <text:p>0.768309999999999</text:p>
          </table:table-cell>
          <table:table-cell office:value-type="float" office:value="0.767556785067066" calcext:value-type="float">
            <text:p>0.767556785067066</text:p>
          </table:table-cell>
          <table:table-cell office:value-type="float" office:value="0.769063214932933" calcext:value-type="float">
            <text:p>0.769063214932933</text:p>
          </table:table-cell>
          <table:table-cell office:value-type="float" office:value="0.621429498076057" calcext:value-type="float">
            <text:p>0.621429498076057</text:p>
          </table:table-cell>
          <table:table-cell office:value-type="float" office:value="0.619456812819933" calcext:value-type="float">
            <text:p>0.619456812819933</text:p>
          </table:table-cell>
          <table:table-cell office:value-type="float" office:value="0.623402183332181" calcext:value-type="float">
            <text:p>0.623402183332181</text:p>
          </table:table-cell>
          <table:table-cell office:value-type="float" office:value="0.792878877147206" calcext:value-type="float">
            <text:p>0.792878877147206</text:p>
          </table:table-cell>
          <table:table-cell office:value-type="float" office:value="0.791327696867984" calcext:value-type="float">
            <text:p>0.791327696867984</text:p>
          </table:table-cell>
          <table:table-cell office:value-type="float" office:value="0.794430057426428" calcext:value-type="float">
            <text:p>0.794430057426428</text:p>
          </table:table-cell>
          <table:table-cell office:value-type="float" office:value="0.792878877147206" calcext:value-type="float">
            <text:p>0.792878877147206</text:p>
          </table:table-cell>
          <table:table-cell office:value-type="float" office:value="0.791327696867984" calcext:value-type="float">
            <text:p>0.791327696867984</text:p>
          </table:table-cell>
          <table:table-cell office:value-type="float" office:value="0.794430057426428" calcext:value-type="float">
            <text:p>0.794430057426428</text:p>
          </table:table-cell>
          <table:table-cell office:value-type="float" office:value="0.688428959597333" calcext:value-type="float">
            <text:p>0.688428959597333</text:p>
          </table:table-cell>
          <table:table-cell office:value-type="float" office:value="0.686488301684221" calcext:value-type="float">
            <text:p>0.686488301684221</text:p>
          </table:table-cell>
          <table:table-cell office:value-type="float" office:value="0.690369617510444" calcext:value-type="float">
            <text:p>0.690369617510444</text:p>
          </table:table-cell>
          <table:table-cell office:value-type="float" office:value="0.83054094604147" calcext:value-type="float">
            <text:p>0.83054094604147</text:p>
          </table:table-cell>
          <table:table-cell office:value-type="float" office:value="0.829785695719748" calcext:value-type="float">
            <text:p>0.829785695719748</text:p>
          </table:table-cell>
          <table:table-cell office:value-type="float" office:value="0.831296196363191" calcext:value-type="float">
            <text:p>0.831296196363191</text:p>
          </table:table-cell>
          <table:table-cell office:value-type="float" office:value="0.758193156387412" calcext:value-type="float">
            <text:p>0.758193156387412</text:p>
          </table:table-cell>
          <table:table-cell office:value-type="float" office:value="0.757393664149899" calcext:value-type="float">
            <text:p>0.757393664149899</text:p>
          </table:table-cell>
          <table:table-cell office:value-type="float" office:value="0.758992648624926" calcext:value-type="float">
            <text:p>0.758992648624926</text:p>
          </table:table-cell>
          <table:table-cell office:value-type="float" office:value="0.758193156387412" calcext:value-type="float">
            <text:p>0.758193156387412</text:p>
          </table:table-cell>
          <table:table-cell office:value-type="float" office:value="0.757393664149899" calcext:value-type="float">
            <text:p>0.757393664149899</text:p>
          </table:table-cell>
          <table:table-cell office:value-type="float" office:value="0.758992648624926" calcext:value-type="float">
            <text:p>0.758992648624926</text:p>
          </table:table-cell>
          <table:table-cell office:value-type="float" office:value="0.789592952038987" calcext:value-type="float">
            <text:p>0.789592952038987</text:p>
          </table:table-cell>
          <table:table-cell office:value-type="float" office:value="0.7887907943147" calcext:value-type="float">
            <text:p>0.7887907943147</text:p>
          </table:table-cell>
          <table:table-cell office:value-type="float" office:value="0.790395109763274" calcext:value-type="float">
            <text:p>0.790395109763274</text:p>
          </table:table-cell>
          <table:table-cell office:value-type="float" office:value="2.18359191666667" calcext:value-type="float">
            <text:p>2.18359191666667</text:p>
          </table:table-cell>
        </table:table-row>
        <table:table-row table:style-name="ro1">
          <table:table-cell office:value-type="string" calcext:value-type="string">
            <text:p>bh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36" office:value-type="string" calcext:value-type="string">
            <text:p>NaN</text:p>
          </table:table-cell>
          <table:table-cell office:value-type="float" office:value="2.3053535" calcext:value-type="float">
            <text:p>2.3053535</text:p>
          </table:table-cell>
        </table:table-row>
        <table:table-row table:style-name="ro1">
          <table:table-cell office:value-type="string" calcext:value-type="string">
            <text:p>bh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4378" calcext:value-type="float">
            <text:p>0.764378</text:p>
          </table:table-cell>
          <table:table-cell office:value-type="float" office:value="0.752786100534998" calcext:value-type="float">
            <text:p>0.752786100534998</text:p>
          </table:table-cell>
          <table:table-cell office:value-type="float" office:value="0.775969899465003" calcext:value-type="float">
            <text:p>0.775969899465003</text:p>
          </table:table-cell>
          <table:table-cell office:value-type="float" office:value="0.642106" calcext:value-type="float">
            <text:p>0.642106</text:p>
          </table:table-cell>
          <table:table-cell office:value-type="float" office:value="0.630605928714373" calcext:value-type="float">
            <text:p>0.630605928714373</text:p>
          </table:table-cell>
          <table:table-cell office:value-type="float" office:value="0.653606071285627" calcext:value-type="float">
            <text:p>0.653606071285627</text:p>
          </table:table-cell>
          <table:table-cell office:value-type="float" office:value="0.642106" calcext:value-type="float">
            <text:p>0.642106</text:p>
          </table:table-cell>
          <table:table-cell office:value-type="float" office:value="0.630605928714373" calcext:value-type="float">
            <text:p>0.630605928714373</text:p>
          </table:table-cell>
          <table:table-cell office:value-type="float" office:value="0.653606071285627" calcext:value-type="float">
            <text:p>0.653606071285627</text:p>
          </table:table-cell>
          <table:table-cell office:value-type="float" office:value="0.73248" calcext:value-type="float">
            <text:p>0.73248</text:p>
          </table:table-cell>
          <table:table-cell office:value-type="float" office:value="0.723123193481843" calcext:value-type="float">
            <text:p>0.723123193481843</text:p>
          </table:table-cell>
          <table:table-cell office:value-type="float" office:value="0.741836806518156" calcext:value-type="float">
            <text:p>0.741836806518156</text:p>
          </table:table-cell>
          <table:table-cell office:value-type="float" office:value="0.764351506715593" calcext:value-type="float">
            <text:p>0.764351506715593</text:p>
          </table:table-cell>
          <table:table-cell office:value-type="float" office:value="0.752731982071357" calcext:value-type="float">
            <text:p>0.752731982071357</text:p>
          </table:table-cell>
          <table:table-cell office:value-type="float" office:value="0.775971031359829" calcext:value-type="float">
            <text:p>0.775971031359829</text:p>
          </table:table-cell>
          <table:table-cell office:value-type="float" office:value="0.637509674764036" calcext:value-type="float">
            <text:p>0.637509674764036</text:p>
          </table:table-cell>
          <table:table-cell office:value-type="float" office:value="0.625841127783824" calcext:value-type="float">
            <text:p>0.625841127783824</text:p>
          </table:table-cell>
          <table:table-cell office:value-type="float" office:value="0.649178221744248" calcext:value-type="float">
            <text:p>0.649178221744248</text:p>
          </table:table-cell>
          <table:table-cell office:value-type="float" office:value="0.637509674764036" calcext:value-type="float">
            <text:p>0.637509674764036</text:p>
          </table:table-cell>
          <table:table-cell office:value-type="float" office:value="0.625841127783824" calcext:value-type="float">
            <text:p>0.625841127783824</text:p>
          </table:table-cell>
          <table:table-cell office:value-type="float" office:value="0.649178221744248" calcext:value-type="float">
            <text:p>0.649178221744248</text:p>
          </table:table-cell>
          <table:table-cell office:value-type="float" office:value="0.732776289928168" calcext:value-type="float">
            <text:p>0.732776289928168</text:p>
          </table:table-cell>
          <table:table-cell office:value-type="float" office:value="0.723421377748419" calcext:value-type="float">
            <text:p>0.723421377748419</text:p>
          </table:table-cell>
          <table:table-cell office:value-type="float" office:value="0.742131202107916" calcext:value-type="float">
            <text:p>0.742131202107916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2.19429229166667" calcext:value-type="float">
            <text:p>2.19429229166667</text:p>
          </table:table-cell>
        </table:table-row>
        <table:table-row table:style-name="ro1">
          <table:table-cell office:value-type="string" calcext:value-type="string">
            <text:p>bh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65356" calcext:value-type="float">
            <text:p>0.765356</text:p>
          </table:table-cell>
          <table:table-cell office:value-type="float" office:value="0.753769411631832" calcext:value-type="float">
            <text:p>0.753769411631832</text:p>
          </table:table-cell>
          <table:table-cell office:value-type="float" office:value="0.776942588368168" calcext:value-type="float">
            <text:p>0.776942588368168</text:p>
          </table:table-cell>
          <table:table-cell office:value-type="float" office:value="0.644272" calcext:value-type="float">
            <text:p>0.644272</text:p>
          </table:table-cell>
          <table:table-cell office:value-type="float" office:value="0.632812009134485" calcext:value-type="float">
            <text:p>0.632812009134485</text:p>
          </table:table-cell>
          <table:table-cell office:value-type="float" office:value="0.655731990865515" calcext:value-type="float">
            <text:p>0.655731990865515</text:p>
          </table:table-cell>
          <table:table-cell office:value-type="float" office:value="0.644272" calcext:value-type="float">
            <text:p>0.644272</text:p>
          </table:table-cell>
          <table:table-cell office:value-type="float" office:value="0.632812009134485" calcext:value-type="float">
            <text:p>0.632812009134485</text:p>
          </table:table-cell>
          <table:table-cell office:value-type="float" office:value="0.655731990865515" calcext:value-type="float">
            <text:p>0.655731990865515</text:p>
          </table:table-cell>
          <table:table-cell office:value-type="float" office:value="0.732423" calcext:value-type="float">
            <text:p>0.732423</text:p>
          </table:table-cell>
          <table:table-cell office:value-type="float" office:value="0.7229480170398" calcext:value-type="float">
            <text:p>0.7229480170398</text:p>
          </table:table-cell>
          <table:table-cell office:value-type="float" office:value="0.7418979829602" calcext:value-type="float">
            <text:p>0.7418979829602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0.764505100289412" calcext:value-type="float">
            <text:p>0.764505100289412</text:p>
          </table:table-cell>
          <table:table-cell office:value-type="float" office:value="0.752816448315482" calcext:value-type="float">
            <text:p>0.752816448315482</text:p>
          </table:table-cell>
          <table:table-cell office:value-type="float" office:value="0.776193752263341" calcext:value-type="float">
            <text:p>0.776193752263341</text:p>
          </table:table-cell>
          <table:table-cell office:value-type="float" office:value="0.639424911782333" calcext:value-type="float">
            <text:p>0.639424911782333</text:p>
          </table:table-cell>
          <table:table-cell office:value-type="float" office:value="0.627776151488319" calcext:value-type="float">
            <text:p>0.627776151488319</text:p>
          </table:table-cell>
          <table:table-cell office:value-type="float" office:value="0.651073672076346" calcext:value-type="float">
            <text:p>0.651073672076346</text:p>
          </table:table-cell>
          <table:table-cell office:value-type="float" office:value="0.639424911782333" calcext:value-type="float">
            <text:p>0.639424911782333</text:p>
          </table:table-cell>
          <table:table-cell office:value-type="float" office:value="0.627776151488319" calcext:value-type="float">
            <text:p>0.627776151488319</text:p>
          </table:table-cell>
          <table:table-cell office:value-type="float" office:value="0.651073672076346" calcext:value-type="float">
            <text:p>0.651073672076346</text:p>
          </table:table-cell>
          <table:table-cell office:value-type="float" office:value="0.732402723298099" calcext:value-type="float">
            <text:p>0.732402723298099</text:p>
          </table:table-cell>
          <table:table-cell office:value-type="float" office:value="0.722892355648767" calcext:value-type="float">
            <text:p>0.722892355648767</text:p>
          </table:table-cell>
          <table:table-cell office:value-type="float" office:value="0.741913090947431" calcext:value-type="float">
            <text:p>0.741913090947431</text:p>
          </table:table-cell>
          <table:table-cell office:value-type="float" office:value="2.15257991666667" calcext:value-type="float">
            <text:p>2.15257991666667</text:p>
          </table:table-cell>
        </table:table-row>
        <table:table-row table:style-name="ro1">
          <table:table-cell office:value-type="string" calcext:value-type="string">
            <text:p>bh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48197" calcext:value-type="float">
            <text:p>0.748197</text:p>
          </table:table-cell>
          <table:table-cell office:value-type="float" office:value="0.746226950261809" calcext:value-type="float">
            <text:p>0.746226950261809</text:p>
          </table:table-cell>
          <table:table-cell office:value-type="float" office:value="0.750167049738191" calcext:value-type="float">
            <text:p>0.750167049738191</text:p>
          </table:table-cell>
          <table:table-cell office:value-type="float" office:value="0.7643905" calcext:value-type="float">
            <text:p>0.7643905</text:p>
          </table:table-cell>
          <table:table-cell office:value-type="float" office:value="0.763106015723603" calcext:value-type="float">
            <text:p>0.763106015723603</text:p>
          </table:table-cell>
          <table:table-cell office:value-type="float" office:value="0.765674984276396" calcext:value-type="float">
            <text:p>0.765674984276396</text:p>
          </table:table-cell>
          <table:table-cell office:value-type="float" office:value="0.7643905" calcext:value-type="float">
            <text:p>0.7643905</text:p>
          </table:table-cell>
          <table:table-cell office:value-type="float" office:value="0.763106015723603" calcext:value-type="float">
            <text:p>0.763106015723603</text:p>
          </table:table-cell>
          <table:table-cell office:value-type="float" office:value="0.765674984276396" calcext:value-type="float">
            <text:p>0.765674984276396</text:p>
          </table:table-cell>
          <table:table-cell office:value-type="float" office:value="0.7592975" calcext:value-type="float">
            <text:p>0.7592975</text:p>
          </table:table-cell>
          <table:table-cell office:value-type="float" office:value="0.757659039957478" calcext:value-type="float">
            <text:p>0.757659039957478</text:p>
          </table:table-cell>
          <table:table-cell office:value-type="float" office:value="0.760935960042522" calcext:value-type="float">
            <text:p>0.760935960042522</text:p>
          </table:table-cell>
          <table:table-cell office:value-type="float" office:value="0.746032441726767" calcext:value-type="float">
            <text:p>0.746032441726767</text:p>
          </table:table-cell>
          <table:table-cell office:value-type="float" office:value="0.735216634679847" calcext:value-type="float">
            <text:p>0.735216634679847</text:p>
          </table:table-cell>
          <table:table-cell office:value-type="float" office:value="0.756848248773686" calcext:value-type="float">
            <text:p>0.756848248773686</text:p>
          </table:table-cell>
          <table:table-cell office:value-type="float" office:value="0.762897877567341" calcext:value-type="float">
            <text:p>0.762897877567341</text:p>
          </table:table-cell>
          <table:table-cell office:value-type="float" office:value="0.754597870690497" calcext:value-type="float">
            <text:p>0.754597870690497</text:p>
          </table:table-cell>
          <table:table-cell office:value-type="float" office:value="0.771197884444184" calcext:value-type="float">
            <text:p>0.771197884444184</text:p>
          </table:table-cell>
          <table:table-cell office:value-type="float" office:value="0.762897877567341" calcext:value-type="float">
            <text:p>0.762897877567341</text:p>
          </table:table-cell>
          <table:table-cell office:value-type="float" office:value="0.754597870690497" calcext:value-type="float">
            <text:p>0.754597870690497</text:p>
          </table:table-cell>
          <table:table-cell office:value-type="float" office:value="0.771197884444184" calcext:value-type="float">
            <text:p>0.771197884444184</text:p>
          </table:table-cell>
          <table:table-cell office:value-type="float" office:value="0.757114345150545" calcext:value-type="float">
            <text:p>0.757114345150545</text:p>
          </table:table-cell>
          <table:table-cell office:value-type="float" office:value="0.748013611062445" calcext:value-type="float">
            <text:p>0.748013611062445</text:p>
          </table:table-cell>
          <table:table-cell office:value-type="float" office:value="0.766215079238645" calcext:value-type="float">
            <text:p>0.766215079238645</text:p>
          </table:table-cell>
          <table:table-cell office:value-type="float" office:value="0.751213341468674" calcext:value-type="float">
            <text:p>0.751213341468674</text:p>
          </table:table-cell>
          <table:table-cell office:value-type="float" office:value="0.740285825118045" calcext:value-type="float">
            <text:p>0.740285825118045</text:p>
          </table:table-cell>
          <table:table-cell office:value-type="float" office:value="0.762140857819304" calcext:value-type="float">
            <text:p>0.762140857819304</text:p>
          </table:table-cell>
          <table:table-cell office:value-type="float" office:value="0.767096720393053" calcext:value-type="float">
            <text:p>0.767096720393053</text:p>
          </table:table-cell>
          <table:table-cell office:value-type="float" office:value="0.758719298304896" calcext:value-type="float">
            <text:p>0.758719298304896</text:p>
          </table:table-cell>
          <table:table-cell office:value-type="float" office:value="0.775474142481209" calcext:value-type="float">
            <text:p>0.775474142481209</text:p>
          </table:table-cell>
          <table:table-cell office:value-type="float" office:value="0.767096720393053" calcext:value-type="float">
            <text:p>0.767096720393053</text:p>
          </table:table-cell>
          <table:table-cell office:value-type="float" office:value="0.758719298304896" calcext:value-type="float">
            <text:p>0.758719298304896</text:p>
          </table:table-cell>
          <table:table-cell office:value-type="float" office:value="0.775474142481209" calcext:value-type="float">
            <text:p>0.775474142481209</text:p>
          </table:table-cell>
          <table:table-cell office:value-type="float" office:value="0.762525672991661" calcext:value-type="float">
            <text:p>0.762525672991661</text:p>
          </table:table-cell>
          <table:table-cell office:value-type="float" office:value="0.753415012574816" calcext:value-type="float">
            <text:p>0.753415012574816</text:p>
          </table:table-cell>
          <table:table-cell office:value-type="float" office:value="0.771636333408506" calcext:value-type="float">
            <text:p>0.771636333408506</text:p>
          </table:table-cell>
          <table:table-cell office:value-type="float" office:value="2.17684370833333" calcext:value-type="float">
            <text:p>2.17684370833333</text:p>
          </table:table-cell>
        </table:table-row>
        <table:table-row table:style-name="ro1">
          <table:table-cell office:value-type="string" calcext:value-type="string">
            <text:p>bh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74192" calcext:value-type="float">
            <text:p>0.774192</text:p>
          </table:table-cell>
          <table:table-cell office:value-type="float" office:value="0.769192875118445" calcext:value-type="float">
            <text:p>0.769192875118445</text:p>
          </table:table-cell>
          <table:table-cell office:value-type="float" office:value="0.779191124881555" calcext:value-type="float">
            <text:p>0.779191124881555</text:p>
          </table:table-cell>
          <table:table-cell office:value-type="float" office:value="0.757404" calcext:value-type="float">
            <text:p>0.757404</text:p>
          </table:table-cell>
          <table:table-cell office:value-type="float" office:value="0.751904696706956" calcext:value-type="float">
            <text:p>0.751904696706956</text:p>
          </table:table-cell>
          <table:table-cell office:value-type="float" office:value="0.762903303293044" calcext:value-type="float">
            <text:p>0.762903303293044</text:p>
          </table:table-cell>
          <table:table-cell office:value-type="float" office:value="0.757404" calcext:value-type="float">
            <text:p>0.757404</text:p>
          </table:table-cell>
          <table:table-cell office:value-type="float" office:value="0.751904696706956" calcext:value-type="float">
            <text:p>0.751904696706956</text:p>
          </table:table-cell>
          <table:table-cell office:value-type="float" office:value="0.762903303293044" calcext:value-type="float">
            <text:p>0.762903303293044</text:p>
          </table:table-cell>
          <table:table-cell office:value-type="float" office:value="0.762945" calcext:value-type="float">
            <text:p>0.762945</text:p>
          </table:table-cell>
          <table:table-cell office:value-type="float" office:value="0.758115350258207" calcext:value-type="float">
            <text:p>0.758115350258207</text:p>
          </table:table-cell>
          <table:table-cell office:value-type="float" office:value="0.767774649741794" calcext:value-type="float">
            <text:p>0.767774649741794</text:p>
          </table:table-cell>
          <table:table-cell office:value-type="float" office:value="0.603078343392696" calcext:value-type="float">
            <text:p>0.603078343392696</text:p>
          </table:table-cell>
          <table:table-cell office:value-type="float" office:value="0.590494898585317" calcext:value-type="float">
            <text:p>0.590494898585317</text:p>
          </table:table-cell>
          <table:table-cell office:value-type="float" office:value="0.615661788200075" calcext:value-type="float">
            <text:p>0.615661788200075</text:p>
          </table:table-cell>
          <table:table-cell office:value-type="float" office:value="0.783295118624331" calcext:value-type="float">
            <text:p>0.783295118624331</text:p>
          </table:table-cell>
          <table:table-cell office:value-type="float" office:value="0.775076682491101" calcext:value-type="float">
            <text:p>0.775076682491101</text:p>
          </table:table-cell>
          <table:table-cell office:value-type="float" office:value="0.791513554757562" calcext:value-type="float">
            <text:p>0.791513554757562</text:p>
          </table:table-cell>
          <table:table-cell office:value-type="float" office:value="0.783295118624331" calcext:value-type="float">
            <text:p>0.783295118624331</text:p>
          </table:table-cell>
          <table:table-cell office:value-type="float" office:value="0.775076682491101" calcext:value-type="float">
            <text:p>0.775076682491101</text:p>
          </table:table-cell>
          <table:table-cell office:value-type="float" office:value="0.791513554757562" calcext:value-type="float">
            <text:p>0.791513554757562</text:p>
          </table:table-cell>
          <table:table-cell office:value-type="float" office:value="0.682410859583616" calcext:value-type="float">
            <text:p>0.682410859583616</text:p>
          </table:table-cell>
          <table:table-cell office:value-type="float" office:value="0.67242256438282" calcext:value-type="float">
            <text:p>0.67242256438282</text:p>
          </table:table-cell>
          <table:table-cell office:value-type="float" office:value="0.692399154784412" calcext:value-type="float">
            <text:p>0.692399154784412</text:p>
          </table:table-cell>
          <table:table-cell office:value-type="float" office:value="0.817564834115029" calcext:value-type="float">
            <text:p>0.817564834115029</text:p>
          </table:table-cell>
          <table:table-cell office:value-type="float" office:value="0.808448244242589" calcext:value-type="float">
            <text:p>0.808448244242589</text:p>
          </table:table-cell>
          <table:table-cell office:value-type="float" office:value="0.826681423987469" calcext:value-type="float">
            <text:p>0.826681423987469</text:p>
          </table:table-cell>
          <table:table-cell office:value-type="float" office:value="0.751599484052567" calcext:value-type="float">
            <text:p>0.751599484052567</text:p>
          </table:table-cell>
          <table:table-cell office:value-type="float" office:value="0.742827937867384" calcext:value-type="float">
            <text:p>0.742827937867384</text:p>
          </table:table-cell>
          <table:table-cell office:value-type="float" office:value="0.76037103023775" calcext:value-type="float">
            <text:p>0.76037103023775</text:p>
          </table:table-cell>
          <table:table-cell office:value-type="float" office:value="0.751599484052567" calcext:value-type="float">
            <text:p>0.751599484052567</text:p>
          </table:table-cell>
          <table:table-cell office:value-type="float" office:value="0.742827937867384" calcext:value-type="float">
            <text:p>0.742827937867384</text:p>
          </table:table-cell>
          <table:table-cell office:value-type="float" office:value="0.76037103023775" calcext:value-type="float">
            <text:p>0.76037103023775</text:p>
          </table:table-cell>
          <table:table-cell office:value-type="float" office:value="0.783721616220757" calcext:value-type="float">
            <text:p>0.783721616220757</text:p>
          </table:table-cell>
          <table:table-cell office:value-type="float" office:value="0.775402710276178" calcext:value-type="float">
            <text:p>0.775402710276178</text:p>
          </table:table-cell>
          <table:table-cell office:value-type="float" office:value="0.792040522165335" calcext:value-type="float">
            <text:p>0.792040522165335</text:p>
          </table:table-cell>
          <table:table-cell office:value-type="float" office:value="2.166450875" calcext:value-type="float">
            <text:p>2.166450875</text:p>
          </table:table-cell>
        </table:table-row>
        <table:table-row table:style-name="ro1">
          <table:table-cell office:value-type="string" calcext:value-type="string">
            <text:p>bky_indep_null_pw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36" office:value-type="string" calcext:value-type="string">
            <text:p>NaN</text:p>
          </table:table-cell>
          <table:table-cell office:value-type="float" office:value="93.9354661666667" calcext:value-type="float">
            <text:p>93.9354661666667</text:p>
          </table:table-cell>
        </table:table-row>
        <table:table-row table:style-name="ro1">
          <table:table-cell office:value-type="string" calcext:value-type="string">
            <text:p>bky_indep_posonly_pw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5693" calcext:value-type="float">
            <text:p>0.815693</text:p>
          </table:table-cell>
          <table:table-cell office:value-type="float" office:value="0.814521635816379" calcext:value-type="float">
            <text:p>0.814521635816379</text:p>
          </table:table-cell>
          <table:table-cell office:value-type="float" office:value="0.816864364183621" calcext:value-type="float">
            <text:p>0.816864364183621</text:p>
          </table:table-cell>
          <table:table-cell office:value-type="float" office:value="0.683576" calcext:value-type="float">
            <text:p>0.683576</text:p>
          </table:table-cell>
          <table:table-cell office:value-type="float" office:value="0.682291155806705" calcext:value-type="float">
            <text:p>0.682291155806705</text:p>
          </table:table-cell>
          <table:table-cell office:value-type="float" office:value="0.684860844193294" calcext:value-type="float">
            <text:p>0.684860844193294</text:p>
          </table:table-cell>
          <table:table-cell office:value-type="float" office:value="0.702985" calcext:value-type="float">
            <text:p>0.702985</text:p>
          </table:table-cell>
          <table:table-cell office:value-type="float" office:value="0.701639040224041" calcext:value-type="float">
            <text:p>0.701639040224041</text:p>
          </table:table-cell>
          <table:table-cell office:value-type="float" office:value="0.704330959775959" calcext:value-type="float">
            <text:p>0.704330959775959</text:p>
          </table:table-cell>
          <table:table-cell office:value-type="float" office:value="0.801519" calcext:value-type="float">
            <text:p>0.801519</text:p>
          </table:table-cell>
          <table:table-cell office:value-type="float" office:value="0.80026790868791" calcext:value-type="float">
            <text:p>0.80026790868791</text:p>
          </table:table-cell>
          <table:table-cell office:value-type="float" office:value="0.802770091312089" calcext:value-type="float">
            <text:p>0.802770091312089</text:p>
          </table:table-cell>
          <table:table-cell office:value-type="float" office:value="0.816740449394723" calcext:value-type="float">
            <text:p>0.816740449394723</text:p>
          </table:table-cell>
          <table:table-cell office:value-type="float" office:value="0.815570703165321" calcext:value-type="float">
            <text:p>0.815570703165321</text:p>
          </table:table-cell>
          <table:table-cell office:value-type="float" office:value="0.817910195624125" calcext:value-type="float">
            <text:p>0.817910195624125</text:p>
          </table:table-cell>
          <table:table-cell office:value-type="float" office:value="0.670357124112949" calcext:value-type="float">
            <text:p>0.670357124112949</text:p>
          </table:table-cell>
          <table:table-cell office:value-type="float" office:value="0.669133363113417" calcext:value-type="float">
            <text:p>0.669133363113417</text:p>
          </table:table-cell>
          <table:table-cell office:value-type="float" office:value="0.671580885112481" calcext:value-type="float">
            <text:p>0.671580885112481</text:p>
          </table:table-cell>
          <table:table-cell office:value-type="float" office:value="0.687895402465484" calcext:value-type="float">
            <text:p>0.687895402465484</text:p>
          </table:table-cell>
          <table:table-cell office:value-type="float" office:value="0.686628336110286" calcext:value-type="float">
            <text:p>0.686628336110286</text:p>
          </table:table-cell>
          <table:table-cell office:value-type="float" office:value="0.689162468820682" calcext:value-type="float">
            <text:p>0.689162468820682</text:p>
          </table:table-cell>
          <table:table-cell office:value-type="float" office:value="0.802503758249665" calcext:value-type="float">
            <text:p>0.802503758249665</text:p>
          </table:table-cell>
          <table:table-cell office:value-type="float" office:value="0.801253752061503" calcext:value-type="float">
            <text:p>0.801253752061503</text:p>
          </table:table-cell>
          <table:table-cell office:value-type="float" office:value="0.803753764437828" calcext:value-type="float">
            <text:p>0.803753764437828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78.8863978333333" calcext:value-type="float">
            <text:p>78.8863978333333</text:p>
          </table:table-cell>
        </table:table-row>
        <table:table-row table:style-name="ro1">
          <table:table-cell office:value-type="string" calcext:value-type="string">
            <text:p>bky_indep_negonly_pw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7287" calcext:value-type="float">
            <text:p>0.817287</text:p>
          </table:table-cell>
          <table:table-cell office:value-type="float" office:value="0.816093025770849" calcext:value-type="float">
            <text:p>0.816093025770849</text:p>
          </table:table-cell>
          <table:table-cell office:value-type="float" office:value="0.818480974229151" calcext:value-type="float">
            <text:p>0.818480974229151</text:p>
          </table:table-cell>
          <table:table-cell office:value-type="float" office:value="0.684155" calcext:value-type="float">
            <text:p>0.684155</text:p>
          </table:table-cell>
          <table:table-cell office:value-type="float" office:value="0.682822097341585" calcext:value-type="float">
            <text:p>0.682822097341585</text:p>
          </table:table-cell>
          <table:table-cell office:value-type="float" office:value="0.685487902658414" calcext:value-type="float">
            <text:p>0.685487902658414</text:p>
          </table:table-cell>
          <table:table-cell office:value-type="float" office:value="0.704181" calcext:value-type="float">
            <text:p>0.704181</text:p>
          </table:table-cell>
          <table:table-cell office:value-type="float" office:value="0.702807788105169" calcext:value-type="float">
            <text:p>0.702807788105169</text:p>
          </table:table-cell>
          <table:table-cell office:value-type="float" office:value="0.705554211894831" calcext:value-type="float">
            <text:p>0.705554211894831</text:p>
          </table:table-cell>
          <table:table-cell office:value-type="float" office:value="0.803178" calcext:value-type="float">
            <text:p>0.803178</text:p>
          </table:table-cell>
          <table:table-cell office:value-type="float" office:value="0.801914575650138" calcext:value-type="float">
            <text:p>0.801914575650138</text:p>
          </table:table-cell>
          <table:table-cell office:value-type="float" office:value="0.804441424349861" calcext:value-type="float">
            <text:p>0.804441424349861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0.81835764141202" calcext:value-type="float">
            <text:p>0.81835764141202</text:p>
          </table:table-cell>
          <table:table-cell office:value-type="float" office:value="0.817168017950557" calcext:value-type="float">
            <text:p>0.817168017950557</text:p>
          </table:table-cell>
          <table:table-cell office:value-type="float" office:value="0.819547264873482" calcext:value-type="float">
            <text:p>0.819547264873482</text:p>
          </table:table-cell>
          <table:table-cell office:value-type="float" office:value="0.671187539430744" calcext:value-type="float">
            <text:p>0.671187539430744</text:p>
          </table:table-cell>
          <table:table-cell office:value-type="float" office:value="0.669925357385682" calcext:value-type="float">
            <text:p>0.669925357385682</text:p>
          </table:table-cell>
          <table:table-cell office:value-type="float" office:value="0.672449721475806" calcext:value-type="float">
            <text:p>0.672449721475806</text:p>
          </table:table-cell>
          <table:table-cell office:value-type="float" office:value="0.689299410363181" calcext:value-type="float">
            <text:p>0.689299410363181</text:p>
          </table:table-cell>
          <table:table-cell office:value-type="float" office:value="0.688009776420508" calcext:value-type="float">
            <text:p>0.688009776420508</text:p>
          </table:table-cell>
          <table:table-cell office:value-type="float" office:value="0.690589044305854" calcext:value-type="float">
            <text:p>0.690589044305854</text:p>
          </table:table-cell>
          <table:table-cell office:value-type="float" office:value="0.804194674393065" calcext:value-type="float">
            <text:p>0.804194674393065</text:p>
          </table:table-cell>
          <table:table-cell office:value-type="float" office:value="0.80293571736626" calcext:value-type="float">
            <text:p>0.80293571736626</text:p>
          </table:table-cell>
          <table:table-cell office:value-type="float" office:value="0.80545363141987" calcext:value-type="float">
            <text:p>0.80545363141987</text:p>
          </table:table-cell>
          <table:table-cell office:value-type="float" office:value="78.614180125" calcext:value-type="float">
            <text:p>78.614180125</text:p>
          </table:table-cell>
        </table:table-row>
        <table:table-row table:style-name="ro1">
          <table:table-cell office:value-type="string" calcext:value-type="string">
            <text:p>bky_indep_balanced_pw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99569" calcext:value-type="float">
            <text:p>0.799569</text:p>
          </table:table-cell>
          <table:table-cell office:value-type="float" office:value="0.798771163512242" calcext:value-type="float">
            <text:p>0.798771163512242</text:p>
          </table:table-cell>
          <table:table-cell office:value-type="float" office:value="0.800366836487758" calcext:value-type="float">
            <text:p>0.800366836487758</text:p>
          </table:table-cell>
          <table:table-cell office:value-type="float" office:value="0.7996895" calcext:value-type="float">
            <text:p>0.7996895</text:p>
          </table:table-cell>
          <table:table-cell office:value-type="float" office:value="0.798887723273957" calcext:value-type="float">
            <text:p>0.798887723273957</text:p>
          </table:table-cell>
          <table:table-cell office:value-type="float" office:value="0.800491276726042" calcext:value-type="float">
            <text:p>0.800491276726042</text:p>
          </table:table-cell>
          <table:table-cell office:value-type="float" office:value="0.8526085" calcext:value-type="float">
            <text:p>0.8526085</text:p>
          </table:table-cell>
          <table:table-cell office:value-type="float" office:value="0.851773450968232" calcext:value-type="float">
            <text:p>0.851773450968232</text:p>
          </table:table-cell>
          <table:table-cell office:value-type="float" office:value="0.853443549031768" calcext:value-type="float">
            <text:p>0.853443549031768</text:p>
          </table:table-cell>
          <table:table-cell office:value-type="float" office:value="0.852579000000001" calcext:value-type="float">
            <text:p>0.852579000000001</text:p>
          </table:table-cell>
          <table:table-cell office:value-type="float" office:value="0.851744854101788" calcext:value-type="float">
            <text:p>0.851744854101788</text:p>
          </table:table-cell>
          <table:table-cell office:value-type="float" office:value="0.853413145898213" calcext:value-type="float">
            <text:p>0.853413145898213</text:p>
          </table:table-cell>
          <table:table-cell office:value-type="float" office:value="0.799644552005022" calcext:value-type="float">
            <text:p>0.799644552005022</text:p>
          </table:table-cell>
          <table:table-cell office:value-type="float" office:value="0.79853507670484" calcext:value-type="float">
            <text:p>0.79853507670484</text:p>
          </table:table-cell>
          <table:table-cell office:value-type="float" office:value="0.800754027305204" calcext:value-type="float">
            <text:p>0.800754027305204</text:p>
          </table:table-cell>
          <table:table-cell office:value-type="float" office:value="0.799918069271951" calcext:value-type="float">
            <text:p>0.799918069271951</text:p>
          </table:table-cell>
          <table:table-cell office:value-type="float" office:value="0.798916394058474" calcext:value-type="float">
            <text:p>0.798916394058474</text:p>
          </table:table-cell>
          <table:table-cell office:value-type="float" office:value="0.800919744485428" calcext:value-type="float">
            <text:p>0.800919744485428</text:p>
          </table:table-cell>
          <table:table-cell office:value-type="float" office:value="0.852873968220235" calcext:value-type="float">
            <text:p>0.852873968220235</text:p>
          </table:table-cell>
          <table:table-cell office:value-type="float" office:value="0.851864963316556" calcext:value-type="float">
            <text:p>0.851864963316556</text:p>
          </table:table-cell>
          <table:table-cell office:value-type="float" office:value="0.853882973123914" calcext:value-type="float">
            <text:p>0.853882973123914</text:p>
          </table:table-cell>
          <table:table-cell office:value-type="float" office:value="0.852721727224481" calcext:value-type="float">
            <text:p>0.852721727224481</text:p>
          </table:table-cell>
          <table:table-cell office:value-type="float" office:value="0.851554124036816" calcext:value-type="float">
            <text:p>0.851554124036816</text:p>
          </table:table-cell>
          <table:table-cell office:value-type="float" office:value="0.853889330412147" calcext:value-type="float">
            <text:p>0.853889330412147</text:p>
          </table:table-cell>
          <table:table-cell office:value-type="float" office:value="0.801636515438981" calcext:value-type="float">
            <text:p>0.801636515438981</text:p>
          </table:table-cell>
          <table:table-cell office:value-type="float" office:value="0.800494007969921" calcext:value-type="float">
            <text:p>0.800494007969921</text:p>
          </table:table-cell>
          <table:table-cell office:value-type="float" office:value="0.802779022908041" calcext:value-type="float">
            <text:p>0.802779022908041</text:p>
          </table:table-cell>
          <table:table-cell office:value-type="float" office:value="0.801604846283704" calcext:value-type="float">
            <text:p>0.801604846283704</text:p>
          </table:table-cell>
          <table:table-cell office:value-type="float" office:value="0.800575262753563" calcext:value-type="float">
            <text:p>0.800575262753563</text:p>
          </table:table-cell>
          <table:table-cell office:value-type="float" office:value="0.802634429813845" calcext:value-type="float">
            <text:p>0.802634429813845</text:p>
          </table:table-cell>
          <table:table-cell office:value-type="float" office:value="0.854628611171554" calcext:value-type="float">
            <text:p>0.854628611171554</text:p>
          </table:table-cell>
          <table:table-cell office:value-type="float" office:value="0.853585222601789" calcext:value-type="float">
            <text:p>0.853585222601789</text:p>
          </table:table-cell>
          <table:table-cell office:value-type="float" office:value="0.855671999741318" calcext:value-type="float">
            <text:p>0.855671999741318</text:p>
          </table:table-cell>
          <table:table-cell office:value-type="float" office:value="0.854722094378107" calcext:value-type="float">
            <text:p>0.854722094378107</text:p>
          </table:table-cell>
          <table:table-cell office:value-type="float" office:value="0.853504566369573" calcext:value-type="float">
            <text:p>0.853504566369573</text:p>
          </table:table-cell>
          <table:table-cell office:value-type="float" office:value="0.855939622386642" calcext:value-type="float">
            <text:p>0.855939622386642</text:p>
          </table:table-cell>
          <table:table-cell office:value-type="float" office:value="91.2653744166667" calcext:value-type="float">
            <text:p>91.2653744166667</text:p>
          </table:table-cell>
        </table:table-row>
        <table:table-row table:style-name="ro1">
          <table:table-cell office:value-type="string" calcext:value-type="string">
            <text:p>bky_indep_unbalanced_pwr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40851500000001" calcext:value-type="float">
            <text:p>0.840851500000001</text:p>
          </table:table-cell>
          <table:table-cell office:value-type="float" office:value="0.84011375496297" calcext:value-type="float">
            <text:p>0.84011375496297</text:p>
          </table:table-cell>
          <table:table-cell office:value-type="float" office:value="0.841589245037031" calcext:value-type="float">
            <text:p>0.841589245037031</text:p>
          </table:table-cell>
          <table:table-cell office:value-type="float" office:value="0.7997435" calcext:value-type="float">
            <text:p>0.7997435</text:p>
          </table:table-cell>
          <table:table-cell office:value-type="float" office:value="0.798969469711416" calcext:value-type="float">
            <text:p>0.798969469711416</text:p>
          </table:table-cell>
          <table:table-cell office:value-type="float" office:value="0.800517530288583" calcext:value-type="float">
            <text:p>0.800517530288583</text:p>
          </table:table-cell>
          <table:table-cell office:value-type="float" office:value="0.852925500000001" calcext:value-type="float">
            <text:p>0.852925500000001</text:p>
          </table:table-cell>
          <table:table-cell office:value-type="float" office:value="0.852101066730018" calcext:value-type="float">
            <text:p>0.852101066730018</text:p>
          </table:table-cell>
          <table:table-cell office:value-type="float" office:value="0.853749933269984" calcext:value-type="float">
            <text:p>0.853749933269984</text:p>
          </table:table-cell>
          <table:table-cell office:value-type="float" office:value="0.869886" calcext:value-type="float">
            <text:p>0.869886</text:p>
          </table:table-cell>
          <table:table-cell office:value-type="float" office:value="0.869087637683604" calcext:value-type="float">
            <text:p>0.869087637683604</text:p>
          </table:table-cell>
          <table:table-cell office:value-type="float" office:value="0.870684362316397" calcext:value-type="float">
            <text:p>0.870684362316397</text:p>
          </table:table-cell>
          <table:table-cell office:value-type="float" office:value="0.630938276837393" calcext:value-type="float">
            <text:p>0.630938276837393</text:p>
          </table:table-cell>
          <table:table-cell office:value-type="float" office:value="0.628894947681747" calcext:value-type="float">
            <text:p>0.628894947681747</text:p>
          </table:table-cell>
          <table:table-cell office:value-type="float" office:value="0.632981605993039" calcext:value-type="float">
            <text:p>0.632981605993039</text:p>
          </table:table-cell>
          <table:table-cell office:value-type="float" office:value="0.83640399192678" calcext:value-type="float">
            <text:p>0.83640399192678</text:p>
          </table:table-cell>
          <table:table-cell office:value-type="float" office:value="0.834798167519009" calcext:value-type="float">
            <text:p>0.834798167519009</text:p>
          </table:table-cell>
          <table:table-cell office:value-type="float" office:value="0.838009816334552" calcext:value-type="float">
            <text:p>0.838009816334552</text:p>
          </table:table-cell>
          <table:table-cell office:value-type="float" office:value="0.906755837085257" calcext:value-type="float">
            <text:p>0.906755837085257</text:p>
          </table:table-cell>
          <table:table-cell office:value-type="float" office:value="0.905087634063559" calcext:value-type="float">
            <text:p>0.905087634063559</text:p>
          </table:table-cell>
          <table:table-cell office:value-type="float" office:value="0.908424040106955" calcext:value-type="float">
            <text:p>0.908424040106955</text:p>
          </table:table-cell>
          <table:table-cell office:value-type="float" office:value="0.729248168381009" calcext:value-type="float">
            <text:p>0.729248168381009</text:p>
          </table:table-cell>
          <table:table-cell office:value-type="float" office:value="0.727185208855655" calcext:value-type="float">
            <text:p>0.727185208855655</text:p>
          </table:table-cell>
          <table:table-cell office:value-type="float" office:value="0.731311127906364" calcext:value-type="float">
            <text:p>0.731311127906364</text:p>
          </table:table-cell>
          <table:table-cell office:value-type="float" office:value="0.894750206543052" calcext:value-type="float">
            <text:p>0.894750206543052</text:p>
          </table:table-cell>
          <table:table-cell office:value-type="float" office:value="0.893969691445749" calcext:value-type="float">
            <text:p>0.893969691445749</text:p>
          </table:table-cell>
          <table:table-cell office:value-type="float" office:value="0.895530721640354" calcext:value-type="float">
            <text:p>0.895530721640354</text:p>
          </table:table-cell>
          <table:table-cell office:value-type="float" office:value="0.791929542434545" calcext:value-type="float">
            <text:p>0.791929542434545</text:p>
          </table:table-cell>
          <table:table-cell office:value-type="float" office:value="0.791115318616806" calcext:value-type="float">
            <text:p>0.791115318616806</text:p>
          </table:table-cell>
          <table:table-cell office:value-type="float" office:value="0.792743766252285" calcext:value-type="float">
            <text:p>0.792743766252285</text:p>
          </table:table-cell>
          <table:table-cell office:value-type="float" office:value="0.840908371418684" calcext:value-type="float">
            <text:p>0.840908371418684</text:p>
          </table:table-cell>
          <table:table-cell office:value-type="float" office:value="0.840075875621016" calcext:value-type="float">
            <text:p>0.840075875621016</text:p>
          </table:table-cell>
          <table:table-cell office:value-type="float" office:value="0.841740867216352" calcext:value-type="float">
            <text:p>0.841740867216352</text:p>
          </table:table-cell>
          <table:table-cell office:value-type="float" office:value="0.906515909540657" calcext:value-type="float">
            <text:p>0.906515909540657</text:p>
          </table:table-cell>
          <table:table-cell office:value-type="float" office:value="0.905628558422776" calcext:value-type="float">
            <text:p>0.905628558422776</text:p>
          </table:table-cell>
          <table:table-cell office:value-type="float" office:value="0.907403260658538" calcext:value-type="float">
            <text:p>0.907403260658538</text:p>
          </table:table-cell>
          <table:table-cell office:value-type="float" office:value="89.8938714583333" calcext:value-type="float">
            <text:p>89.8938714583333</text:p>
          </table:table-cell>
        </table:table-row>
        <table:table-row table:style-name="ro1">
          <table:table-cell office:value-type="string" calcext:value-type="string">
            <text:p>bky_posdep_null_pw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table:number-columns-repeated="36" office:value-type="string" calcext:value-type="string">
            <text:p>NaN</text:p>
          </table:table-cell>
          <table:table-cell office:value-type="float" office:value="87.7075600416667" calcext:value-type="float">
            <text:p>87.7075600416667</text:p>
          </table:table-cell>
        </table:table-row>
        <table:table-row table:style-name="ro1">
          <table:table-cell office:value-type="string" calcext:value-type="string">
            <text:p>bky_posdep_posonly_pwr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03913" calcext:value-type="float">
            <text:p>0.803913</text:p>
          </table:table-cell>
          <table:table-cell office:value-type="float" office:value="0.790531348718333" calcext:value-type="float">
            <text:p>0.790531348718333</text:p>
          </table:table-cell>
          <table:table-cell office:value-type="float" office:value="0.817294651281667" calcext:value-type="float">
            <text:p>0.817294651281667</text:p>
          </table:table-cell>
          <table:table-cell office:value-type="float" office:value="0.650663" calcext:value-type="float">
            <text:p>0.650663</text:p>
          </table:table-cell>
          <table:table-cell office:value-type="float" office:value="0.6389884177519" calcext:value-type="float">
            <text:p>0.6389884177519</text:p>
          </table:table-cell>
          <table:table-cell office:value-type="float" office:value="0.662337582248101" calcext:value-type="float">
            <text:p>0.662337582248101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656242204550752" calcext:value-type="float">
            <text:p>0.656242204550752</text:p>
          </table:table-cell>
          <table:table-cell office:value-type="float" office:value="0.680257795449248" calcext:value-type="float">
            <text:p>0.680257795449248</text:p>
          </table:table-cell>
          <table:table-cell office:value-type="float" office:value="0.796001" calcext:value-type="float">
            <text:p>0.796001</text:p>
          </table:table-cell>
          <table:table-cell office:value-type="float" office:value="0.786779567318117" calcext:value-type="float">
            <text:p>0.786779567318117</text:p>
          </table:table-cell>
          <table:table-cell office:value-type="float" office:value="0.805222432681883" calcext:value-type="float">
            <text:p>0.805222432681883</text:p>
          </table:table-cell>
          <table:table-cell office:value-type="float" office:value="0.800746264562521" calcext:value-type="float">
            <text:p>0.800746264562521</text:p>
          </table:table-cell>
          <table:table-cell office:value-type="float" office:value="0.787344364034896" calcext:value-type="float">
            <text:p>0.787344364034896</text:p>
          </table:table-cell>
          <table:table-cell office:value-type="float" office:value="0.814148165090146" calcext:value-type="float">
            <text:p>0.814148165090146</text:p>
          </table:table-cell>
          <table:table-cell office:value-type="float" office:value="0.644172953939517" calcext:value-type="float">
            <text:p>0.644172953939517</text:p>
          </table:table-cell>
          <table:table-cell office:value-type="float" office:value="0.63225598971002" calcext:value-type="float">
            <text:p>0.63225598971002</text:p>
          </table:table-cell>
          <table:table-cell office:value-type="float" office:value="0.656089918169015" calcext:value-type="float">
            <text:p>0.656089918169015</text:p>
          </table:table-cell>
          <table:table-cell office:value-type="float" office:value="0.660966113190771" calcext:value-type="float">
            <text:p>0.660966113190771</text:p>
          </table:table-cell>
          <table:table-cell office:value-type="float" office:value="0.648712154454443" calcext:value-type="float">
            <text:p>0.648712154454443</text:p>
          </table:table-cell>
          <table:table-cell office:value-type="float" office:value="0.673220071927099" calcext:value-type="float">
            <text:p>0.673220071927099</text:p>
          </table:table-cell>
          <table:table-cell office:value-type="float" office:value="0.794250541562601" calcext:value-type="float">
            <text:p>0.794250541562601</text:p>
          </table:table-cell>
          <table:table-cell office:value-type="float" office:value="0.784932247185742" calcext:value-type="float">
            <text:p>0.784932247185742</text:p>
          </table:table-cell>
          <table:table-cell office:value-type="float" office:value="0.803568835939459" calcext:value-type="float">
            <text:p>0.803568835939459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82.2878012916667" calcext:value-type="float">
            <text:p>82.2878012916667</text:p>
          </table:table-cell>
        </table:table-row>
        <table:table-row table:style-name="ro1">
          <table:table-cell office:value-type="string" calcext:value-type="string">
            <text:p>bky_posdep_negonly_pw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18087" calcext:value-type="float">
            <text:p>0.818087</text:p>
          </table:table-cell>
          <table:table-cell office:value-type="float" office:value="0.803986884981662" calcext:value-type="float">
            <text:p>0.803986884981662</text:p>
          </table:table-cell>
          <table:table-cell office:value-type="float" office:value="0.832187115018338" calcext:value-type="float">
            <text:p>0.832187115018338</text:p>
          </table:table-cell>
          <table:table-cell office:value-type="float" office:value="0.664573" calcext:value-type="float">
            <text:p>0.664573</text:p>
          </table:table-cell>
          <table:table-cell office:value-type="float" office:value="0.65250838121709" calcext:value-type="float">
            <text:p>0.65250838121709</text:p>
          </table:table-cell>
          <table:table-cell office:value-type="float" office:value="0.676637618782911" calcext:value-type="float">
            <text:p>0.676637618782911</text:p>
          </table:table-cell>
          <table:table-cell office:value-type="float" office:value="0.682741" calcext:value-type="float">
            <text:p>0.682741</text:p>
          </table:table-cell>
          <table:table-cell office:value-type="float" office:value="0.670310203309188" calcext:value-type="float">
            <text:p>0.670310203309188</text:p>
          </table:table-cell>
          <table:table-cell office:value-type="float" office:value="0.695171796690812" calcext:value-type="float">
            <text:p>0.695171796690812</text:p>
          </table:table-cell>
          <table:table-cell office:value-type="float" office:value="0.805692" calcext:value-type="float">
            <text:p>0.805692</text:p>
          </table:table-cell>
          <table:table-cell office:value-type="float" office:value="0.795999995528745" calcext:value-type="float">
            <text:p>0.795999995528745</text:p>
          </table:table-cell>
          <table:table-cell office:value-type="float" office:value="0.815384004471254" calcext:value-type="float">
            <text:p>0.815384004471254</text:p>
          </table:table-cell>
          <table:table-cell table:number-columns-repeated="12" office:value-type="string" calcext:value-type="string">
            <text:p>NaN</text:p>
          </table:table-cell>
          <table:table-cell office:value-type="float" office:value="0.816860002526091" calcext:value-type="float">
            <text:p>0.816860002526091</text:p>
          </table:table-cell>
          <table:table-cell office:value-type="float" office:value="0.802724061895871" calcext:value-type="float">
            <text:p>0.802724061895871</text:p>
          </table:table-cell>
          <table:table-cell office:value-type="float" office:value="0.83099594315631" calcext:value-type="float">
            <text:p>0.83099594315631</text:p>
          </table:table-cell>
          <table:table-cell office:value-type="float" office:value="0.659320787713358" calcext:value-type="float">
            <text:p>0.659320787713358</text:p>
          </table:table-cell>
          <table:table-cell office:value-type="float" office:value="0.647052611411359" calcext:value-type="float">
            <text:p>0.647052611411359</text:p>
          </table:table-cell>
          <table:table-cell office:value-type="float" office:value="0.671588964015358" calcext:value-type="float">
            <text:p>0.671588964015358</text:p>
          </table:table-cell>
          <table:table-cell office:value-type="float" office:value="0.67683278799996" calcext:value-type="float">
            <text:p>0.67683278799996</text:p>
          </table:table-cell>
          <table:table-cell office:value-type="float" office:value="0.664190150495837" calcext:value-type="float">
            <text:p>0.664190150495837</text:p>
          </table:table-cell>
          <table:table-cell office:value-type="float" office:value="0.689475425504083" calcext:value-type="float">
            <text:p>0.689475425504083</text:p>
          </table:table-cell>
          <table:table-cell office:value-type="float" office:value="0.805720461307649" calcext:value-type="float">
            <text:p>0.805720461307649</text:p>
          </table:table-cell>
          <table:table-cell office:value-type="float" office:value="0.79598991605345" calcext:value-type="float">
            <text:p>0.79598991605345</text:p>
          </table:table-cell>
          <table:table-cell office:value-type="float" office:value="0.815451006561848" calcext:value-type="float">
            <text:p>0.815451006561848</text:p>
          </table:table-cell>
          <table:table-cell office:value-type="float" office:value="80.5616196666667" calcext:value-type="float">
            <text:p>80.5616196666667</text:p>
          </table:table-cell>
        </table:table-row>
        <table:table-row table:style-name="ro1">
          <table:table-cell office:value-type="string" calcext:value-type="string">
            <text:p>bky_posdep_balanced_pw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7841465" calcext:value-type="float">
            <text:p>0.7841465</text:p>
          </table:table-cell>
          <table:table-cell office:value-type="float" office:value="0.782209137758367" calcext:value-type="float">
            <text:p>0.782209137758367</text:p>
          </table:table-cell>
          <table:table-cell office:value-type="float" office:value="0.786083862241634" calcext:value-type="float">
            <text:p>0.786083862241634</text:p>
          </table:table-cell>
          <table:table-cell office:value-type="float" office:value="0.7995385" calcext:value-type="float">
            <text:p>0.7995385</text:p>
          </table:table-cell>
          <table:table-cell office:value-type="float" office:value="0.798282375412991" calcext:value-type="float">
            <text:p>0.798282375412991</text:p>
          </table:table-cell>
          <table:table-cell office:value-type="float" office:value="0.800794624587009" calcext:value-type="float">
            <text:p>0.800794624587009</text:p>
          </table:table-cell>
          <table:table-cell office:value-type="float" office:value="0.8521005" calcext:value-type="float">
            <text:p>0.8521005</text:p>
          </table:table-cell>
          <table:table-cell office:value-type="float" office:value="0.850924987099092" calcext:value-type="float">
            <text:p>0.850924987099092</text:p>
          </table:table-cell>
          <table:table-cell office:value-type="float" office:value="0.853276012900907" calcext:value-type="float">
            <text:p>0.853276012900907</text:p>
          </table:table-cell>
          <table:table-cell office:value-type="float" office:value="0.8503535" calcext:value-type="float">
            <text:p>0.8503535</text:p>
          </table:table-cell>
          <table:table-cell office:value-type="float" office:value="0.848827018873037" calcext:value-type="float">
            <text:p>0.848827018873037</text:p>
          </table:table-cell>
          <table:table-cell office:value-type="float" office:value="0.851879981126964" calcext:value-type="float">
            <text:p>0.851879981126964</text:p>
          </table:table-cell>
          <table:table-cell office:value-type="float" office:value="0.780193531507895" calcext:value-type="float">
            <text:p>0.780193531507895</text:p>
          </table:table-cell>
          <table:table-cell office:value-type="float" office:value="0.768896634369149" calcext:value-type="float">
            <text:p>0.768896634369149</text:p>
          </table:table-cell>
          <table:table-cell office:value-type="float" office:value="0.791490428646642" calcext:value-type="float">
            <text:p>0.791490428646642</text:p>
          </table:table-cell>
          <table:table-cell office:value-type="float" office:value="0.797472841210425" calcext:value-type="float">
            <text:p>0.797472841210425</text:p>
          </table:table-cell>
          <table:table-cell office:value-type="float" office:value="0.789339716069806" calcext:value-type="float">
            <text:p>0.789339716069806</text:p>
          </table:table-cell>
          <table:table-cell office:value-type="float" office:value="0.805605966351045" calcext:value-type="float">
            <text:p>0.805605966351045</text:p>
          </table:table-cell>
          <table:table-cell office:value-type="float" office:value="0.849700039770382" calcext:value-type="float">
            <text:p>0.849700039770382</text:p>
          </table:table-cell>
          <table:table-cell office:value-type="float" office:value="0.841813650385969" calcext:value-type="float">
            <text:p>0.841813650385969</text:p>
          </table:table-cell>
          <table:table-cell office:value-type="float" office:value="0.857586429154795" calcext:value-type="float">
            <text:p>0.857586429154795</text:p>
          </table:table-cell>
          <table:table-cell office:value-type="float" office:value="0.846388267085083" calcext:value-type="float">
            <text:p>0.846388267085083</text:p>
          </table:table-cell>
          <table:table-cell office:value-type="float" office:value="0.837642662124114" calcext:value-type="float">
            <text:p>0.837642662124114</text:p>
          </table:table-cell>
          <table:table-cell office:value-type="float" office:value="0.855133872046053" calcext:value-type="float">
            <text:p>0.855133872046053</text:p>
          </table:table-cell>
          <table:table-cell office:value-type="float" office:value="0.788962721510663" calcext:value-type="float">
            <text:p>0.788962721510663</text:p>
          </table:table-cell>
          <table:table-cell office:value-type="float" office:value="0.777467172545929" calcext:value-type="float">
            <text:p>0.777467172545929</text:p>
          </table:table-cell>
          <table:table-cell office:value-type="float" office:value="0.800458270475397" calcext:value-type="float">
            <text:p>0.800458270475397</text:p>
          </table:table-cell>
          <table:table-cell office:value-type="float" office:value="0.802888128905857" calcext:value-type="float">
            <text:p>0.802888128905857</text:p>
          </table:table-cell>
          <table:table-cell office:value-type="float" office:value="0.794721616654351" calcext:value-type="float">
            <text:p>0.794721616654351</text:p>
          </table:table-cell>
          <table:table-cell office:value-type="float" office:value="0.811054641157363" calcext:value-type="float">
            <text:p>0.811054641157363</text:p>
          </table:table-cell>
          <table:table-cell office:value-type="float" office:value="0.8559560933596" calcext:value-type="float">
            <text:p>0.8559560933596</text:p>
          </table:table-cell>
          <table:table-cell office:value-type="float" office:value="0.847960558620353" calcext:value-type="float">
            <text:p>0.847960558620353</text:p>
          </table:table-cell>
          <table:table-cell office:value-type="float" office:value="0.863951628098847" calcext:value-type="float">
            <text:p>0.863951628098847</text:p>
          </table:table-cell>
          <table:table-cell office:value-type="float" office:value="0.855550151944766" calcext:value-type="float">
            <text:p>0.855550151944766</text:p>
          </table:table-cell>
          <table:table-cell office:value-type="float" office:value="0.846719190695819" calcext:value-type="float">
            <text:p>0.846719190695819</text:p>
          </table:table-cell>
          <table:table-cell office:value-type="float" office:value="0.864381113193712" calcext:value-type="float">
            <text:p>0.864381113193712</text:p>
          </table:table-cell>
          <table:table-cell office:value-type="float" office:value="90.7401347083333" calcext:value-type="float">
            <text:p>90.7401347083333</text:p>
          </table:table-cell>
        </table:table-row>
        <table:table-row table:style-name="ro1">
          <table:table-cell office:value-type="string" calcext:value-type="string">
            <text:p>bky_posdep_unbalanced_pw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826153" calcext:value-type="float">
            <text:p>0.826153</text:p>
          </table:table-cell>
          <table:table-cell office:value-type="float" office:value="0.8204614747989" calcext:value-type="float">
            <text:p>0.8204614747989</text:p>
          </table:table-cell>
          <table:table-cell office:value-type="float" office:value="0.831844525201101" calcext:value-type="float">
            <text:p>0.831844525201101</text:p>
          </table:table-cell>
          <table:table-cell office:value-type="float" office:value="0.790385" calcext:value-type="float">
            <text:p>0.790385</text:p>
          </table:table-cell>
          <table:table-cell office:value-type="float" office:value="0.784752080625613" calcext:value-type="float">
            <text:p>0.784752080625613</text:p>
          </table:table-cell>
          <table:table-cell office:value-type="float" office:value="0.796017919374387" calcext:value-type="float">
            <text:p>0.796017919374387</text:p>
          </table:table-cell>
          <table:table-cell office:value-type="float" office:value="0.8415685" calcext:value-type="float">
            <text:p>0.8415685</text:p>
          </table:table-cell>
          <table:table-cell office:value-type="float" office:value="0.835777073476517" calcext:value-type="float">
            <text:p>0.835777073476517</text:p>
          </table:table-cell>
          <table:table-cell office:value-type="float" office:value="0.847359926523483" calcext:value-type="float">
            <text:p>0.847359926523483</text:p>
          </table:table-cell>
          <table:table-cell office:value-type="float" office:value="0.8641755" calcext:value-type="float">
            <text:p>0.8641755</text:p>
          </table:table-cell>
          <table:table-cell office:value-type="float" office:value="0.859569775060543" calcext:value-type="float">
            <text:p>0.859569775060543</text:p>
          </table:table-cell>
          <table:table-cell office:value-type="float" office:value="0.868781224939457" calcext:value-type="float">
            <text:p>0.868781224939457</text:p>
          </table:table-cell>
          <table:table-cell office:value-type="float" office:value="0.618726977103043" calcext:value-type="float">
            <text:p>0.618726977103043</text:p>
          </table:table-cell>
          <table:table-cell office:value-type="float" office:value="0.605652670889711" calcext:value-type="float">
            <text:p>0.605652670889711</text:p>
          </table:table-cell>
          <table:table-cell office:value-type="float" office:value="0.631801283316375" calcext:value-type="float">
            <text:p>0.631801283316375</text:p>
          </table:table-cell>
          <table:table-cell office:value-type="float" office:value="0.827658357945914" calcext:value-type="float">
            <text:p>0.827658357945914</text:p>
          </table:table-cell>
          <table:table-cell office:value-type="float" office:value="0.819510363274621" calcext:value-type="float">
            <text:p>0.819510363274621</text:p>
          </table:table-cell>
          <table:table-cell office:value-type="float" office:value="0.835806352617206" calcext:value-type="float">
            <text:p>0.835806352617206</text:p>
          </table:table-cell>
          <table:table-cell office:value-type="float" office:value="0.892058221389857" calcext:value-type="float">
            <text:p>0.892058221389857</text:p>
          </table:table-cell>
          <table:table-cell office:value-type="float" office:value="0.884305004363421" calcext:value-type="float">
            <text:p>0.884305004363421</text:p>
          </table:table-cell>
          <table:table-cell office:value-type="float" office:value="0.899811438416293" calcext:value-type="float">
            <text:p>0.899811438416293</text:p>
          </table:table-cell>
          <table:table-cell office:value-type="float" office:value="0.729631770378883" calcext:value-type="float">
            <text:p>0.729631770378883</text:p>
          </table:table-cell>
          <table:table-cell office:value-type="float" office:value="0.719342913318408" calcext:value-type="float">
            <text:p>0.719342913318408</text:p>
          </table:table-cell>
          <table:table-cell office:value-type="float" office:value="0.739920627439357" calcext:value-type="float">
            <text:p>0.739920627439357</text:p>
          </table:table-cell>
          <table:table-cell office:value-type="float" office:value="0.878669282471321" calcext:value-type="float">
            <text:p>0.878669282471321</text:p>
          </table:table-cell>
          <table:table-cell office:value-type="float" office:value="0.868616981047107" calcext:value-type="float">
            <text:p>0.868616981047107</text:p>
          </table:table-cell>
          <table:table-cell office:value-type="float" office:value="0.888721583895536" calcext:value-type="float">
            <text:p>0.888721583895536</text:p>
          </table:table-cell>
          <table:table-cell office:value-type="float" office:value="0.781788225040582" calcext:value-type="float">
            <text:p>0.781788225040582</text:p>
          </table:table-cell>
          <table:table-cell office:value-type="float" office:value="0.772876202607901" calcext:value-type="float">
            <text:p>0.772876202607901</text:p>
          </table:table-cell>
          <table:table-cell office:value-type="float" office:value="0.790700247473263" calcext:value-type="float">
            <text:p>0.790700247473263</text:p>
          </table:table-cell>
          <table:table-cell office:value-type="float" office:value="0.829764917408386" calcext:value-type="float">
            <text:p>0.829764917408386</text:p>
          </table:table-cell>
          <table:table-cell office:value-type="float" office:value="0.820759551494433" calcext:value-type="float">
            <text:p>0.820759551494433</text:p>
          </table:table-cell>
          <table:table-cell office:value-type="float" office:value="0.838770283322338" calcext:value-type="float">
            <text:p>0.838770283322338</text:p>
          </table:table-cell>
          <table:table-cell office:value-type="float" office:value="0.898630933960869" calcext:value-type="float">
            <text:p>0.898630933960869</text:p>
          </table:table-cell>
          <table:table-cell office:value-type="float" office:value="0.890611002420126" calcext:value-type="float">
            <text:p>0.890611002420126</text:p>
          </table:table-cell>
          <table:table-cell office:value-type="float" office:value="0.906650865501612" calcext:value-type="float">
            <text:p>0.906650865501612</text:p>
          </table:table-cell>
          <table:table-cell office:value-type="float" office:value="91.181138875" calcext:value-type="float">
            <text:p>91.181138875</text:p>
          </table:table-cell>
        </table:table-row>
      </table:table>
      <table:named-expressions/>
      <table:database-ranges>
        <table:database-range table:name="__Anonymous_Sheet_DB__0" table:target-range-address="formatted.A2:formatted.R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0:41:22.681449579</dc:date>
    <meta:editing-duration>PT16H33M25S</meta:editing-duration>
    <meta:editing-cycles>25</meta:editing-cycles>
    <meta:generator>LibreOffice/7.4.1.2$MacOSX_AARCH64 LibreOffice_project/3c58a8f3a960df8bc8fd77b461821e42c061c5f0</meta:generator>
    <meta:document-statistic meta:table-count="2" meta:cell-count="1431" meta:object-count="0"/>
  </office:meta>
</office:document-meta>
</file>